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fo:text-align="center"/>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list-style-name="WWNum1" style:family="paragraph">
      <style:paragraph-properties fo:text-align="justify"/>
    </style:style>
    <style:style style:name="T5" style:parent-style-name="DefaultParagraphFont" style:family="text">
      <style:text-properties fo:font-weight="bold" style:font-weight-asian="bold" style:font-weight-complex="bold"/>
    </style:style>
    <style:style style:name="P6" style:parent-style-name="Standard" style:list-style-name="WWNum1" style:family="paragraph">
      <style:paragraph-properties fo:text-align="justify"/>
    </style:style>
    <style:style style:name="T7" style:parent-style-name="DefaultParagraphFont" style:family="text">
      <style:text-properties fo:font-weight="bold" style:font-weight-asian="bold" style:font-weight-complex="bold"/>
    </style:style>
    <style:style style:name="P8" style:parent-style-name="Standard" style:list-style-name="WWNum1" style:family="paragraph">
      <style:paragraph-properties fo:text-align="justify"/>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color="#000000"/>
    </style:style>
    <style:style style:name="P11" style:parent-style-name="Standard" style:list-style-name="WWNum1" style:family="paragraph">
      <style:paragraph-properties fo:text-align="justify"/>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list-style-name="WWNum2" style:family="paragraph">
      <style:paragraph-properties fo:text-align="justify"/>
    </style:style>
    <style:style style:name="T15" style:parent-style-name="DefaultParagraphFont" style:family="text">
      <style:text-properties fo:font-weight="bold" style:font-weight-asian="bold" style:font-weight-complex="bold"/>
    </style:style>
    <style:style style:name="P16" style:parent-style-name="Standard" style:list-style-name="WWNum2" style:family="paragraph">
      <style:paragraph-properties fo:text-align="justify"/>
    </style:style>
    <style:style style:name="T17" style:parent-style-name="DefaultParagraphFont" style:family="text">
      <style:text-properties fo:font-weight="bold" style:font-weight-asian="bold" style:font-weight-complex="bold"/>
    </style:style>
    <style:style style:name="P18" style:parent-style-name="Standard" style:list-style-name="WWNum2" style:family="paragraph">
      <style:paragraph-properties fo:text-align="justify"/>
    </style:style>
    <style:style style:name="T19" style:parent-style-name="DefaultParagraphFont" style:family="text">
      <style:text-properties fo:font-weight="bold" style:font-weight-asian="bold" style:font-weight-complex="bold"/>
    </style:style>
    <style:style style:name="P20" style:parent-style-name="Standard" style:list-style-name="WWNum2" style:family="paragraph">
      <style:paragraph-properties fo:text-align="justify"/>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text-align="justify"/>
    </style:style>
    <style:style style:name="T23" style:parent-style-name="DefaultParagraphFont" style:family="text">
      <style:text-properties fo:font-style="italic" style:font-style-asian="italic" style:font-style-complex="italic"/>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ableColumn27" style:family="table-column">
      <style:table-column-properties style:column-width="3.3465in" style:use-optimal-column-width="false"/>
    </style:style>
    <style:style style:name="TableColumn28" style:family="table-column">
      <style:table-column-properties style:column-width="3.3465in" style:use-optimal-column-width="false"/>
    </style:style>
    <style:style style:name="Table26"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1" style:parent-style-name="TableContents" style:family="paragraph">
      <style:text-properties fo:font-weight="bold" style:font-weight-asian="bold" style:font-weight-complex="bold" fo:color="#FFFFFF"/>
    </style:style>
    <style:style style:name="TableCell3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3" style:parent-style-name="TableContents" style:family="paragraph">
      <style:text-properties fo:font-weight="bold" style:font-weight-asian="bold" style:font-weight-complex="bold" fo:color="#FFFFFF"/>
    </style:style>
    <style:style style:name="TableRow34" style:family="table-row">
      <style:table-row-properties style:use-optimal-row-height="false"/>
    </style:style>
    <style:style style:name="TableCell35" style:family="table-cell">
      <style:table-cell-properties fo:border="0.0069in solid #C9C9C9" fo:background-color="#EDEDED" style:writing-mode="lr-tb" fo:padding-top="0in" fo:padding-left="0.075in" fo:padding-bottom="0in" fo:padding-right="0.075in"/>
    </style:style>
    <style:style style:name="TableCell36" style:family="table-cell">
      <style:table-cell-properties fo:border="0.0069in solid #C9C9C9" style:writing-mode="lr-tb"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0.0069in solid #C9C9C9" fo:background-color="#EDEDED" style:writing-mode="lr-tb" fo:padding-top="0in" fo:padding-left="0.075in" fo:padding-bottom="0in" fo:padding-right="0.075in"/>
    </style:style>
    <style:style style:name="TableCell39" style:family="table-cell">
      <style:table-cell-properties fo:border="0.0069in solid #C9C9C9"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069in solid #C9C9C9" fo:background-color="#EDEDED" style:writing-mode="lr-tb" fo:padding-top="0in" fo:padding-left="0.075in" fo:padding-bottom="0in" fo:padding-right="0.075in"/>
    </style:style>
    <style:style style:name="TableCell42" style:family="table-cell">
      <style:table-cell-properties fo:border="0.0069in solid #C9C9C9" style:writing-mode="lr-tb" fo:padding-top="0in" fo:padding-left="0.075in" fo:padding-bottom="0in" fo:padding-right="0.075in"/>
    </style:style>
    <style:style style:name="TableRow43" style:family="table-row">
      <style:table-row-properties style:use-optimal-row-height="false"/>
    </style:style>
    <style:style style:name="TableCell44" style:family="table-cell">
      <style:table-cell-properties fo:border="0.0069in solid #C9C9C9" fo:background-color="#EDEDED" style:writing-mode="lr-tb" fo:padding-top="0in" fo:padding-left="0.075in" fo:padding-bottom="0in" fo:padding-right="0.075in"/>
    </style:style>
    <style:style style:name="TableCell45" style:family="table-cell">
      <style:table-cell-properties fo:border="0.0069in solid #C9C9C9" style:writing-mode="lr-tb" fo:padding-top="0in" fo:padding-left="0.075in" fo:padding-bottom="0in" fo:padding-right="0.075in"/>
    </style:style>
    <style:style style:name="P46" style:parent-style-name="TableContents" style:list-style-name="LFO5" style:family="paragraph"/>
    <style:style style:name="P47" style:parent-style-name="TableContents" style:list-style-name="LFO5" style:family="paragraph"/>
    <style:style style:name="P48" style:parent-style-name="TableContents" style:list-style-name="LFO5" style:family="paragraph"/>
    <style:style style:name="TableRow49" style:family="table-row">
      <style:table-row-properties style:use-optimal-row-height="false"/>
    </style:style>
    <style:style style:name="TableCell50" style:family="table-cell">
      <style:table-cell-properties fo:border="0.0069in solid #C9C9C9" fo:background-color="#EDEDED" style:writing-mode="lr-tb" fo:padding-top="0in" fo:padding-left="0.075in" fo:padding-bottom="0in" fo:padding-right="0.075in"/>
    </style:style>
    <style:style style:name="TableCell51" style:family="table-cell">
      <style:table-cell-properties fo:border="0.0069in solid #C9C9C9"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0.0069in solid #C9C9C9" fo:background-color="#EDEDED" style:writing-mode="lr-tb" fo:padding-top="0in" fo:padding-left="0.075in" fo:padding-bottom="0in" fo:padding-right="0.075in"/>
    </style:style>
    <style:style style:name="TableCell54" style:family="table-cell">
      <style:table-cell-properties fo:border="0.0069in solid #C9C9C9" style:writing-mode="lr-tb"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C9C9C9" fo:background-color="#EDEDED" style:writing-mode="lr-tb" fo:padding-top="0in" fo:padding-left="0.075in" fo:padding-bottom="0in" fo:padding-right="0.075in"/>
    </style:style>
    <style:style style:name="TableCell57" style:family="table-cell">
      <style:table-cell-properties fo:border="0.0069in solid #C9C9C9" style:writing-mode="lr-tb" fo:padding-top="0in" fo:padding-left="0.075in" fo:padding-bottom="0in" fo:padding-right="0.075in"/>
    </style:style>
    <style:style style:name="TableRow58" style:family="table-row">
      <style:table-row-properties style:use-optimal-row-height="false"/>
    </style:style>
    <style:style style:name="TableCell59" style:family="table-cell">
      <style:table-cell-properties fo:border="0.0069in solid #C9C9C9" fo:background-color="#EDEDED" style:writing-mode="lr-tb" fo:padding-top="0in" fo:padding-left="0.075in" fo:padding-bottom="0in" fo:padding-right="0.075in"/>
    </style:style>
    <style:style style:name="TableCell60" style:family="table-cell">
      <style:table-cell-properties fo:border="0.0069in solid #C9C9C9" style:writing-mode="lr-tb" fo:padding-top="0in" fo:padding-left="0.075in" fo:padding-bottom="0in" fo:padding-right="0.075in"/>
    </style:style>
    <style:style style:name="TableRow61" style:family="table-row">
      <style:table-row-properties style:use-optimal-row-height="false"/>
    </style:style>
    <style:style style:name="TableCell62" style:family="table-cell">
      <style:table-cell-properties fo:border="0.0069in solid #C9C9C9" fo:background-color="#EDEDED" style:writing-mode="lr-tb" fo:padding-top="0in" fo:padding-left="0.075in" fo:padding-bottom="0in" fo:padding-right="0.075in"/>
    </style:style>
    <style:style style:name="TableCell63" style:family="table-cell">
      <style:table-cell-properties fo:border="0.0069in solid #C9C9C9" style:writing-mode="lr-tb" fo:padding-top="0in" fo:padding-left="0.075in" fo:padding-bottom="0in" fo:padding-right="0.075in"/>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ableColumn77" style:family="table-column">
      <style:table-column-properties style:column-width="3.3465in" style:use-optimal-column-width="false"/>
    </style:style>
    <style:style style:name="TableColumn78" style:family="table-column">
      <style:table-column-properties style:column-width="3.3465in" style:use-optimal-column-width="false"/>
    </style:style>
    <style:style style:name="Table76" style:family="table">
      <style:table-properties style:width="6.693in" fo:margin-left="0in" table:align="left"/>
    </style:style>
    <style:style style:name="TableRow79" style:family="table-row">
      <style:table-row-properties style:use-optimal-row-height="false"/>
    </style:style>
    <style:style style:name="TableCell8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81" style:parent-style-name="TableContents" style:family="paragraph">
      <style:text-properties fo:font-weight="bold" style:font-weight-asian="bold" style:font-weight-complex="bold" fo:color="#FFFFFF"/>
    </style:style>
    <style:style style:name="TableCell8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83" style:parent-style-name="TableContents" style:family="paragraph">
      <style:text-properties fo:font-weight="bold" style:font-weight-asian="bold" style:font-weight-complex="bold" fo:color="#FFFFFF"/>
    </style:style>
    <style:style style:name="TableRow84" style:family="table-row">
      <style:table-row-properties style:use-optimal-row-height="false"/>
    </style:style>
    <style:style style:name="TableCell85" style:family="table-cell">
      <style:table-cell-properties fo:border="0.0069in solid #C9C9C9" fo:background-color="#EDEDED" style:writing-mode="lr-tb" fo:padding-top="0in" fo:padding-left="0.075in" fo:padding-bottom="0in" fo:padding-right="0.075in"/>
    </style:style>
    <style:style style:name="TableCell86" style:family="table-cell">
      <style:table-cell-properties fo:border="0.0069in solid #C9C9C9" style:writing-mode="lr-tb" fo:padding-top="0in" fo:padding-left="0.075in" fo:padding-bottom="0in" fo:padding-right="0.075in"/>
    </style:style>
    <style:style style:name="TableRow87" style:family="table-row">
      <style:table-row-properties style:use-optimal-row-height="false"/>
    </style:style>
    <style:style style:name="TableCell88" style:family="table-cell">
      <style:table-cell-properties fo:border="0.0069in solid #C9C9C9" fo:background-color="#EDEDED" style:writing-mode="lr-tb" fo:padding-top="0in" fo:padding-left="0.075in" fo:padding-bottom="0in" fo:padding-right="0.075in"/>
    </style:style>
    <style:style style:name="TableCell89" style:family="table-cell">
      <style:table-cell-properties fo:border="0.0069in solid #C9C9C9" style:writing-mode="lr-tb" fo:padding-top="0in" fo:padding-left="0.075in" fo:padding-bottom="0in" fo:padding-right="0.075in"/>
    </style:style>
    <style:style style:name="TableRow90" style:family="table-row">
      <style:table-row-properties style:use-optimal-row-height="false"/>
    </style:style>
    <style:style style:name="TableCell91" style:family="table-cell">
      <style:table-cell-properties fo:border="0.0069in solid #C9C9C9" fo:background-color="#EDEDED" style:writing-mode="lr-tb" fo:padding-top="0in" fo:padding-left="0.075in" fo:padding-bottom="0in" fo:padding-right="0.075in"/>
    </style:style>
    <style:style style:name="TableCell92" style:family="table-cell">
      <style:table-cell-properties fo:border="0.0069in solid #C9C9C9"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0.0069in solid #C9C9C9" fo:background-color="#EDEDED" style:writing-mode="lr-tb" fo:padding-top="0in" fo:padding-left="0.075in" fo:padding-bottom="0in" fo:padding-right="0.075in"/>
    </style:style>
    <style:style style:name="TableCell95" style:family="table-cell">
      <style:table-cell-properties fo:border="0.0069in solid #C9C9C9" style:writing-mode="lr-tb" fo:padding-top="0in" fo:padding-left="0.075in" fo:padding-bottom="0in" fo:padding-right="0.075in"/>
    </style:style>
    <style:style style:name="P96" style:parent-style-name="TableContents" style:list-style-name="LFO6" style:family="paragraph"/>
    <style:style style:name="P97" style:parent-style-name="TableContents" style:list-style-name="LFO6" style:family="paragraph"/>
    <style:style style:name="P98" style:parent-style-name="TableContents" style:list-style-name="LFO6" style:family="paragraph"/>
    <style:style style:name="P99" style:parent-style-name="TableContents" style:list-style-name="LFO6" style:family="paragraph"/>
    <style:style style:name="P100" style:parent-style-name="TableContents" style:list-style-name="LFO6" style:family="paragraph"/>
    <style:style style:name="P101" style:parent-style-name="TableContents" style:list-style-name="LFO6" style:family="paragraph"/>
    <style:style style:name="TableRow102" style:family="table-row">
      <style:table-row-properties style:use-optimal-row-height="false"/>
    </style:style>
    <style:style style:name="TableCell103" style:family="table-cell">
      <style:table-cell-properties fo:border="0.0069in solid #C9C9C9" fo:background-color="#EDEDED" style:writing-mode="lr-tb" fo:padding-top="0in" fo:padding-left="0.075in" fo:padding-bottom="0in" fo:padding-right="0.075in"/>
    </style:style>
    <style:style style:name="TableCell104" style:family="table-cell">
      <style:table-cell-properties fo:border="0.0069in solid #C9C9C9" style:writing-mode="lr-tb" fo:padding-top="0in" fo:padding-left="0.075in" fo:padding-bottom="0in" fo:padding-right="0.075in"/>
    </style:style>
    <style:style style:name="TableRow105" style:family="table-row">
      <style:table-row-properties style:use-optimal-row-height="false"/>
    </style:style>
    <style:style style:name="TableCell106" style:family="table-cell">
      <style:table-cell-properties fo:border="0.0069in solid #C9C9C9" fo:background-color="#EDEDED" style:writing-mode="lr-tb" fo:padding-top="0in" fo:padding-left="0.075in" fo:padding-bottom="0in" fo:padding-right="0.075in"/>
    </style:style>
    <style:style style:name="TableCell107" style:family="table-cell">
      <style:table-cell-properties fo:border="0.0069in solid #C9C9C9"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0.0069in solid #C9C9C9" fo:background-color="#EDEDED" style:writing-mode="lr-tb" fo:padding-top="0in" fo:padding-left="0.075in" fo:padding-bottom="0in" fo:padding-right="0.075in"/>
    </style:style>
    <style:style style:name="TableCell110" style:family="table-cell">
      <style:table-cell-properties fo:border="0.0069in solid #C9C9C9" style:writing-mode="lr-tb" fo:padding-top="0in" fo:padding-left="0.075in" fo:padding-bottom="0in" fo:padding-right="0.075in"/>
    </style:style>
    <style:style style:name="TableRow111" style:family="table-row">
      <style:table-row-properties style:use-optimal-row-height="false"/>
    </style:style>
    <style:style style:name="TableCell112" style:family="table-cell">
      <style:table-cell-properties fo:border="0.0069in solid #C9C9C9" fo:background-color="#EDEDED" style:writing-mode="lr-tb" fo:padding-top="0in" fo:padding-left="0.075in" fo:padding-bottom="0in" fo:padding-right="0.075in"/>
    </style:style>
    <style:style style:name="TableCell113" style:family="table-cell">
      <style:table-cell-properties fo:border="0.0069in solid #C9C9C9" style:writing-mode="lr-tb" fo:padding-top="0in" fo:padding-left="0.075in" fo:padding-bottom="0in" fo:padding-right="0.075in"/>
    </style:style>
    <style:style style:name="TableRow114" style:family="table-row">
      <style:table-row-properties style:use-optimal-row-height="false"/>
    </style:style>
    <style:style style:name="TableCell115" style:family="table-cell">
      <style:table-cell-properties fo:border="0.0069in solid #C9C9C9" fo:background-color="#EDEDED" style:writing-mode="lr-tb" fo:padding-top="0in" fo:padding-left="0.075in" fo:padding-bottom="0in" fo:padding-right="0.075in"/>
    </style:style>
    <style:style style:name="TableCell116" style:family="table-cell">
      <style:table-cell-properties fo:border="0.0069in solid #C9C9C9" style:writing-mode="lr-tb" fo:padding-top="0in" fo:padding-left="0.075in" fo:padding-bottom="0in" fo:padding-right="0.075in"/>
    </style:style>
    <style:style style:name="TableColumn118" style:family="table-column">
      <style:table-column-properties style:column-width="3.3465in" style:use-optimal-column-width="false"/>
    </style:style>
    <style:style style:name="TableColumn119" style:family="table-column">
      <style:table-column-properties style:column-width="3.3465in" style:use-optimal-column-width="false"/>
    </style:style>
    <style:style style:name="Table117"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22" style:parent-style-name="TableContents" style:family="paragraph">
      <style:text-properties fo:font-weight="bold" style:font-weight-asian="bold" style:font-weight-complex="bold" fo:color="#FFFFFF"/>
    </style:style>
    <style:style style:name="TableCell123"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24" style:parent-style-name="TableContents" style:family="paragraph">
      <style:text-properties fo:font-weight="bold" style:font-weight-asian="bold" style:font-weight-complex="bold" fo:color="#FFFFFF"/>
    </style:style>
    <style:style style:name="TableRow125" style:family="table-row">
      <style:table-row-properties style:use-optimal-row-height="false"/>
    </style:style>
    <style:style style:name="TableCell126" style:family="table-cell">
      <style:table-cell-properties fo:border="0.0069in solid #C9C9C9" fo:background-color="#EDEDED" style:writing-mode="lr-tb" fo:padding-top="0in" fo:padding-left="0.075in" fo:padding-bottom="0in" fo:padding-right="0.075in"/>
    </style:style>
    <style:style style:name="TableCell127" style:family="table-cell">
      <style:table-cell-properties fo:border="0.0069in solid #C9C9C9" style:writing-mode="lr-tb" fo:padding-top="0in" fo:padding-left="0.075in" fo:padding-bottom="0in" fo:padding-right="0.075in"/>
    </style:style>
    <style:style style:name="TableRow128" style:family="table-row">
      <style:table-row-properties style:use-optimal-row-height="false"/>
    </style:style>
    <style:style style:name="TableCell129" style:family="table-cell">
      <style:table-cell-properties fo:border="0.0069in solid #C9C9C9" fo:background-color="#EDEDED" style:writing-mode="lr-tb" fo:padding-top="0in" fo:padding-left="0.075in" fo:padding-bottom="0in" fo:padding-right="0.075in"/>
    </style:style>
    <style:style style:name="TableCell130" style:family="table-cell">
      <style:table-cell-properties fo:border="0.0069in solid #C9C9C9" style:writing-mode="lr-tb" fo:padding-top="0in" fo:padding-left="0.075in" fo:padding-bottom="0in" fo:padding-right="0.075in"/>
    </style:style>
    <style:style style:name="TableRow131" style:family="table-row">
      <style:table-row-properties style:use-optimal-row-height="false"/>
    </style:style>
    <style:style style:name="TableCell132" style:family="table-cell">
      <style:table-cell-properties fo:border="0.0069in solid #C9C9C9" fo:background-color="#EDEDED" style:writing-mode="lr-tb" fo:padding-top="0in" fo:padding-left="0.075in" fo:padding-bottom="0in" fo:padding-right="0.075in"/>
    </style:style>
    <style:style style:name="TableCell133" style:family="table-cell">
      <style:table-cell-properties fo:border="0.0069in solid #C9C9C9" style:writing-mode="lr-tb" fo:padding-top="0in" fo:padding-left="0.075in" fo:padding-bottom="0in" fo:padding-right="0.075in"/>
    </style:style>
    <style:style style:name="TableRow134" style:family="table-row">
      <style:table-row-properties style:use-optimal-row-height="false"/>
    </style:style>
    <style:style style:name="TableCell135" style:family="table-cell">
      <style:table-cell-properties fo:border="0.0069in solid #C9C9C9" fo:background-color="#EDEDED" style:writing-mode="lr-tb" fo:padding-top="0in" fo:padding-left="0.075in" fo:padding-bottom="0in" fo:padding-right="0.075in"/>
    </style:style>
    <style:style style:name="TableCell136" style:family="table-cell">
      <style:table-cell-properties fo:border="0.0069in solid #C9C9C9" style:writing-mode="lr-tb" fo:padding-top="0in" fo:padding-left="0.075in" fo:padding-bottom="0in" fo:padding-right="0.075in"/>
    </style:style>
    <style:style style:name="P137" style:parent-style-name="TableContents" style:list-style-name="LFO7" style:family="paragraph"/>
    <style:style style:name="T138" style:parent-style-name="DefaultParagraphFont" style:family="text">
      <style:text-properties fo:font-style="italic" style:font-style-asian="italic" style:font-style-complex="italic"/>
    </style:style>
    <style:style style:name="P139" style:parent-style-name="TableContents" style:list-style-name="LFO7" style:family="paragraph"/>
    <style:style style:name="P140" style:parent-style-name="TableContents" style:list-style-name="LFO7" style:family="paragraph"/>
    <style:style style:name="P141" style:parent-style-name="TableContents" style:list-style-name="LFO7" style:family="paragraph"/>
    <style:style style:name="P142" style:parent-style-name="TableContents" style:list-style-name="LFO7" style:family="paragraph"/>
    <style:style style:name="T143" style:parent-style-name="DefaultParagraphFont" style:family="text">
      <style:text-properties fo:font-style="italic" style:font-style-asian="italic" style:font-style-complex="italic"/>
    </style:style>
    <style:style style:name="TableRow144" style:family="table-row">
      <style:table-row-properties style:use-optimal-row-height="false"/>
    </style:style>
    <style:style style:name="TableCell145" style:family="table-cell">
      <style:table-cell-properties fo:border="0.0069in solid #C9C9C9" fo:background-color="#EDEDED" style:writing-mode="lr-tb" fo:padding-top="0in" fo:padding-left="0.075in" fo:padding-bottom="0in" fo:padding-right="0.075in"/>
    </style:style>
    <style:style style:name="TableCell146" style:family="table-cell">
      <style:table-cell-properties fo:border="0.0069in solid #C9C9C9" style:writing-mode="lr-tb" fo:padding-top="0in" fo:padding-left="0.075in" fo:padding-bottom="0in" fo:padding-right="0.075in"/>
    </style:style>
    <style:style style:name="TableRow147" style:family="table-row">
      <style:table-row-properties style:use-optimal-row-height="false"/>
    </style:style>
    <style:style style:name="TableCell148" style:family="table-cell">
      <style:table-cell-properties fo:border="0.0069in solid #C9C9C9" fo:background-color="#EDEDED" style:writing-mode="lr-tb" fo:padding-top="0in" fo:padding-left="0.075in" fo:padding-bottom="0in" fo:padding-right="0.075in"/>
    </style:style>
    <style:style style:name="TableCell149" style:family="table-cell">
      <style:table-cell-properties fo:border="0.0069in solid #C9C9C9" style:writing-mode="lr-tb" fo:padding-top="0in" fo:padding-left="0.075in" fo:padding-bottom="0in" fo:padding-right="0.075in"/>
    </style:style>
    <style:style style:name="T150" style:parent-style-name="DefaultParagraphFont" style:family="text">
      <style:text-properties fo:font-style="italic" style:font-style-asian="italic" style:font-style-complex="italic"/>
    </style:style>
    <style:style style:name="TableRow151" style:family="table-row">
      <style:table-row-properties style:use-optimal-row-height="false"/>
    </style:style>
    <style:style style:name="TableCell152" style:family="table-cell">
      <style:table-cell-properties fo:border="0.0069in solid #C9C9C9" fo:background-color="#EDEDED" style:writing-mode="lr-tb" fo:padding-top="0in" fo:padding-left="0.075in" fo:padding-bottom="0in" fo:padding-right="0.075in"/>
    </style:style>
    <style:style style:name="TableCell153" style:family="table-cell">
      <style:table-cell-properties fo:border="0.0069in solid #C9C9C9" style:writing-mode="lr-tb" fo:padding-top="0in" fo:padding-left="0.075in" fo:padding-bottom="0in" fo:padding-right="0.075in"/>
    </style:style>
    <style:style style:name="TableRow154" style:family="table-row">
      <style:table-row-properties style:use-optimal-row-height="false"/>
    </style:style>
    <style:style style:name="TableCell155" style:family="table-cell">
      <style:table-cell-properties fo:border="0.0069in solid #C9C9C9" fo:background-color="#EDEDED" style:writing-mode="lr-tb" fo:padding-top="0in" fo:padding-left="0.075in" fo:padding-bottom="0in" fo:padding-right="0.075in"/>
    </style:style>
    <style:style style:name="TableCell156" style:family="table-cell">
      <style:table-cell-properties fo:border="0.0069in solid #C9C9C9" style:writing-mode="lr-tb" fo:padding-top="0in" fo:padding-left="0.075in" fo:padding-bottom="0in" fo:padding-right="0.075in"/>
    </style:style>
    <style:style style:name="TableRow157" style:family="table-row">
      <style:table-row-properties style:use-optimal-row-height="false"/>
    </style:style>
    <style:style style:name="TableCell158" style:family="table-cell">
      <style:table-cell-properties fo:border="0.0069in solid #C9C9C9" fo:background-color="#EDEDED" style:writing-mode="lr-tb" fo:padding-top="0in" fo:padding-left="0.075in" fo:padding-bottom="0in" fo:padding-right="0.075in"/>
    </style:style>
    <style:style style:name="TableCell159" style:family="table-cell">
      <style:table-cell-properties fo:border="0.0069in solid #C9C9C9" style:writing-mode="lr-tb" fo:padding-top="0in" fo:padding-left="0.075in" fo:padding-bottom="0in" fo:padding-right="0.075in"/>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ableColumn170" style:family="table-column">
      <style:table-column-properties style:column-width="3.3465in" style:use-optimal-column-width="false"/>
    </style:style>
    <style:style style:name="TableColumn171" style:family="table-column">
      <style:table-column-properties style:column-width="3.3465in" style:use-optimal-column-width="false"/>
    </style:style>
    <style:style style:name="Table169" style:family="table">
      <style:table-properties style:width="6.693in" fo:margin-left="0in" table:align="left"/>
    </style:style>
    <style:style style:name="TableRow172" style:family="table-row">
      <style:table-row-properties style:use-optimal-row-height="false"/>
    </style:style>
    <style:style style:name="TableCell17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74" style:parent-style-name="TableContents" style:family="paragraph">
      <style:text-properties fo:font-weight="bold" style:font-weight-asian="bold" style:font-weight-complex="bold" fo:color="#FFFFFF"/>
    </style:style>
    <style:style style:name="TableCell17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76" style:parent-style-name="TableContents" style:family="paragraph">
      <style:text-properties fo:font-weight="bold" style:font-weight-asian="bold" style:font-weight-complex="bold" fo:color="#FFFFFF"/>
    </style:style>
    <style:style style:name="TableRow177" style:family="table-row">
      <style:table-row-properties style:use-optimal-row-height="false"/>
    </style:style>
    <style:style style:name="TableCell178" style:family="table-cell">
      <style:table-cell-properties fo:border="0.0069in solid #C9C9C9" fo:background-color="#EDEDED" style:writing-mode="lr-tb" fo:padding-top="0in" fo:padding-left="0.075in" fo:padding-bottom="0in" fo:padding-right="0.075in"/>
    </style:style>
    <style:style style:name="TableCell179" style:family="table-cell">
      <style:table-cell-properties fo:border="0.0069in solid #C9C9C9" style:writing-mode="lr-tb" fo:padding-top="0in" fo:padding-left="0.075in" fo:padding-bottom="0in" fo:padding-right="0.075in"/>
    </style:style>
    <style:style style:name="TableRow180" style:family="table-row">
      <style:table-row-properties style:use-optimal-row-height="false"/>
    </style:style>
    <style:style style:name="TableCell181" style:family="table-cell">
      <style:table-cell-properties fo:border="0.0069in solid #C9C9C9" fo:background-color="#EDEDED" style:writing-mode="lr-tb" fo:padding-top="0in" fo:padding-left="0.075in" fo:padding-bottom="0in" fo:padding-right="0.075in"/>
    </style:style>
    <style:style style:name="TableCell182" style:family="table-cell">
      <style:table-cell-properties fo:border="0.0069in solid #C9C9C9" style:writing-mode="lr-tb" fo:padding-top="0in" fo:padding-left="0.075in" fo:padding-bottom="0in" fo:padding-right="0.075in"/>
    </style:style>
    <style:style style:name="TableRow183" style:family="table-row">
      <style:table-row-properties style:use-optimal-row-height="false"/>
    </style:style>
    <style:style style:name="TableCell184" style:family="table-cell">
      <style:table-cell-properties fo:border="0.0069in solid #C9C9C9" fo:background-color="#EDEDED" style:writing-mode="lr-tb" fo:padding-top="0in" fo:padding-left="0.075in" fo:padding-bottom="0in" fo:padding-right="0.075in"/>
    </style:style>
    <style:style style:name="TableCell185" style:family="table-cell">
      <style:table-cell-properties fo:border="0.0069in solid #C9C9C9" style:writing-mode="lr-tb" fo:padding-top="0in" fo:padding-left="0.075in" fo:padding-bottom="0in" fo:padding-right="0.075in"/>
    </style:style>
    <style:style style:name="TableRow186" style:family="table-row">
      <style:table-row-properties style:use-optimal-row-height="false"/>
    </style:style>
    <style:style style:name="TableCell187" style:family="table-cell">
      <style:table-cell-properties fo:border="0.0069in solid #C9C9C9" fo:background-color="#EDEDED" style:writing-mode="lr-tb" fo:padding-top="0in" fo:padding-left="0.075in" fo:padding-bottom="0in" fo:padding-right="0.075in"/>
    </style:style>
    <style:style style:name="TableCell188" style:family="table-cell">
      <style:table-cell-properties fo:border="0.0069in solid #C9C9C9" style:writing-mode="lr-tb" fo:padding-top="0in" fo:padding-left="0.075in" fo:padding-bottom="0in" fo:padding-right="0.075in"/>
    </style:style>
    <style:style style:name="P189" style:parent-style-name="TableContents" style:list-style-name="LFO8" style:family="paragraph"/>
    <style:style style:name="T190" style:parent-style-name="DefaultParagraphFont" style:family="text">
      <style:text-properties fo:font-style="italic" style:font-style-asian="italic" style:font-style-complex="italic"/>
    </style:style>
    <style:style style:name="P191" style:parent-style-name="TableContents" style:list-style-name="LFO8" style:family="paragraph"/>
    <style:style style:name="T192" style:parent-style-name="DefaultParagraphFont" style:family="text">
      <style:text-properties fo:font-style="italic" style:font-style-asian="italic" style:font-style-complex="italic"/>
    </style:style>
    <style:style style:name="P193" style:parent-style-name="TableContents" style:list-style-name="LFO8" style:family="paragraph"/>
    <style:style style:name="P194" style:parent-style-name="TableContents" style:list-style-name="LFO8" style:family="paragraph"/>
    <style:style style:name="TableRow195" style:family="table-row">
      <style:table-row-properties style:use-optimal-row-height="false"/>
    </style:style>
    <style:style style:name="TableCell196" style:family="table-cell">
      <style:table-cell-properties fo:border="0.0069in solid #C9C9C9" fo:background-color="#EDEDED" style:writing-mode="lr-tb" fo:padding-top="0in" fo:padding-left="0.075in" fo:padding-bottom="0in" fo:padding-right="0.075in"/>
    </style:style>
    <style:style style:name="TableCell197" style:family="table-cell">
      <style:table-cell-properties fo:border="0.0069in solid #C9C9C9" style:writing-mode="lr-tb" fo:padding-top="0in" fo:padding-left="0.075in" fo:padding-bottom="0in" fo:padding-right="0.075in"/>
    </style:style>
    <style:style style:name="TableRow198" style:family="table-row">
      <style:table-row-properties style:use-optimal-row-height="false"/>
    </style:style>
    <style:style style:name="TableCell199" style:family="table-cell">
      <style:table-cell-properties fo:border="0.0069in solid #C9C9C9" fo:background-color="#EDEDED" style:writing-mode="lr-tb" fo:padding-top="0in" fo:padding-left="0.075in" fo:padding-bottom="0in" fo:padding-right="0.075in"/>
    </style:style>
    <style:style style:name="TableCell200" style:family="table-cell">
      <style:table-cell-properties fo:border="0.0069in solid #C9C9C9" style:writing-mode="lr-tb" fo:padding-top="0in" fo:padding-left="0.075in" fo:padding-bottom="0in" fo:padding-right="0.075in"/>
    </style:style>
    <style:style style:name="TableRow201" style:family="table-row">
      <style:table-row-properties style:use-optimal-row-height="false"/>
    </style:style>
    <style:style style:name="TableCell202" style:family="table-cell">
      <style:table-cell-properties fo:border="0.0069in solid #C9C9C9" fo:background-color="#EDEDED" style:writing-mode="lr-tb" fo:padding-top="0in" fo:padding-left="0.075in" fo:padding-bottom="0in" fo:padding-right="0.075in"/>
    </style:style>
    <style:style style:name="TableCell203" style:family="table-cell">
      <style:table-cell-properties fo:border="0.0069in solid #C9C9C9" style:writing-mode="lr-tb" fo:padding-top="0in" fo:padding-left="0.075in" fo:padding-bottom="0in" fo:padding-right="0.075in"/>
    </style:style>
    <style:style style:name="T204" style:parent-style-name="DefaultParagraphFont" style:family="text">
      <style:text-properties fo:font-style="italic" style:font-style-asian="italic" style:font-style-complex="italic"/>
    </style:style>
    <style:style style:name="TableRow205" style:family="table-row">
      <style:table-row-properties style:use-optimal-row-height="false"/>
    </style:style>
    <style:style style:name="TableCell206" style:family="table-cell">
      <style:table-cell-properties fo:border="0.0069in solid #C9C9C9" fo:background-color="#EDEDED" style:writing-mode="lr-tb" fo:padding-top="0in" fo:padding-left="0.075in" fo:padding-bottom="0in" fo:padding-right="0.075in"/>
    </style:style>
    <style:style style:name="TableCell207" style:family="table-cell">
      <style:table-cell-properties fo:border="0.0069in solid #C9C9C9" style:writing-mode="lr-tb" fo:padding-top="0in" fo:padding-left="0.075in" fo:padding-bottom="0in" fo:padding-right="0.075in"/>
    </style:style>
    <style:style style:name="TableRow208" style:family="table-row">
      <style:table-row-properties style:use-optimal-row-height="false"/>
    </style:style>
    <style:style style:name="TableCell209" style:family="table-cell">
      <style:table-cell-properties fo:border="0.0069in solid #C9C9C9" fo:background-color="#EDEDED" style:writing-mode="lr-tb" fo:padding-top="0in" fo:padding-left="0.075in" fo:padding-bottom="0in" fo:padding-right="0.075in"/>
    </style:style>
    <style:style style:name="TableCell210" style:family="table-cell">
      <style:table-cell-properties fo:border="0.0069in solid #C9C9C9" style:writing-mode="lr-tb" fo:padding-top="0in" fo:padding-left="0.075in" fo:padding-bottom="0in" fo:padding-right="0.075in"/>
    </style:style>
    <style:style style:name="TableColumn212" style:family="table-column">
      <style:table-column-properties style:column-width="3.3465in" style:use-optimal-column-width="false"/>
    </style:style>
    <style:style style:name="TableColumn213" style:family="table-column">
      <style:table-column-properties style:column-width="3.3465in" style:use-optimal-column-width="false"/>
    </style:style>
    <style:style style:name="Table211" style:family="table">
      <style:table-properties style:width="6.693in" fo:margin-left="0in" table:align="left"/>
    </style:style>
    <style:style style:name="TableRow214" style:family="table-row">
      <style:table-row-properties style:use-optimal-row-height="false"/>
    </style:style>
    <style:style style:name="TableCell21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16" style:parent-style-name="TableContents" style:family="paragraph">
      <style:text-properties fo:font-weight="bold" style:font-weight-asian="bold" style:font-weight-complex="bold" fo:color="#FFFFFF"/>
    </style:style>
    <style:style style:name="TableCell21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18" style:parent-style-name="TableContents" style:family="paragraph">
      <style:text-properties fo:font-weight="bold" style:font-weight-asian="bold" style:font-weight-complex="bold" fo:color="#FFFFFF"/>
    </style:style>
    <style:style style:name="TableRow219" style:family="table-row">
      <style:table-row-properties style:use-optimal-row-height="false"/>
    </style:style>
    <style:style style:name="TableCell220" style:family="table-cell">
      <style:table-cell-properties fo:border="0.0069in solid #C9C9C9" fo:background-color="#EDEDED" style:writing-mode="lr-tb" fo:padding-top="0in" fo:padding-left="0.075in" fo:padding-bottom="0in" fo:padding-right="0.075in"/>
    </style:style>
    <style:style style:name="TableCell221" style:family="table-cell">
      <style:table-cell-properties fo:border="0.0069in solid #C9C9C9" style:writing-mode="lr-tb" fo:padding-top="0in" fo:padding-left="0.075in" fo:padding-bottom="0in" fo:padding-right="0.075in"/>
    </style:style>
    <style:style style:name="TableRow222" style:family="table-row">
      <style:table-row-properties style:use-optimal-row-height="false"/>
    </style:style>
    <style:style style:name="TableCell223" style:family="table-cell">
      <style:table-cell-properties fo:border="0.0069in solid #C9C9C9" fo:background-color="#EDEDED" style:writing-mode="lr-tb" fo:padding-top="0in" fo:padding-left="0.075in" fo:padding-bottom="0in" fo:padding-right="0.075in"/>
    </style:style>
    <style:style style:name="TableCell224" style:family="table-cell">
      <style:table-cell-properties fo:border="0.0069in solid #C9C9C9" style:writing-mode="lr-tb" fo:padding-top="0in" fo:padding-left="0.075in" fo:padding-bottom="0in" fo:padding-right="0.075in"/>
    </style:style>
    <style:style style:name="TableRow225" style:family="table-row">
      <style:table-row-properties style:use-optimal-row-height="false"/>
    </style:style>
    <style:style style:name="TableCell226" style:family="table-cell">
      <style:table-cell-properties fo:border="0.0069in solid #C9C9C9" fo:background-color="#EDEDED" style:writing-mode="lr-tb" fo:padding-top="0in" fo:padding-left="0.075in" fo:padding-bottom="0in" fo:padding-right="0.075in"/>
    </style:style>
    <style:style style:name="TableCell227" style:family="table-cell">
      <style:table-cell-properties fo:border="0.0069in solid #C9C9C9" style:writing-mode="lr-tb" fo:padding-top="0in" fo:padding-left="0.075in" fo:padding-bottom="0in" fo:padding-right="0.075in"/>
    </style:style>
    <style:style style:name="TableRow228" style:family="table-row">
      <style:table-row-properties style:use-optimal-row-height="false"/>
    </style:style>
    <style:style style:name="TableCell229" style:family="table-cell">
      <style:table-cell-properties fo:border="0.0069in solid #C9C9C9" fo:background-color="#EDEDED" style:writing-mode="lr-tb" fo:padding-top="0in" fo:padding-left="0.075in" fo:padding-bottom="0in" fo:padding-right="0.075in"/>
    </style:style>
    <style:style style:name="TableCell230" style:family="table-cell">
      <style:table-cell-properties fo:border="0.0069in solid #C9C9C9" style:writing-mode="lr-tb" fo:padding-top="0in" fo:padding-left="0.075in" fo:padding-bottom="0in" fo:padding-right="0.075in"/>
    </style:style>
    <style:style style:name="P231" style:parent-style-name="TableContents" style:list-style-name="LFO9" style:family="paragraph"/>
    <style:style style:name="T232" style:parent-style-name="DefaultParagraphFont" style:family="text">
      <style:text-properties fo:font-style="italic" style:font-style-asian="italic" style:font-style-complex="italic"/>
    </style:style>
    <style:style style:name="P233" style:parent-style-name="TableContents" style:list-style-name="LFO9" style:family="paragraph"/>
    <style:style style:name="T234" style:parent-style-name="DefaultParagraphFont" style:family="text">
      <style:text-properties fo:font-style="italic" style:font-style-asian="italic" style:font-style-complex="italic"/>
    </style:style>
    <style:style style:name="P235" style:parent-style-name="TableContents" style:list-style-name="LFO9" style:family="paragraph"/>
    <style:style style:name="P236" style:parent-style-name="TableContents" style:list-style-name="LFO9" style:family="paragraph"/>
    <style:style style:name="TableRow237" style:family="table-row">
      <style:table-row-properties style:use-optimal-row-height="false"/>
    </style:style>
    <style:style style:name="TableCell238" style:family="table-cell">
      <style:table-cell-properties fo:border="0.0069in solid #C9C9C9" fo:background-color="#EDEDED" style:writing-mode="lr-tb" fo:padding-top="0in" fo:padding-left="0.075in" fo:padding-bottom="0in" fo:padding-right="0.075in"/>
    </style:style>
    <style:style style:name="TableCell239" style:family="table-cell">
      <style:table-cell-properties fo:border="0.0069in solid #C9C9C9" style:writing-mode="lr-tb" fo:padding-top="0in" fo:padding-left="0.075in" fo:padding-bottom="0in" fo:padding-right="0.075in"/>
    </style:style>
    <style:style style:name="TableRow240" style:family="table-row">
      <style:table-row-properties style:use-optimal-row-height="false"/>
    </style:style>
    <style:style style:name="TableCell241" style:family="table-cell">
      <style:table-cell-properties fo:border="0.0069in solid #C9C9C9" fo:background-color="#EDEDED" style:writing-mode="lr-tb" fo:padding-top="0in" fo:padding-left="0.075in" fo:padding-bottom="0in" fo:padding-right="0.075in"/>
    </style:style>
    <style:style style:name="TableCell242" style:family="table-cell">
      <style:table-cell-properties fo:border="0.0069in solid #C9C9C9" style:writing-mode="lr-tb" fo:padding-top="0in" fo:padding-left="0.075in" fo:padding-bottom="0in" fo:padding-right="0.075in"/>
    </style:style>
    <style:style style:name="TableRow243" style:family="table-row">
      <style:table-row-properties style:use-optimal-row-height="false"/>
    </style:style>
    <style:style style:name="TableCell244" style:family="table-cell">
      <style:table-cell-properties fo:border="0.0069in solid #C9C9C9" fo:background-color="#EDEDED" style:writing-mode="lr-tb" fo:padding-top="0in" fo:padding-left="0.075in" fo:padding-bottom="0in" fo:padding-right="0.075in"/>
    </style:style>
    <style:style style:name="TableCell245" style:family="table-cell">
      <style:table-cell-properties fo:border="0.0069in solid #C9C9C9" style:writing-mode="lr-tb" fo:padding-top="0in" fo:padding-left="0.075in" fo:padding-bottom="0in" fo:padding-right="0.075in"/>
    </style:style>
    <style:style style:name="T246" style:parent-style-name="DefaultParagraphFont" style:family="text">
      <style:text-properties fo:font-style="italic" style:font-style-asian="italic" style:font-style-complex="italic"/>
    </style:style>
    <style:style style:name="TableRow247" style:family="table-row">
      <style:table-row-properties style:use-optimal-row-height="false"/>
    </style:style>
    <style:style style:name="TableCell248" style:family="table-cell">
      <style:table-cell-properties fo:border="0.0069in solid #C9C9C9" fo:background-color="#EDEDED" style:writing-mode="lr-tb" fo:padding-top="0in" fo:padding-left="0.075in" fo:padding-bottom="0in" fo:padding-right="0.075in"/>
    </style:style>
    <style:style style:name="TableCell249" style:family="table-cell">
      <style:table-cell-properties fo:border="0.0069in solid #C9C9C9" style:writing-mode="lr-tb" fo:padding-top="0in" fo:padding-left="0.075in" fo:padding-bottom="0in" fo:padding-right="0.075in"/>
    </style:style>
    <style:style style:name="TableRow250" style:family="table-row">
      <style:table-row-properties style:use-optimal-row-height="false"/>
    </style:style>
    <style:style style:name="TableCell251" style:family="table-cell">
      <style:table-cell-properties fo:border="0.0069in solid #C9C9C9" fo:background-color="#EDEDED" style:writing-mode="lr-tb" fo:padding-top="0in" fo:padding-left="0.075in" fo:padding-bottom="0in" fo:padding-right="0.075in"/>
    </style:style>
    <style:style style:name="TableCell252" style:family="table-cell">
      <style:table-cell-properties fo:border="0.0069in solid #C9C9C9" style:writing-mode="lr-tb" fo:padding-top="0in" fo:padding-left="0.075in" fo:padding-bottom="0in" fo:padding-right="0.075in"/>
    </style:style>
    <style:style style:name="TableColumn254" style:family="table-column">
      <style:table-column-properties style:column-width="3.3465in" style:use-optimal-column-width="false"/>
    </style:style>
    <style:style style:name="TableColumn255" style:family="table-column">
      <style:table-column-properties style:column-width="3.3465in" style:use-optimal-column-width="false"/>
    </style:style>
    <style:style style:name="Table253" style:family="table">
      <style:table-properties style:width="6.693in" fo:margin-left="0in" table:align="left"/>
    </style:style>
    <style:style style:name="TableRow256" style:family="table-row">
      <style:table-row-properties style:use-optimal-row-height="false"/>
    </style:style>
    <style:style style:name="TableCell25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58" style:parent-style-name="TableContents" style:family="paragraph">
      <style:text-properties fo:font-weight="bold" style:font-weight-asian="bold" style:font-weight-complex="bold" fo:color="#FFFFFF"/>
    </style:style>
    <style:style style:name="TableCell259"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60" style:parent-style-name="TableContents" style:family="paragraph">
      <style:text-properties fo:font-weight="bold" style:font-weight-asian="bold" style:font-weight-complex="bold" fo:color="#FFFFFF"/>
    </style:style>
    <style:style style:name="TableRow261" style:family="table-row">
      <style:table-row-properties style:use-optimal-row-height="false"/>
    </style:style>
    <style:style style:name="TableCell262" style:family="table-cell">
      <style:table-cell-properties fo:border="0.0069in solid #C9C9C9" fo:background-color="#EDEDED" style:writing-mode="lr-tb" fo:padding-top="0in" fo:padding-left="0.075in" fo:padding-bottom="0in" fo:padding-right="0.075in"/>
    </style:style>
    <style:style style:name="TableCell263" style:family="table-cell">
      <style:table-cell-properties fo:border="0.0069in solid #C9C9C9" style:writing-mode="lr-tb" fo:padding-top="0in" fo:padding-left="0.075in" fo:padding-bottom="0in" fo:padding-right="0.075in"/>
    </style:style>
    <style:style style:name="TableRow264" style:family="table-row">
      <style:table-row-properties style:use-optimal-row-height="false"/>
    </style:style>
    <style:style style:name="TableCell265" style:family="table-cell">
      <style:table-cell-properties fo:border="0.0069in solid #C9C9C9" fo:background-color="#EDEDED" style:writing-mode="lr-tb" fo:padding-top="0in" fo:padding-left="0.075in" fo:padding-bottom="0in" fo:padding-right="0.075in"/>
    </style:style>
    <style:style style:name="TableCell266" style:family="table-cell">
      <style:table-cell-properties fo:border="0.0069in solid #C9C9C9" style:writing-mode="lr-tb" fo:padding-top="0in" fo:padding-left="0.075in" fo:padding-bottom="0in" fo:padding-right="0.075in"/>
    </style:style>
    <style:style style:name="TableRow267" style:family="table-row">
      <style:table-row-properties style:use-optimal-row-height="false"/>
    </style:style>
    <style:style style:name="TableCell268" style:family="table-cell">
      <style:table-cell-properties fo:border="0.0069in solid #C9C9C9" fo:background-color="#EDEDED" style:writing-mode="lr-tb" fo:padding-top="0in" fo:padding-left="0.075in" fo:padding-bottom="0in" fo:padding-right="0.075in"/>
    </style:style>
    <style:style style:name="TableCell269" style:family="table-cell">
      <style:table-cell-properties fo:border="0.0069in solid #C9C9C9" style:writing-mode="lr-tb" fo:padding-top="0in" fo:padding-left="0.075in" fo:padding-bottom="0in" fo:padding-right="0.075in"/>
    </style:style>
    <style:style style:name="TableRow270" style:family="table-row">
      <style:table-row-properties style:use-optimal-row-height="false"/>
    </style:style>
    <style:style style:name="TableCell271" style:family="table-cell">
      <style:table-cell-properties fo:border="0.0069in solid #C9C9C9" fo:background-color="#EDEDED" style:writing-mode="lr-tb" fo:padding-top="0in" fo:padding-left="0.075in" fo:padding-bottom="0in" fo:padding-right="0.075in"/>
    </style:style>
    <style:style style:name="TableCell272" style:family="table-cell">
      <style:table-cell-properties fo:border="0.0069in solid #C9C9C9" style:writing-mode="lr-tb" fo:padding-top="0in" fo:padding-left="0.075in" fo:padding-bottom="0in" fo:padding-right="0.075in"/>
    </style:style>
    <style:style style:name="P273" style:parent-style-name="TableContents" style:list-style-name="LFO10" style:family="paragraph"/>
    <style:style style:name="T274" style:parent-style-name="DefaultParagraphFont" style:family="text">
      <style:text-properties fo:font-style="italic" style:font-style-asian="italic" style:font-style-complex="italic"/>
    </style:style>
    <style:style style:name="P275" style:parent-style-name="TableContents" style:list-style-name="LFO10" style:family="paragraph"/>
    <style:style style:name="T276" style:parent-style-name="DefaultParagraphFont" style:family="text">
      <style:text-properties fo:font-style="italic" style:font-style-asian="italic" style:font-style-complex="italic"/>
    </style:style>
    <style:style style:name="P277" style:parent-style-name="TableContents" style:list-style-name="LFO10" style:family="paragraph"/>
    <style:style style:name="P278" style:parent-style-name="TableContents" style:list-style-name="LFO10" style:family="paragraph"/>
    <style:style style:name="TableRow279" style:family="table-row">
      <style:table-row-properties style:use-optimal-row-height="false"/>
    </style:style>
    <style:style style:name="TableCell280" style:family="table-cell">
      <style:table-cell-properties fo:border="0.0069in solid #C9C9C9" fo:background-color="#EDEDED" style:writing-mode="lr-tb" fo:padding-top="0in" fo:padding-left="0.075in" fo:padding-bottom="0in" fo:padding-right="0.075in"/>
    </style:style>
    <style:style style:name="TableCell281" style:family="table-cell">
      <style:table-cell-properties fo:border="0.0069in solid #C9C9C9" style:writing-mode="lr-tb" fo:padding-top="0in" fo:padding-left="0.075in" fo:padding-bottom="0in" fo:padding-right="0.075in"/>
    </style:style>
    <style:style style:name="TableRow282" style:family="table-row">
      <style:table-row-properties style:use-optimal-row-height="false"/>
    </style:style>
    <style:style style:name="TableCell283" style:family="table-cell">
      <style:table-cell-properties fo:border="0.0069in solid #C9C9C9" fo:background-color="#EDEDED" style:writing-mode="lr-tb" fo:padding-top="0in" fo:padding-left="0.075in" fo:padding-bottom="0in" fo:padding-right="0.075in"/>
    </style:style>
    <style:style style:name="TableCell284" style:family="table-cell">
      <style:table-cell-properties fo:border="0.0069in solid #C9C9C9" style:writing-mode="lr-tb" fo:padding-top="0in" fo:padding-left="0.075in" fo:padding-bottom="0in" fo:padding-right="0.075in"/>
    </style:style>
    <style:style style:name="TableRow285" style:family="table-row">
      <style:table-row-properties style:use-optimal-row-height="false"/>
    </style:style>
    <style:style style:name="TableCell286" style:family="table-cell">
      <style:table-cell-properties fo:border="0.0069in solid #C9C9C9" fo:background-color="#EDEDED" style:writing-mode="lr-tb" fo:padding-top="0in" fo:padding-left="0.075in" fo:padding-bottom="0in" fo:padding-right="0.075in"/>
    </style:style>
    <style:style style:name="TableCell287" style:family="table-cell">
      <style:table-cell-properties fo:border="0.0069in solid #C9C9C9" style:writing-mode="lr-tb" fo:padding-top="0in" fo:padding-left="0.075in" fo:padding-bottom="0in" fo:padding-right="0.075in"/>
    </style:style>
    <style:style style:name="T288" style:parent-style-name="DefaultParagraphFont" style:family="text">
      <style:text-properties fo:font-style="italic" style:font-style-asian="italic" style:font-style-complex="italic"/>
    </style:style>
    <style:style style:name="TableRow289" style:family="table-row">
      <style:table-row-properties style:use-optimal-row-height="false"/>
    </style:style>
    <style:style style:name="TableCell290" style:family="table-cell">
      <style:table-cell-properties fo:border="0.0069in solid #C9C9C9" fo:background-color="#EDEDED" style:writing-mode="lr-tb" fo:padding-top="0in" fo:padding-left="0.075in" fo:padding-bottom="0in" fo:padding-right="0.075in"/>
    </style:style>
    <style:style style:name="TableCell291" style:family="table-cell">
      <style:table-cell-properties fo:border="0.0069in solid #C9C9C9" style:writing-mode="lr-tb" fo:padding-top="0in" fo:padding-left="0.075in" fo:padding-bottom="0in" fo:padding-right="0.075in"/>
    </style:style>
    <style:style style:name="TableRow292" style:family="table-row">
      <style:table-row-properties style:use-optimal-row-height="false"/>
    </style:style>
    <style:style style:name="TableCell293" style:family="table-cell">
      <style:table-cell-properties fo:border="0.0069in solid #C9C9C9" fo:background-color="#EDEDED" style:writing-mode="lr-tb" fo:padding-top="0in" fo:padding-left="0.075in" fo:padding-bottom="0in" fo:padding-right="0.075in"/>
    </style:style>
    <style:style style:name="TableCell294" style:family="table-cell">
      <style:table-cell-properties fo:border="0.0069in solid #C9C9C9" style:writing-mode="lr-tb" fo:padding-top="0in" fo:padding-left="0.075in" fo:padding-bottom="0in" fo:padding-right="0.075in"/>
    </style:style>
    <style:style style:name="P295"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6"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8"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9"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0"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1"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303" style:family="table-column">
      <style:table-column-properties style:column-width="3.3465in" style:use-optimal-column-width="false"/>
    </style:style>
    <style:style style:name="TableColumn304" style:family="table-column">
      <style:table-column-properties style:column-width="3.3465in" style:use-optimal-column-width="false"/>
    </style:style>
    <style:style style:name="Table302"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07" style:parent-style-name="TableContents" style:family="paragraph">
      <style:text-properties fo:font-weight="bold" style:font-weight-asian="bold" style:font-weight-complex="bold" fo:color="#FFFFFF"/>
    </style:style>
    <style:style style:name="TableCell30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09" style:parent-style-name="TableContents" style:family="paragraph">
      <style:text-properties fo:font-weight="bold" style:font-weight-asian="bold" style:font-weight-complex="bold" fo:color="#FFFFFF"/>
    </style:style>
    <style:style style:name="TableRow310" style:family="table-row">
      <style:table-row-properties style:use-optimal-row-height="false"/>
    </style:style>
    <style:style style:name="TableCell311" style:family="table-cell">
      <style:table-cell-properties fo:border="0.0069in solid #C9C9C9" fo:background-color="#EDEDED" style:writing-mode="lr-tb" fo:padding-top="0in" fo:padding-left="0.075in" fo:padding-bottom="0in" fo:padding-right="0.075in"/>
    </style:style>
    <style:style style:name="TableCell312" style:family="table-cell">
      <style:table-cell-properties fo:border="0.0069in solid #C9C9C9" style:writing-mode="lr-tb" fo:padding-top="0in" fo:padding-left="0.075in" fo:padding-bottom="0in" fo:padding-right="0.075in"/>
    </style:style>
    <style:style style:name="TableRow313" style:family="table-row">
      <style:table-row-properties style:use-optimal-row-height="false"/>
    </style:style>
    <style:style style:name="TableCell314" style:family="table-cell">
      <style:table-cell-properties fo:border="0.0069in solid #C9C9C9" fo:background-color="#EDEDED" style:writing-mode="lr-tb" fo:padding-top="0in" fo:padding-left="0.075in" fo:padding-bottom="0in" fo:padding-right="0.075in"/>
    </style:style>
    <style:style style:name="TableCell315" style:family="table-cell">
      <style:table-cell-properties fo:border="0.0069in solid #C9C9C9" style:writing-mode="lr-tb" fo:padding-top="0in" fo:padding-left="0.075in" fo:padding-bottom="0in" fo:padding-right="0.075in"/>
    </style:style>
    <style:style style:name="TableRow316" style:family="table-row">
      <style:table-row-properties style:use-optimal-row-height="false"/>
    </style:style>
    <style:style style:name="TableCell317" style:family="table-cell">
      <style:table-cell-properties fo:border="0.0069in solid #C9C9C9" fo:background-color="#EDEDED" style:writing-mode="lr-tb" fo:padding-top="0in" fo:padding-left="0.075in" fo:padding-bottom="0in" fo:padding-right="0.075in"/>
    </style:style>
    <style:style style:name="TableCell318" style:family="table-cell">
      <style:table-cell-properties fo:border="0.0069in solid #C9C9C9" style:writing-mode="lr-tb" fo:padding-top="0in" fo:padding-left="0.075in" fo:padding-bottom="0in" fo:padding-right="0.075in"/>
    </style:style>
    <style:style style:name="TableRow319" style:family="table-row">
      <style:table-row-properties style:use-optimal-row-height="false"/>
    </style:style>
    <style:style style:name="TableCell320" style:family="table-cell">
      <style:table-cell-properties fo:border="0.0069in solid #C9C9C9" fo:background-color="#EDEDED" style:writing-mode="lr-tb" fo:padding-top="0in" fo:padding-left="0.075in" fo:padding-bottom="0in" fo:padding-right="0.075in"/>
    </style:style>
    <style:style style:name="TableCell321" style:family="table-cell">
      <style:table-cell-properties fo:border="0.0069in solid #C9C9C9" style:writing-mode="lr-tb" fo:padding-top="0in" fo:padding-left="0.075in" fo:padding-bottom="0in" fo:padding-right="0.075in"/>
    </style:style>
    <style:style style:name="P322" style:parent-style-name="TableContents" style:list-style-name="LFO11" style:family="paragraph"/>
    <style:style style:name="P323" style:parent-style-name="TableContents" style:list-style-name="LFO11" style:family="paragraph"/>
    <style:style style:name="P324" style:parent-style-name="TableContents" style:list-style-name="LFO11" style:family="paragraph"/>
    <style:style style:name="P325" style:parent-style-name="TableContents" style:list-style-name="LFO11" style:family="paragraph"/>
    <style:style style:name="P326" style:parent-style-name="TableContents" style:list-style-name="LFO11" style:family="paragraph"/>
    <style:style style:name="P327" style:parent-style-name="TableContents" style:list-style-name="LFO11" style:family="paragraph"/>
    <style:style style:name="TableRow328" style:family="table-row">
      <style:table-row-properties style:use-optimal-row-height="false"/>
    </style:style>
    <style:style style:name="TableCell329" style:family="table-cell">
      <style:table-cell-properties fo:border="0.0069in solid #C9C9C9" fo:background-color="#EDEDED" style:writing-mode="lr-tb" fo:padding-top="0in" fo:padding-left="0.075in" fo:padding-bottom="0in" fo:padding-right="0.075in"/>
    </style:style>
    <style:style style:name="TableCell330" style:family="table-cell">
      <style:table-cell-properties fo:border="0.0069in solid #C9C9C9" style:writing-mode="lr-tb" fo:padding-top="0in" fo:padding-left="0.075in" fo:padding-bottom="0in" fo:padding-right="0.075in"/>
    </style:style>
    <style:style style:name="TableRow331" style:family="table-row">
      <style:table-row-properties style:use-optimal-row-height="false"/>
    </style:style>
    <style:style style:name="TableCell332" style:family="table-cell">
      <style:table-cell-properties fo:border="0.0069in solid #C9C9C9" fo:background-color="#EDEDED" style:writing-mode="lr-tb" fo:padding-top="0in" fo:padding-left="0.075in" fo:padding-bottom="0in" fo:padding-right="0.075in"/>
    </style:style>
    <style:style style:name="TableCell333" style:family="table-cell">
      <style:table-cell-properties fo:border="0.0069in solid #C9C9C9" style:writing-mode="lr-tb" fo:padding-top="0in" fo:padding-left="0.075in" fo:padding-bottom="0in" fo:padding-right="0.075in"/>
    </style:style>
    <style:style style:name="TableRow334" style:family="table-row">
      <style:table-row-properties style:use-optimal-row-height="false"/>
    </style:style>
    <style:style style:name="TableCell335" style:family="table-cell">
      <style:table-cell-properties fo:border="0.0069in solid #C9C9C9" fo:background-color="#EDEDED" style:writing-mode="lr-tb" fo:padding-top="0in" fo:padding-left="0.075in" fo:padding-bottom="0in" fo:padding-right="0.075in"/>
    </style:style>
    <style:style style:name="TableCell336" style:family="table-cell">
      <style:table-cell-properties fo:border="0.0069in solid #C9C9C9" style:writing-mode="lr-tb" fo:padding-top="0in" fo:padding-left="0.075in" fo:padding-bottom="0in" fo:padding-right="0.075in"/>
    </style:style>
    <style:style style:name="TableRow337" style:family="table-row">
      <style:table-row-properties style:use-optimal-row-height="false"/>
    </style:style>
    <style:style style:name="TableCell338" style:family="table-cell">
      <style:table-cell-properties fo:border="0.0069in solid #C9C9C9" fo:background-color="#EDEDED" style:writing-mode="lr-tb" fo:padding-top="0in" fo:padding-left="0.075in" fo:padding-bottom="0in" fo:padding-right="0.075in"/>
    </style:style>
    <style:style style:name="TableCell339" style:family="table-cell">
      <style:table-cell-properties fo:border="0.0069in solid #C9C9C9" style:writing-mode="lr-tb" fo:padding-top="0in" fo:padding-left="0.075in" fo:padding-bottom="0in" fo:padding-right="0.075in"/>
    </style:style>
    <style:style style:name="TableRow340" style:family="table-row">
      <style:table-row-properties style:use-optimal-row-height="false"/>
    </style:style>
    <style:style style:name="TableCell341" style:family="table-cell">
      <style:table-cell-properties fo:border="0.0069in solid #C9C9C9" fo:background-color="#EDEDED" style:writing-mode="lr-tb" fo:padding-top="0in" fo:padding-left="0.075in" fo:padding-bottom="0in" fo:padding-right="0.075in"/>
    </style:style>
    <style:style style:name="TableCell342" style:family="table-cell">
      <style:table-cell-properties fo:border="0.0069in solid #C9C9C9" style:writing-mode="lr-tb" fo:padding-top="0in" fo:padding-left="0.075in" fo:padding-bottom="0in" fo:padding-right="0.075in"/>
    </style:style>
    <style:style style:name="P34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9"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5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352" style:family="table-column">
      <style:table-column-properties style:column-width="3.3465in" style:use-optimal-column-width="false"/>
    </style:style>
    <style:style style:name="TableColumn353" style:family="table-column">
      <style:table-column-properties style:column-width="3.3465in" style:use-optimal-column-width="false"/>
    </style:style>
    <style:style style:name="Table351" style:family="table">
      <style:table-properties style:width="6.693in" fo:margin-left="0in" table:align="left"/>
    </style:style>
    <style:style style:name="TableRow354" style:family="table-row">
      <style:table-row-properties style:use-optimal-row-height="false"/>
    </style:style>
    <style:style style:name="TableCell35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56" style:parent-style-name="TableContents" style:family="paragraph">
      <style:text-properties fo:font-weight="bold" style:font-weight-asian="bold" style:font-weight-complex="bold" fo:color="#FFFFFF"/>
    </style:style>
    <style:style style:name="TableCell35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58" style:parent-style-name="TableContents" style:family="paragraph">
      <style:text-properties fo:font-weight="bold" style:font-weight-asian="bold" style:font-weight-complex="bold" fo:color="#FFFFFF"/>
    </style:style>
    <style:style style:name="TableRow359" style:family="table-row">
      <style:table-row-properties style:use-optimal-row-height="false"/>
    </style:style>
    <style:style style:name="TableCell360" style:family="table-cell">
      <style:table-cell-properties fo:border="0.0069in solid #C9C9C9" fo:background-color="#EDEDED" style:writing-mode="lr-tb" fo:padding-top="0in" fo:padding-left="0.075in" fo:padding-bottom="0in" fo:padding-right="0.075in"/>
    </style:style>
    <style:style style:name="TableCell361" style:family="table-cell">
      <style:table-cell-properties fo:border="0.0069in solid #C9C9C9" style:writing-mode="lr-tb" fo:padding-top="0in" fo:padding-left="0.075in" fo:padding-bottom="0in" fo:padding-right="0.075in"/>
    </style:style>
    <style:style style:name="TableRow362" style:family="table-row">
      <style:table-row-properties style:use-optimal-row-height="false"/>
    </style:style>
    <style:style style:name="TableCell363" style:family="table-cell">
      <style:table-cell-properties fo:border="0.0069in solid #C9C9C9" fo:background-color="#EDEDED" style:writing-mode="lr-tb" fo:padding-top="0in" fo:padding-left="0.075in" fo:padding-bottom="0in" fo:padding-right="0.075in"/>
    </style:style>
    <style:style style:name="TableCell364" style:family="table-cell">
      <style:table-cell-properties fo:border="0.0069in solid #C9C9C9" style:writing-mode="lr-tb" fo:padding-top="0in" fo:padding-left="0.075in" fo:padding-bottom="0in" fo:padding-right="0.075in"/>
    </style:style>
    <style:style style:name="TableRow365" style:family="table-row">
      <style:table-row-properties style:use-optimal-row-height="false"/>
    </style:style>
    <style:style style:name="TableCell366" style:family="table-cell">
      <style:table-cell-properties fo:border="0.0069in solid #C9C9C9" fo:background-color="#EDEDED" style:writing-mode="lr-tb" fo:padding-top="0in" fo:padding-left="0.075in" fo:padding-bottom="0in" fo:padding-right="0.075in"/>
    </style:style>
    <style:style style:name="TableCell367" style:family="table-cell">
      <style:table-cell-properties fo:border="0.0069in solid #C9C9C9" style:writing-mode="lr-tb" fo:padding-top="0in" fo:padding-left="0.075in" fo:padding-bottom="0in" fo:padding-right="0.075in"/>
    </style:style>
    <style:style style:name="TableRow368" style:family="table-row">
      <style:table-row-properties style:use-optimal-row-height="false"/>
    </style:style>
    <style:style style:name="TableCell369" style:family="table-cell">
      <style:table-cell-properties fo:border="0.0069in solid #C9C9C9" fo:background-color="#EDEDED" style:writing-mode="lr-tb" fo:padding-top="0in" fo:padding-left="0.075in" fo:padding-bottom="0in" fo:padding-right="0.075in"/>
    </style:style>
    <style:style style:name="TableCell370" style:family="table-cell">
      <style:table-cell-properties fo:border="0.0069in solid #C9C9C9" style:writing-mode="lr-tb" fo:padding-top="0in" fo:padding-left="0.075in" fo:padding-bottom="0in" fo:padding-right="0.075in"/>
    </style:style>
    <style:style style:name="P371" style:parent-style-name="TableContents" style:list-style-name="LFO12" style:family="paragraph"/>
    <style:style style:name="P372" style:parent-style-name="TableContents" style:list-style-name="LFO12" style:family="paragraph"/>
    <style:style style:name="P373" style:parent-style-name="TableContents" style:list-style-name="LFO12" style:family="paragraph"/>
    <style:style style:name="P374" style:parent-style-name="TableContents" style:list-style-name="LFO12" style:family="paragraph"/>
    <style:style style:name="P375" style:parent-style-name="TableContents" style:list-style-name="LFO12" style:family="paragraph"/>
    <style:style style:name="P376" style:parent-style-name="TableContents" style:list-style-name="LFO12" style:family="paragraph"/>
    <style:style style:name="TableRow377" style:family="table-row">
      <style:table-row-properties style:use-optimal-row-height="false"/>
    </style:style>
    <style:style style:name="TableCell378" style:family="table-cell">
      <style:table-cell-properties fo:border="0.0069in solid #C9C9C9" fo:background-color="#EDEDED" style:writing-mode="lr-tb" fo:padding-top="0in" fo:padding-left="0.075in" fo:padding-bottom="0in" fo:padding-right="0.075in"/>
    </style:style>
    <style:style style:name="TableCell379" style:family="table-cell">
      <style:table-cell-properties fo:border="0.0069in solid #C9C9C9" style:writing-mode="lr-tb" fo:padding-top="0in" fo:padding-left="0.075in" fo:padding-bottom="0in" fo:padding-right="0.075in"/>
    </style:style>
    <style:style style:name="TableRow380" style:family="table-row">
      <style:table-row-properties style:use-optimal-row-height="false"/>
    </style:style>
    <style:style style:name="TableCell381" style:family="table-cell">
      <style:table-cell-properties fo:border="0.0069in solid #C9C9C9" fo:background-color="#EDEDED" style:writing-mode="lr-tb" fo:padding-top="0in" fo:padding-left="0.075in" fo:padding-bottom="0in" fo:padding-right="0.075in"/>
    </style:style>
    <style:style style:name="TableCell382" style:family="table-cell">
      <style:table-cell-properties fo:border="0.0069in solid #C9C9C9" style:writing-mode="lr-tb" fo:padding-top="0in" fo:padding-left="0.075in" fo:padding-bottom="0in" fo:padding-right="0.075in"/>
    </style:style>
    <style:style style:name="TableRow383" style:family="table-row">
      <style:table-row-properties style:use-optimal-row-height="false"/>
    </style:style>
    <style:style style:name="TableCell384" style:family="table-cell">
      <style:table-cell-properties fo:border="0.0069in solid #C9C9C9" fo:background-color="#EDEDED" style:writing-mode="lr-tb" fo:padding-top="0in" fo:padding-left="0.075in" fo:padding-bottom="0in" fo:padding-right="0.075in"/>
    </style:style>
    <style:style style:name="TableCell385" style:family="table-cell">
      <style:table-cell-properties fo:border="0.0069in solid #C9C9C9"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0.0069in solid #C9C9C9" fo:background-color="#EDEDED" style:writing-mode="lr-tb" fo:padding-top="0in" fo:padding-left="0.075in" fo:padding-bottom="0in" fo:padding-right="0.075in"/>
    </style:style>
    <style:style style:name="TableCell388" style:family="table-cell">
      <style:table-cell-properties fo:border="0.0069in solid #C9C9C9" style:writing-mode="lr-tb" fo:padding-top="0in" fo:padding-left="0.075in" fo:padding-bottom="0in" fo:padding-right="0.075in"/>
    </style:style>
    <style:style style:name="TableRow389" style:family="table-row">
      <style:table-row-properties style:use-optimal-row-height="false"/>
    </style:style>
    <style:style style:name="TableCell390" style:family="table-cell">
      <style:table-cell-properties fo:border="0.0069in solid #C9C9C9" fo:background-color="#EDEDED" style:writing-mode="lr-tb" fo:padding-top="0in" fo:padding-left="0.075in" fo:padding-bottom="0in" fo:padding-right="0.075in"/>
    </style:style>
    <style:style style:name="TableCell391" style:family="table-cell">
      <style:table-cell-properties fo:border="0.0069in solid #C9C9C9" style:writing-mode="lr-tb" fo:padding-top="0in" fo:padding-left="0.075in" fo:padding-bottom="0in" fo:padding-right="0.075in"/>
    </style:style>
    <style:style style:name="TableColumn393" style:family="table-column">
      <style:table-column-properties style:column-width="3.3465in" style:use-optimal-column-width="false"/>
    </style:style>
    <style:style style:name="TableColumn394" style:family="table-column">
      <style:table-column-properties style:column-width="3.3465in" style:use-optimal-column-width="false"/>
    </style:style>
    <style:style style:name="Table392" style:family="table">
      <style:table-properties style:width="6.693in" fo:margin-left="0in" table:align="left"/>
    </style:style>
    <style:style style:name="TableRow395" style:family="table-row">
      <style:table-row-properties style:use-optimal-row-height="false"/>
    </style:style>
    <style:style style:name="TableCell39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97" style:parent-style-name="TableContents" style:family="paragraph">
      <style:text-properties fo:font-weight="bold" style:font-weight-asian="bold" style:font-weight-complex="bold" fo:color="#FFFFFF"/>
    </style:style>
    <style:style style:name="TableCell39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99" style:parent-style-name="TableContents" style:family="paragraph">
      <style:text-properties fo:font-weight="bold" style:font-weight-asian="bold" style:font-weight-complex="bold" fo:color="#FFFFFF"/>
    </style:style>
    <style:style style:name="TableRow400" style:family="table-row">
      <style:table-row-properties style:use-optimal-row-height="false"/>
    </style:style>
    <style:style style:name="TableCell401" style:family="table-cell">
      <style:table-cell-properties fo:border="0.0069in solid #C9C9C9" fo:background-color="#EDEDED" style:writing-mode="lr-tb" fo:padding-top="0in" fo:padding-left="0.075in" fo:padding-bottom="0in" fo:padding-right="0.075in"/>
    </style:style>
    <style:style style:name="TableCell402" style:family="table-cell">
      <style:table-cell-properties fo:border="0.0069in solid #C9C9C9" style:writing-mode="lr-tb"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0.0069in solid #C9C9C9" fo:background-color="#EDEDED" style:writing-mode="lr-tb" fo:padding-top="0in" fo:padding-left="0.075in" fo:padding-bottom="0in" fo:padding-right="0.075in"/>
    </style:style>
    <style:style style:name="TableCell405" style:family="table-cell">
      <style:table-cell-properties fo:border="0.0069in solid #C9C9C9" style:writing-mode="lr-tb" fo:padding-top="0in" fo:padding-left="0.075in" fo:padding-bottom="0in" fo:padding-right="0.075in"/>
    </style:style>
    <style:style style:name="TableRow406" style:family="table-row">
      <style:table-row-properties style:use-optimal-row-height="false"/>
    </style:style>
    <style:style style:name="TableCell407" style:family="table-cell">
      <style:table-cell-properties fo:border="0.0069in solid #C9C9C9" fo:background-color="#EDEDED" style:writing-mode="lr-tb" fo:padding-top="0in" fo:padding-left="0.075in" fo:padding-bottom="0in" fo:padding-right="0.075in"/>
    </style:style>
    <style:style style:name="TableCell408" style:family="table-cell">
      <style:table-cell-properties fo:border="0.0069in solid #C9C9C9" style:writing-mode="lr-tb" fo:padding-top="0in" fo:padding-left="0.075in" fo:padding-bottom="0in" fo:padding-right="0.075in"/>
    </style:style>
    <style:style style:name="TableRow409" style:family="table-row">
      <style:table-row-properties style:use-optimal-row-height="false"/>
    </style:style>
    <style:style style:name="TableCell410" style:family="table-cell">
      <style:table-cell-properties fo:border="0.0069in solid #C9C9C9" fo:background-color="#EDEDED" style:writing-mode="lr-tb" fo:padding-top="0in" fo:padding-left="0.075in" fo:padding-bottom="0in" fo:padding-right="0.075in"/>
    </style:style>
    <style:style style:name="TableCell411" style:family="table-cell">
      <style:table-cell-properties fo:border="0.0069in solid #C9C9C9" style:writing-mode="lr-tb" fo:padding-top="0in" fo:padding-left="0.075in" fo:padding-bottom="0in" fo:padding-right="0.075in"/>
    </style:style>
    <style:style style:name="P412" style:parent-style-name="TableContents" style:list-style-name="LFO13" style:family="paragraph"/>
    <style:style style:name="P413" style:parent-style-name="TableContents" style:list-style-name="LFO13" style:family="paragraph"/>
    <style:style style:name="P414" style:parent-style-name="TableContents" style:list-style-name="LFO13" style:family="paragraph"/>
    <style:style style:name="P415" style:parent-style-name="TableContents" style:list-style-name="LFO13" style:family="paragraph"/>
    <style:style style:name="P416" style:parent-style-name="TableContents" style:list-style-name="LFO13" style:family="paragraph"/>
    <style:style style:name="P417" style:parent-style-name="TableContents" style:list-style-name="LFO13" style:family="paragraph"/>
    <style:style style:name="P418" style:parent-style-name="TableContents" style:list-style-name="LFO13" style:family="paragraph"/>
    <style:style style:name="TableRow419" style:family="table-row">
      <style:table-row-properties style:use-optimal-row-height="false"/>
    </style:style>
    <style:style style:name="TableCell420" style:family="table-cell">
      <style:table-cell-properties fo:border="0.0069in solid #C9C9C9" fo:background-color="#EDEDED" style:writing-mode="lr-tb" fo:padding-top="0in" fo:padding-left="0.075in" fo:padding-bottom="0in" fo:padding-right="0.075in"/>
    </style:style>
    <style:style style:name="TableCell421" style:family="table-cell">
      <style:table-cell-properties fo:border="0.0069in solid #C9C9C9" style:writing-mode="lr-tb" fo:padding-top="0in" fo:padding-left="0.075in" fo:padding-bottom="0in" fo:padding-right="0.075in"/>
    </style:style>
    <style:style style:name="TableRow422" style:family="table-row">
      <style:table-row-properties style:use-optimal-row-height="false"/>
    </style:style>
    <style:style style:name="TableCell423" style:family="table-cell">
      <style:table-cell-properties fo:border="0.0069in solid #C9C9C9" fo:background-color="#EDEDED" style:writing-mode="lr-tb" fo:padding-top="0in" fo:padding-left="0.075in" fo:padding-bottom="0in" fo:padding-right="0.075in"/>
    </style:style>
    <style:style style:name="TableCell424" style:family="table-cell">
      <style:table-cell-properties fo:border="0.0069in solid #C9C9C9" style:writing-mode="lr-tb" fo:padding-top="0in" fo:padding-left="0.075in" fo:padding-bottom="0in" fo:padding-right="0.075in"/>
    </style:style>
    <style:style style:name="TableRow425" style:family="table-row">
      <style:table-row-properties style:use-optimal-row-height="false"/>
    </style:style>
    <style:style style:name="TableCell426" style:family="table-cell">
      <style:table-cell-properties fo:border="0.0069in solid #C9C9C9" fo:background-color="#EDEDED" style:writing-mode="lr-tb" fo:padding-top="0in" fo:padding-left="0.075in" fo:padding-bottom="0in" fo:padding-right="0.075in"/>
    </style:style>
    <style:style style:name="TableCell427" style:family="table-cell">
      <style:table-cell-properties fo:border="0.0069in solid #C9C9C9" style:writing-mode="lr-tb" fo:padding-top="0in" fo:padding-left="0.075in" fo:padding-bottom="0in" fo:padding-right="0.075in"/>
    </style:style>
    <style:style style:name="TableRow428" style:family="table-row">
      <style:table-row-properties style:use-optimal-row-height="false"/>
    </style:style>
    <style:style style:name="TableCell429" style:family="table-cell">
      <style:table-cell-properties fo:border="0.0069in solid #C9C9C9" fo:background-color="#EDEDED" style:writing-mode="lr-tb" fo:padding-top="0in" fo:padding-left="0.075in" fo:padding-bottom="0in" fo:padding-right="0.075in"/>
    </style:style>
    <style:style style:name="TableCell430" style:family="table-cell">
      <style:table-cell-properties fo:border="0.0069in solid #C9C9C9" style:writing-mode="lr-tb" fo:padding-top="0in" fo:padding-left="0.075in" fo:padding-bottom="0in" fo:padding-right="0.075in"/>
    </style:style>
    <style:style style:name="TableRow431" style:family="table-row">
      <style:table-row-properties style:use-optimal-row-height="false"/>
    </style:style>
    <style:style style:name="TableCell432" style:family="table-cell">
      <style:table-cell-properties fo:border="0.0069in solid #C9C9C9" fo:background-color="#EDEDED" style:writing-mode="lr-tb" fo:padding-top="0in" fo:padding-left="0.075in" fo:padding-bottom="0in" fo:padding-right="0.075in"/>
    </style:style>
    <style:style style:name="TableCell433" style:family="table-cell">
      <style:table-cell-properties fo:border="0.0069in solid #C9C9C9" style:writing-mode="lr-tb" fo:padding-top="0in" fo:padding-left="0.075in" fo:padding-bottom="0in" fo:padding-right="0.075in"/>
    </style:style>
    <style:style style:name="TableColumn435" style:family="table-column">
      <style:table-column-properties style:column-width="3.3465in" style:use-optimal-column-width="false"/>
    </style:style>
    <style:style style:name="TableColumn436" style:family="table-column">
      <style:table-column-properties style:column-width="3.3465in" style:use-optimal-column-width="false"/>
    </style:style>
    <style:style style:name="Table434" style:family="table">
      <style:table-properties style:width="6.693in" fo:margin-left="0in" table:align="left"/>
    </style:style>
    <style:style style:name="TableRow437" style:family="table-row">
      <style:table-row-properties style:use-optimal-row-height="false"/>
    </style:style>
    <style:style style:name="TableCell43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39" style:parent-style-name="TableContents" style:family="paragraph">
      <style:text-properties fo:font-weight="bold" style:font-weight-asian="bold" style:font-weight-complex="bold" fo:color="#FFFFFF"/>
    </style:style>
    <style:style style:name="TableCell44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41" style:parent-style-name="TableContents" style:family="paragraph">
      <style:text-properties fo:font-weight="bold" style:font-weight-asian="bold" style:font-weight-complex="bold" fo:color="#FFFFFF"/>
    </style:style>
    <style:style style:name="TableRow442" style:family="table-row">
      <style:table-row-properties style:use-optimal-row-height="false"/>
    </style:style>
    <style:style style:name="TableCell443" style:family="table-cell">
      <style:table-cell-properties fo:border="0.0069in solid #C9C9C9" fo:background-color="#EDEDED" style:writing-mode="lr-tb" fo:padding-top="0in" fo:padding-left="0.075in" fo:padding-bottom="0in" fo:padding-right="0.075in"/>
    </style:style>
    <style:style style:name="TableCell444" style:family="table-cell">
      <style:table-cell-properties fo:border="0.0069in solid #C9C9C9" style:writing-mode="lr-tb" fo:padding-top="0in" fo:padding-left="0.075in" fo:padding-bottom="0in" fo:padding-right="0.075in"/>
    </style:style>
    <style:style style:name="TableRow445" style:family="table-row">
      <style:table-row-properties style:use-optimal-row-height="false"/>
    </style:style>
    <style:style style:name="TableCell446" style:family="table-cell">
      <style:table-cell-properties fo:border="0.0069in solid #C9C9C9" fo:background-color="#EDEDED" style:writing-mode="lr-tb" fo:padding-top="0in" fo:padding-left="0.075in" fo:padding-bottom="0in" fo:padding-right="0.075in"/>
    </style:style>
    <style:style style:name="TableCell447" style:family="table-cell">
      <style:table-cell-properties fo:border="0.0069in solid #C9C9C9" style:writing-mode="lr-tb" fo:padding-top="0in" fo:padding-left="0.075in" fo:padding-bottom="0in" fo:padding-right="0.075in"/>
    </style:style>
    <style:style style:name="TableRow448" style:family="table-row">
      <style:table-row-properties style:use-optimal-row-height="false"/>
    </style:style>
    <style:style style:name="TableCell449" style:family="table-cell">
      <style:table-cell-properties fo:border="0.0069in solid #C9C9C9" fo:background-color="#EDEDED" style:writing-mode="lr-tb" fo:padding-top="0in" fo:padding-left="0.075in" fo:padding-bottom="0in" fo:padding-right="0.075in"/>
    </style:style>
    <style:style style:name="TableCell450" style:family="table-cell">
      <style:table-cell-properties fo:border="0.0069in solid #C9C9C9" style:writing-mode="lr-tb" fo:padding-top="0in" fo:padding-left="0.075in" fo:padding-bottom="0in" fo:padding-right="0.075in"/>
    </style:style>
    <style:style style:name="TableRow451" style:family="table-row">
      <style:table-row-properties style:use-optimal-row-height="false"/>
    </style:style>
    <style:style style:name="TableCell452" style:family="table-cell">
      <style:table-cell-properties fo:border="0.0069in solid #C9C9C9" fo:background-color="#EDEDED" style:writing-mode="lr-tb" fo:padding-top="0in" fo:padding-left="0.075in" fo:padding-bottom="0in" fo:padding-right="0.075in"/>
    </style:style>
    <style:style style:name="TableCell453" style:family="table-cell">
      <style:table-cell-properties fo:border="0.0069in solid #C9C9C9" style:writing-mode="lr-tb" fo:padding-top="0in" fo:padding-left="0.075in" fo:padding-bottom="0in" fo:padding-right="0.075in"/>
    </style:style>
    <style:style style:name="P454" style:parent-style-name="TableContents" style:list-style-name="LFO14" style:family="paragraph"/>
    <style:style style:name="P455" style:parent-style-name="TableContents" style:list-style-name="LFO12" style:family="paragraph"/>
    <style:style style:name="P456" style:parent-style-name="TableContents" style:list-style-name="LFO12" style:family="paragraph"/>
    <style:style style:name="P457" style:parent-style-name="TableContents" style:list-style-name="LFO12" style:family="paragraph"/>
    <style:style style:name="P458" style:parent-style-name="TableContents" style:list-style-name="LFO12" style:family="paragraph"/>
    <style:style style:name="P459" style:parent-style-name="TableContents" style:list-style-name="LFO12" style:family="paragraph"/>
    <style:style style:name="TableRow460" style:family="table-row">
      <style:table-row-properties style:use-optimal-row-height="false"/>
    </style:style>
    <style:style style:name="TableCell461" style:family="table-cell">
      <style:table-cell-properties fo:border="0.0069in solid #C9C9C9" fo:background-color="#EDEDED" style:writing-mode="lr-tb" fo:padding-top="0in" fo:padding-left="0.075in" fo:padding-bottom="0in" fo:padding-right="0.075in"/>
    </style:style>
    <style:style style:name="TableCell462" style:family="table-cell">
      <style:table-cell-properties fo:border="0.0069in solid #C9C9C9" style:writing-mode="lr-tb" fo:padding-top="0in" fo:padding-left="0.075in" fo:padding-bottom="0in" fo:padding-right="0.075in"/>
    </style:style>
    <style:style style:name="TableRow463" style:family="table-row">
      <style:table-row-properties style:use-optimal-row-height="false"/>
    </style:style>
    <style:style style:name="TableCell464" style:family="table-cell">
      <style:table-cell-properties fo:border="0.0069in solid #C9C9C9" fo:background-color="#EDEDED" style:writing-mode="lr-tb" fo:padding-top="0in" fo:padding-left="0.075in" fo:padding-bottom="0in" fo:padding-right="0.075in"/>
    </style:style>
    <style:style style:name="TableCell465" style:family="table-cell">
      <style:table-cell-properties fo:border="0.0069in solid #C9C9C9" style:writing-mode="lr-tb" fo:padding-top="0in" fo:padding-left="0.075in" fo:padding-bottom="0in" fo:padding-right="0.075in"/>
    </style:style>
    <style:style style:name="TableRow466" style:family="table-row">
      <style:table-row-properties style:use-optimal-row-height="false"/>
    </style:style>
    <style:style style:name="TableCell467" style:family="table-cell">
      <style:table-cell-properties fo:border="0.0069in solid #C9C9C9" fo:background-color="#EDEDED" style:writing-mode="lr-tb" fo:padding-top="0in" fo:padding-left="0.075in" fo:padding-bottom="0in" fo:padding-right="0.075in"/>
    </style:style>
    <style:style style:name="TableCell468" style:family="table-cell">
      <style:table-cell-properties fo:border="0.0069in solid #C9C9C9" style:writing-mode="lr-tb" fo:padding-top="0in" fo:padding-left="0.075in" fo:padding-bottom="0in" fo:padding-right="0.075in"/>
    </style:style>
    <style:style style:name="TableRow469" style:family="table-row">
      <style:table-row-properties style:use-optimal-row-height="false"/>
    </style:style>
    <style:style style:name="TableCell470" style:family="table-cell">
      <style:table-cell-properties fo:border="0.0069in solid #C9C9C9" fo:background-color="#EDEDED" style:writing-mode="lr-tb" fo:padding-top="0in" fo:padding-left="0.075in" fo:padding-bottom="0in" fo:padding-right="0.075in"/>
    </style:style>
    <style:style style:name="TableCell471" style:family="table-cell">
      <style:table-cell-properties fo:border="0.0069in solid #C9C9C9" style:writing-mode="lr-tb" fo:padding-top="0in" fo:padding-left="0.075in" fo:padding-bottom="0in" fo:padding-right="0.075in"/>
    </style:style>
    <style:style style:name="TableRow472" style:family="table-row">
      <style:table-row-properties style:use-optimal-row-height="false"/>
    </style:style>
    <style:style style:name="TableCell473" style:family="table-cell">
      <style:table-cell-properties fo:border="0.0069in solid #C9C9C9" fo:background-color="#EDEDED" style:writing-mode="lr-tb" fo:padding-top="0in" fo:padding-left="0.075in" fo:padding-bottom="0in" fo:padding-right="0.075in"/>
    </style:style>
    <style:style style:name="TableCell474" style:family="table-cell">
      <style:table-cell-properties fo:border="0.0069in solid #C9C9C9" style:writing-mode="lr-tb" fo:padding-top="0in" fo:padding-left="0.075in" fo:padding-bottom="0in" fo:padding-right="0.075in"/>
    </style:style>
    <style:style style:name="TableColumn476" style:family="table-column">
      <style:table-column-properties style:column-width="3.3465in" style:use-optimal-column-width="false"/>
    </style:style>
    <style:style style:name="TableColumn477" style:family="table-column">
      <style:table-column-properties style:column-width="3.3465in" style:use-optimal-column-width="false"/>
    </style:style>
    <style:style style:name="Table475" style:family="table">
      <style:table-properties style:width="6.693in" fo:margin-left="0in" table:align="left"/>
    </style:style>
    <style:style style:name="TableRow478" style:family="table-row">
      <style:table-row-properties style:use-optimal-row-height="false"/>
    </style:style>
    <style:style style:name="TableCell479"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80" style:parent-style-name="TableContents" style:family="paragraph">
      <style:text-properties fo:font-weight="bold" style:font-weight-asian="bold" style:font-weight-complex="bold" fo:color="#FFFFFF"/>
    </style:style>
    <style:style style:name="TableCell48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82" style:parent-style-name="TableContents" style:family="paragraph">
      <style:text-properties fo:font-weight="bold" style:font-weight-asian="bold" style:font-weight-complex="bold" fo:color="#FFFFFF"/>
    </style:style>
    <style:style style:name="TableRow483" style:family="table-row">
      <style:table-row-properties style:use-optimal-row-height="false"/>
    </style:style>
    <style:style style:name="TableCell484" style:family="table-cell">
      <style:table-cell-properties fo:border="0.0069in solid #C9C9C9" fo:background-color="#EDEDED" style:writing-mode="lr-tb" fo:padding-top="0in" fo:padding-left="0.075in" fo:padding-bottom="0in" fo:padding-right="0.075in"/>
    </style:style>
    <style:style style:name="TableCell485" style:family="table-cell">
      <style:table-cell-properties fo:border="0.0069in solid #C9C9C9" style:writing-mode="lr-tb" fo:padding-top="0in" fo:padding-left="0.075in" fo:padding-bottom="0in" fo:padding-right="0.075in"/>
    </style:style>
    <style:style style:name="TableRow486" style:family="table-row">
      <style:table-row-properties style:use-optimal-row-height="false"/>
    </style:style>
    <style:style style:name="TableCell487" style:family="table-cell">
      <style:table-cell-properties fo:border="0.0069in solid #C9C9C9" fo:background-color="#EDEDED" style:writing-mode="lr-tb" fo:padding-top="0in" fo:padding-left="0.075in" fo:padding-bottom="0in" fo:padding-right="0.075in"/>
    </style:style>
    <style:style style:name="TableCell488" style:family="table-cell">
      <style:table-cell-properties fo:border="0.0069in solid #C9C9C9" style:writing-mode="lr-tb" fo:padding-top="0in" fo:padding-left="0.075in" fo:padding-bottom="0in" fo:padding-right="0.075in"/>
    </style:style>
    <style:style style:name="TableRow489" style:family="table-row">
      <style:table-row-properties style:use-optimal-row-height="false"/>
    </style:style>
    <style:style style:name="TableCell490" style:family="table-cell">
      <style:table-cell-properties fo:border="0.0069in solid #C9C9C9" fo:background-color="#EDEDED" style:writing-mode="lr-tb" fo:padding-top="0in" fo:padding-left="0.075in" fo:padding-bottom="0in" fo:padding-right="0.075in"/>
    </style:style>
    <style:style style:name="TableCell491" style:family="table-cell">
      <style:table-cell-properties fo:border="0.0069in solid #C9C9C9" style:writing-mode="lr-tb" fo:padding-top="0in" fo:padding-left="0.075in" fo:padding-bottom="0in" fo:padding-right="0.075in"/>
    </style:style>
    <style:style style:name="TableRow492" style:family="table-row">
      <style:table-row-properties style:use-optimal-row-height="false"/>
    </style:style>
    <style:style style:name="TableCell493" style:family="table-cell">
      <style:table-cell-properties fo:border="0.0069in solid #C9C9C9" fo:background-color="#EDEDED" style:writing-mode="lr-tb" fo:padding-top="0in" fo:padding-left="0.075in" fo:padding-bottom="0in" fo:padding-right="0.075in"/>
    </style:style>
    <style:style style:name="TableCell494" style:family="table-cell">
      <style:table-cell-properties fo:border="0.0069in solid #C9C9C9" style:writing-mode="lr-tb" fo:padding-top="0in" fo:padding-left="0.075in" fo:padding-bottom="0in" fo:padding-right="0.075in"/>
    </style:style>
    <style:style style:name="P495" style:parent-style-name="TableContents" style:list-style-name="LFO15" style:family="paragraph"/>
    <style:style style:name="P496" style:parent-style-name="TableContents" style:list-style-name="LFO15" style:family="paragraph"/>
    <style:style style:name="P497" style:parent-style-name="TableContents" style:list-style-name="LFO15" style:family="paragraph"/>
    <style:style style:name="P498" style:parent-style-name="TableContents" style:list-style-name="LFO15" style:family="paragraph"/>
    <style:style style:name="TableRow499" style:family="table-row">
      <style:table-row-properties style:use-optimal-row-height="false"/>
    </style:style>
    <style:style style:name="TableCell500" style:family="table-cell">
      <style:table-cell-properties fo:border="0.0069in solid #C9C9C9" fo:background-color="#EDEDED" style:writing-mode="lr-tb" fo:padding-top="0in" fo:padding-left="0.075in" fo:padding-bottom="0in" fo:padding-right="0.075in"/>
    </style:style>
    <style:style style:name="TableCell501" style:family="table-cell">
      <style:table-cell-properties fo:border="0.0069in solid #C9C9C9" style:writing-mode="lr-tb" fo:padding-top="0in" fo:padding-left="0.075in" fo:padding-bottom="0in" fo:padding-right="0.075in"/>
    </style:style>
    <style:style style:name="TableRow502" style:family="table-row">
      <style:table-row-properties style:use-optimal-row-height="false"/>
    </style:style>
    <style:style style:name="TableCell503" style:family="table-cell">
      <style:table-cell-properties fo:border="0.0069in solid #C9C9C9" fo:background-color="#EDEDED" style:writing-mode="lr-tb" fo:padding-top="0in" fo:padding-left="0.075in" fo:padding-bottom="0in" fo:padding-right="0.075in"/>
    </style:style>
    <style:style style:name="TableCell504" style:family="table-cell">
      <style:table-cell-properties fo:border="0.0069in solid #C9C9C9" style:writing-mode="lr-tb" fo:padding-top="0in" fo:padding-left="0.075in" fo:padding-bottom="0in" fo:padding-right="0.075in"/>
    </style:style>
    <style:style style:name="TableRow505" style:family="table-row">
      <style:table-row-properties style:use-optimal-row-height="false"/>
    </style:style>
    <style:style style:name="TableCell506" style:family="table-cell">
      <style:table-cell-properties fo:border="0.0069in solid #C9C9C9" fo:background-color="#EDEDED" style:writing-mode="lr-tb" fo:padding-top="0in" fo:padding-left="0.075in" fo:padding-bottom="0in" fo:padding-right="0.075in"/>
    </style:style>
    <style:style style:name="TableCell507" style:family="table-cell">
      <style:table-cell-properties fo:border="0.0069in solid #C9C9C9" style:writing-mode="lr-tb" fo:padding-top="0in" fo:padding-left="0.075in" fo:padding-bottom="0in" fo:padding-right="0.075in"/>
    </style:style>
    <style:style style:name="TableRow508" style:family="table-row">
      <style:table-row-properties style:use-optimal-row-height="false"/>
    </style:style>
    <style:style style:name="TableCell509" style:family="table-cell">
      <style:table-cell-properties fo:border="0.0069in solid #C9C9C9" fo:background-color="#EDEDED" style:writing-mode="lr-tb" fo:padding-top="0in" fo:padding-left="0.075in" fo:padding-bottom="0in" fo:padding-right="0.075in"/>
    </style:style>
    <style:style style:name="TableCell510" style:family="table-cell">
      <style:table-cell-properties fo:border="0.0069in solid #C9C9C9" style:writing-mode="lr-tb" fo:padding-top="0in" fo:padding-left="0.075in" fo:padding-bottom="0in" fo:padding-right="0.075in"/>
    </style:style>
    <style:style style:name="TableRow511" style:family="table-row">
      <style:table-row-properties style:use-optimal-row-height="false"/>
    </style:style>
    <style:style style:name="TableCell512" style:family="table-cell">
      <style:table-cell-properties fo:border="0.0069in solid #C9C9C9" fo:background-color="#EDEDED" style:writing-mode="lr-tb" fo:padding-top="0in" fo:padding-left="0.075in" fo:padding-bottom="0in" fo:padding-right="0.075in"/>
    </style:style>
    <style:style style:name="TableCell513" style:family="table-cell">
      <style:table-cell-properties fo:border="0.0069in solid #C9C9C9" style:writing-mode="lr-tb" fo:padding-top="0in" fo:padding-left="0.075in" fo:padding-bottom="0in" fo:padding-right="0.075in"/>
    </style:style>
    <style:style style:name="TableColumn515" style:family="table-column">
      <style:table-column-properties style:column-width="3.3465in" style:use-optimal-column-width="false"/>
    </style:style>
    <style:style style:name="TableColumn516" style:family="table-column">
      <style:table-column-properties style:column-width="3.3465in" style:use-optimal-column-width="false"/>
    </style:style>
    <style:style style:name="Table514" style:family="table">
      <style:table-properties style:width="6.693in" fo:margin-left="0in" table:align="left"/>
    </style:style>
    <style:style style:name="TableRow517" style:family="table-row">
      <style:table-row-properties style:use-optimal-row-height="false"/>
    </style:style>
    <style:style style:name="TableCell51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19" style:parent-style-name="TableContents" style:family="paragraph">
      <style:text-properties fo:font-weight="bold" style:font-weight-asian="bold" style:font-weight-complex="bold" fo:color="#FFFFFF"/>
    </style:style>
    <style:style style:name="TableCell52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21" style:parent-style-name="TableContents" style:family="paragraph">
      <style:text-properties fo:font-weight="bold" style:font-weight-asian="bold" style:font-weight-complex="bold" fo:color="#FFFFFF"/>
    </style:style>
    <style:style style:name="TableRow522" style:family="table-row">
      <style:table-row-properties style:use-optimal-row-height="false"/>
    </style:style>
    <style:style style:name="TableCell523" style:family="table-cell">
      <style:table-cell-properties fo:border="0.0069in solid #C9C9C9" fo:background-color="#EDEDED" style:writing-mode="lr-tb" fo:padding-top="0in" fo:padding-left="0.075in" fo:padding-bottom="0in" fo:padding-right="0.075in"/>
    </style:style>
    <style:style style:name="TableCell524" style:family="table-cell">
      <style:table-cell-properties fo:border="0.0069in solid #C9C9C9"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0.0069in solid #C9C9C9" fo:background-color="#EDEDED" style:writing-mode="lr-tb" fo:padding-top="0in" fo:padding-left="0.075in" fo:padding-bottom="0in" fo:padding-right="0.075in"/>
    </style:style>
    <style:style style:name="TableCell527" style:family="table-cell">
      <style:table-cell-properties fo:border="0.0069in solid #C9C9C9"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0.0069in solid #C9C9C9" fo:background-color="#EDEDED" style:writing-mode="lr-tb" fo:padding-top="0in" fo:padding-left="0.075in" fo:padding-bottom="0in" fo:padding-right="0.075in"/>
    </style:style>
    <style:style style:name="TableCell530" style:family="table-cell">
      <style:table-cell-properties fo:border="0.0069in solid #C9C9C9" style:writing-mode="lr-tb" fo:padding-top="0in" fo:padding-left="0.075in" fo:padding-bottom="0in" fo:padding-right="0.075in"/>
    </style:style>
    <style:style style:name="TableRow531" style:family="table-row">
      <style:table-row-properties style:use-optimal-row-height="false"/>
    </style:style>
    <style:style style:name="TableCell532" style:family="table-cell">
      <style:table-cell-properties fo:border="0.0069in solid #C9C9C9" fo:background-color="#EDEDED" style:writing-mode="lr-tb" fo:padding-top="0in" fo:padding-left="0.075in" fo:padding-bottom="0in" fo:padding-right="0.075in"/>
    </style:style>
    <style:style style:name="TableCell533" style:family="table-cell">
      <style:table-cell-properties fo:border="0.0069in solid #C9C9C9" style:writing-mode="lr-tb" fo:padding-top="0in" fo:padding-left="0.075in" fo:padding-bottom="0in" fo:padding-right="0.075in"/>
    </style:style>
    <style:style style:name="P534" style:parent-style-name="TableContents" style:list-style-name="LFO16" style:family="paragraph"/>
    <style:style style:name="P535" style:parent-style-name="TableContents" style:list-style-name="LFO16" style:family="paragraph"/>
    <style:style style:name="TableRow536" style:family="table-row">
      <style:table-row-properties style:use-optimal-row-height="false"/>
    </style:style>
    <style:style style:name="TableCell537" style:family="table-cell">
      <style:table-cell-properties fo:border="0.0069in solid #C9C9C9" fo:background-color="#EDEDED" style:writing-mode="lr-tb" fo:padding-top="0in" fo:padding-left="0.075in" fo:padding-bottom="0in" fo:padding-right="0.075in"/>
    </style:style>
    <style:style style:name="TableCell538" style:family="table-cell">
      <style:table-cell-properties fo:border="0.0069in solid #C9C9C9" style:writing-mode="lr-tb" fo:padding-top="0in" fo:padding-left="0.075in" fo:padding-bottom="0in" fo:padding-right="0.075in"/>
    </style:style>
    <style:style style:name="TableRow539" style:family="table-row">
      <style:table-row-properties style:use-optimal-row-height="false"/>
    </style:style>
    <style:style style:name="TableCell540" style:family="table-cell">
      <style:table-cell-properties fo:border="0.0069in solid #C9C9C9" fo:background-color="#EDEDED" style:writing-mode="lr-tb" fo:padding-top="0in" fo:padding-left="0.075in" fo:padding-bottom="0in" fo:padding-right="0.075in"/>
    </style:style>
    <style:style style:name="TableCell541" style:family="table-cell">
      <style:table-cell-properties fo:border="0.0069in solid #C9C9C9" style:writing-mode="lr-tb" fo:padding-top="0in" fo:padding-left="0.075in" fo:padding-bottom="0in" fo:padding-right="0.075in"/>
    </style:style>
    <style:style style:name="TableRow542" style:family="table-row">
      <style:table-row-properties style:use-optimal-row-height="false"/>
    </style:style>
    <style:style style:name="TableCell543" style:family="table-cell">
      <style:table-cell-properties fo:border="0.0069in solid #C9C9C9" fo:background-color="#EDEDED" style:writing-mode="lr-tb" fo:padding-top="0in" fo:padding-left="0.075in" fo:padding-bottom="0in" fo:padding-right="0.075in"/>
    </style:style>
    <style:style style:name="TableCell544" style:family="table-cell">
      <style:table-cell-properties fo:border="0.0069in solid #C9C9C9" style:writing-mode="lr-tb" fo:padding-top="0in" fo:padding-left="0.075in" fo:padding-bottom="0in" fo:padding-right="0.075in"/>
    </style:style>
    <style:style style:name="TableRow545" style:family="table-row">
      <style:table-row-properties style:use-optimal-row-height="false"/>
    </style:style>
    <style:style style:name="TableCell546" style:family="table-cell">
      <style:table-cell-properties fo:border="0.0069in solid #C9C9C9" fo:background-color="#EDEDED" style:writing-mode="lr-tb" fo:padding-top="0in" fo:padding-left="0.075in" fo:padding-bottom="0in" fo:padding-right="0.075in"/>
    </style:style>
    <style:style style:name="TableCell547" style:family="table-cell">
      <style:table-cell-properties fo:border="0.0069in solid #C9C9C9" style:writing-mode="lr-tb" fo:padding-top="0in" fo:padding-left="0.075in" fo:padding-bottom="0in" fo:padding-right="0.075in"/>
    </style:style>
    <style:style style:name="TableRow548" style:family="table-row">
      <style:table-row-properties style:use-optimal-row-height="false"/>
    </style:style>
    <style:style style:name="TableCell549" style:family="table-cell">
      <style:table-cell-properties fo:border="0.0069in solid #C9C9C9" fo:background-color="#EDEDED" style:writing-mode="lr-tb" fo:padding-top="0in" fo:padding-left="0.075in" fo:padding-bottom="0in" fo:padding-right="0.075in"/>
    </style:style>
    <style:style style:name="TableCell550" style:family="table-cell">
      <style:table-cell-properties fo:border="0.0069in solid #C9C9C9" style:writing-mode="lr-tb" fo:padding-top="0in" fo:padding-left="0.075in" fo:padding-bottom="0in" fo:padding-right="0.075in"/>
    </style:style>
    <style:style style:name="TableColumn552" style:family="table-column">
      <style:table-column-properties style:column-width="3.3465in" style:use-optimal-column-width="false"/>
    </style:style>
    <style:style style:name="TableColumn553" style:family="table-column">
      <style:table-column-properties style:column-width="3.3465in" style:use-optimal-column-width="false"/>
    </style:style>
    <style:style style:name="Table551" style:family="table">
      <style:table-properties style:width="6.693in" fo:margin-left="0in" table:align="left"/>
    </style:style>
    <style:style style:name="TableRow554" style:family="table-row">
      <style:table-row-properties style:use-optimal-row-height="false"/>
    </style:style>
    <style:style style:name="TableCell55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56" style:parent-style-name="TableContents" style:family="paragraph">
      <style:text-properties fo:font-weight="bold" style:font-weight-asian="bold" style:font-weight-complex="bold" fo:color="#FFFFFF"/>
    </style:style>
    <style:style style:name="TableCell55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58" style:parent-style-name="TableContents" style:family="paragraph">
      <style:text-properties fo:font-weight="bold" style:font-weight-asian="bold" style:font-weight-complex="bold" fo:color="#FFFFFF"/>
    </style:style>
    <style:style style:name="TableRow559" style:family="table-row">
      <style:table-row-properties style:use-optimal-row-height="false"/>
    </style:style>
    <style:style style:name="TableCell560" style:family="table-cell">
      <style:table-cell-properties fo:border="0.0069in solid #C9C9C9" fo:background-color="#EDEDED" style:writing-mode="lr-tb" fo:padding-top="0in" fo:padding-left="0.075in" fo:padding-bottom="0in" fo:padding-right="0.075in"/>
    </style:style>
    <style:style style:name="TableCell561" style:family="table-cell">
      <style:table-cell-properties fo:border="0.0069in solid #C9C9C9" style:writing-mode="lr-tb" fo:padding-top="0in" fo:padding-left="0.075in" fo:padding-bottom="0in" fo:padding-right="0.075in"/>
    </style:style>
    <style:style style:name="TableRow562" style:family="table-row">
      <style:table-row-properties style:use-optimal-row-height="false"/>
    </style:style>
    <style:style style:name="TableCell563" style:family="table-cell">
      <style:table-cell-properties fo:border="0.0069in solid #C9C9C9" fo:background-color="#EDEDED" style:writing-mode="lr-tb" fo:padding-top="0in" fo:padding-left="0.075in" fo:padding-bottom="0in" fo:padding-right="0.075in"/>
    </style:style>
    <style:style style:name="TableCell564" style:family="table-cell">
      <style:table-cell-properties fo:border="0.0069in solid #C9C9C9" style:writing-mode="lr-tb" fo:padding-top="0in" fo:padding-left="0.075in" fo:padding-bottom="0in" fo:padding-right="0.075in"/>
    </style:style>
    <style:style style:name="TableRow565" style:family="table-row">
      <style:table-row-properties style:use-optimal-row-height="false"/>
    </style:style>
    <style:style style:name="TableCell566" style:family="table-cell">
      <style:table-cell-properties fo:border="0.0069in solid #C9C9C9" fo:background-color="#EDEDED" style:writing-mode="lr-tb" fo:padding-top="0in" fo:padding-left="0.075in" fo:padding-bottom="0in" fo:padding-right="0.075in"/>
    </style:style>
    <style:style style:name="TableCell567" style:family="table-cell">
      <style:table-cell-properties fo:border="0.0069in solid #C9C9C9" style:writing-mode="lr-tb" fo:padding-top="0in" fo:padding-left="0.075in" fo:padding-bottom="0in" fo:padding-right="0.075in"/>
    </style:style>
    <style:style style:name="TableRow568" style:family="table-row">
      <style:table-row-properties style:use-optimal-row-height="false"/>
    </style:style>
    <style:style style:name="TableCell569" style:family="table-cell">
      <style:table-cell-properties fo:border="0.0069in solid #C9C9C9" fo:background-color="#EDEDED" style:writing-mode="lr-tb" fo:padding-top="0in" fo:padding-left="0.075in" fo:padding-bottom="0in" fo:padding-right="0.075in"/>
    </style:style>
    <style:style style:name="TableCell570" style:family="table-cell">
      <style:table-cell-properties fo:border="0.0069in solid #C9C9C9" style:writing-mode="lr-tb" fo:padding-top="0in" fo:padding-left="0.075in" fo:padding-bottom="0in" fo:padding-right="0.075in"/>
    </style:style>
    <style:style style:name="P571" style:parent-style-name="TableContents" style:list-style-name="LFO17" style:family="paragraph"/>
    <style:style style:name="P572" style:parent-style-name="TableContents" style:list-style-name="LFO17" style:family="paragraph"/>
    <style:style style:name="P573" style:parent-style-name="TableContents" style:list-style-name="LFO17" style:family="paragraph"/>
    <style:style style:name="P574" style:parent-style-name="TableContents" style:list-style-name="LFO17" style:family="paragraph"/>
    <style:style style:name="TableRow575" style:family="table-row">
      <style:table-row-properties style:use-optimal-row-height="false"/>
    </style:style>
    <style:style style:name="TableCell576" style:family="table-cell">
      <style:table-cell-properties fo:border="0.0069in solid #C9C9C9" fo:background-color="#EDEDED" style:writing-mode="lr-tb" fo:padding-top="0in" fo:padding-left="0.075in" fo:padding-bottom="0in" fo:padding-right="0.075in"/>
    </style:style>
    <style:style style:name="TableCell577" style:family="table-cell">
      <style:table-cell-properties fo:border="0.0069in solid #C9C9C9" style:writing-mode="lr-tb" fo:padding-top="0in" fo:padding-left="0.075in" fo:padding-bottom="0in" fo:padding-right="0.075in"/>
    </style:style>
    <style:style style:name="TableRow578" style:family="table-row">
      <style:table-row-properties style:use-optimal-row-height="false"/>
    </style:style>
    <style:style style:name="TableCell579" style:family="table-cell">
      <style:table-cell-properties fo:border="0.0069in solid #C9C9C9" fo:background-color="#EDEDED" style:writing-mode="lr-tb" fo:padding-top="0in" fo:padding-left="0.075in" fo:padding-bottom="0in" fo:padding-right="0.075in"/>
    </style:style>
    <style:style style:name="TableCell580" style:family="table-cell">
      <style:table-cell-properties fo:border="0.0069in solid #C9C9C9" style:writing-mode="lr-tb" fo:padding-top="0in" fo:padding-left="0.075in" fo:padding-bottom="0in" fo:padding-right="0.075in"/>
    </style:style>
    <style:style style:name="TableRow581" style:family="table-row">
      <style:table-row-properties style:use-optimal-row-height="false"/>
    </style:style>
    <style:style style:name="TableCell582" style:family="table-cell">
      <style:table-cell-properties fo:border="0.0069in solid #C9C9C9" fo:background-color="#EDEDED" style:writing-mode="lr-tb" fo:padding-top="0in" fo:padding-left="0.075in" fo:padding-bottom="0in" fo:padding-right="0.075in"/>
    </style:style>
    <style:style style:name="TableCell583" style:family="table-cell">
      <style:table-cell-properties fo:border="0.0069in solid #C9C9C9" style:writing-mode="lr-tb" fo:padding-top="0in" fo:padding-left="0.075in" fo:padding-bottom="0in" fo:padding-right="0.075in"/>
    </style:style>
    <style:style style:name="TableRow584" style:family="table-row">
      <style:table-row-properties style:use-optimal-row-height="false"/>
    </style:style>
    <style:style style:name="TableCell585" style:family="table-cell">
      <style:table-cell-properties fo:border="0.0069in solid #C9C9C9" fo:background-color="#EDEDED" style:writing-mode="lr-tb" fo:padding-top="0in" fo:padding-left="0.075in" fo:padding-bottom="0in" fo:padding-right="0.075in"/>
    </style:style>
    <style:style style:name="TableCell586" style:family="table-cell">
      <style:table-cell-properties fo:border="0.0069in solid #C9C9C9" style:writing-mode="lr-tb" fo:padding-top="0in" fo:padding-left="0.075in" fo:padding-bottom="0in" fo:padding-right="0.075in"/>
    </style:style>
    <style:style style:name="TableRow587" style:family="table-row">
      <style:table-row-properties style:use-optimal-row-height="false"/>
    </style:style>
    <style:style style:name="TableCell588" style:family="table-cell">
      <style:table-cell-properties fo:border="0.0069in solid #C9C9C9" fo:background-color="#EDEDED" style:writing-mode="lr-tb" fo:padding-top="0in" fo:padding-left="0.075in" fo:padding-bottom="0in" fo:padding-right="0.075in"/>
    </style:style>
    <style:style style:name="TableCell589" style:family="table-cell">
      <style:table-cell-properties fo:border="0.0069in solid #C9C9C9" style:writing-mode="lr-tb" fo:padding-top="0in" fo:padding-left="0.075in" fo:padding-bottom="0in" fo:padding-right="0.075in"/>
    </style:style>
    <style:style style:name="TableColumn591" style:family="table-column">
      <style:table-column-properties style:column-width="3.3465in" style:use-optimal-column-width="false"/>
    </style:style>
    <style:style style:name="TableColumn592" style:family="table-column">
      <style:table-column-properties style:column-width="3.3465in" style:use-optimal-column-width="false"/>
    </style:style>
    <style:style style:name="Table590" style:family="table">
      <style:table-properties style:width="6.693in" fo:margin-left="0in" table:align="left"/>
    </style:style>
    <style:style style:name="TableRow593" style:family="table-row">
      <style:table-row-properties style:use-optimal-row-height="false"/>
    </style:style>
    <style:style style:name="TableCell59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95" style:parent-style-name="TableContents" style:family="paragraph">
      <style:text-properties fo:font-weight="bold" style:font-weight-asian="bold" style:font-weight-complex="bold" fo:color="#FFFFFF"/>
    </style:style>
    <style:style style:name="TableCell596"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97" style:parent-style-name="TableContents" style:family="paragraph">
      <style:text-properties fo:font-weight="bold" style:font-weight-asian="bold" style:font-weight-complex="bold" fo:color="#FFFFFF"/>
    </style:style>
    <style:style style:name="TableRow598" style:family="table-row">
      <style:table-row-properties style:use-optimal-row-height="false"/>
    </style:style>
    <style:style style:name="TableCell599" style:family="table-cell">
      <style:table-cell-properties fo:border="0.0069in solid #C9C9C9" fo:background-color="#EDEDED" style:writing-mode="lr-tb" fo:padding-top="0in" fo:padding-left="0.075in" fo:padding-bottom="0in" fo:padding-right="0.075in"/>
    </style:style>
    <style:style style:name="TableCell600" style:family="table-cell">
      <style:table-cell-properties fo:border="0.0069in solid #C9C9C9" style:writing-mode="lr-tb" fo:padding-top="0in" fo:padding-left="0.075in" fo:padding-bottom="0in" fo:padding-right="0.075in"/>
    </style:style>
    <style:style style:name="TableRow601" style:family="table-row">
      <style:table-row-properties style:use-optimal-row-height="false"/>
    </style:style>
    <style:style style:name="TableCell602" style:family="table-cell">
      <style:table-cell-properties fo:border="0.0069in solid #C9C9C9" fo:background-color="#EDEDED" style:writing-mode="lr-tb" fo:padding-top="0in" fo:padding-left="0.075in" fo:padding-bottom="0in" fo:padding-right="0.075in"/>
    </style:style>
    <style:style style:name="TableCell603" style:family="table-cell">
      <style:table-cell-properties fo:border="0.0069in solid #C9C9C9" style:writing-mode="lr-tb" fo:padding-top="0in" fo:padding-left="0.075in" fo:padding-bottom="0in" fo:padding-right="0.075in"/>
    </style:style>
    <style:style style:name="TableRow604" style:family="table-row">
      <style:table-row-properties style:use-optimal-row-height="false"/>
    </style:style>
    <style:style style:name="TableCell605" style:family="table-cell">
      <style:table-cell-properties fo:border="0.0069in solid #C9C9C9" fo:background-color="#EDEDED" style:writing-mode="lr-tb" fo:padding-top="0in" fo:padding-left="0.075in" fo:padding-bottom="0in" fo:padding-right="0.075in"/>
    </style:style>
    <style:style style:name="TableCell606" style:family="table-cell">
      <style:table-cell-properties fo:border="0.0069in solid #C9C9C9" style:writing-mode="lr-tb" fo:padding-top="0in" fo:padding-left="0.075in" fo:padding-bottom="0in" fo:padding-right="0.075in"/>
    </style:style>
    <style:style style:name="TableRow607" style:family="table-row">
      <style:table-row-properties style:use-optimal-row-height="false"/>
    </style:style>
    <style:style style:name="TableCell608" style:family="table-cell">
      <style:table-cell-properties fo:border="0.0069in solid #C9C9C9" fo:background-color="#EDEDED" style:writing-mode="lr-tb" fo:padding-top="0in" fo:padding-left="0.075in" fo:padding-bottom="0in" fo:padding-right="0.075in"/>
    </style:style>
    <style:style style:name="TableCell609" style:family="table-cell">
      <style:table-cell-properties fo:border="0.0069in solid #C9C9C9" style:writing-mode="lr-tb" fo:padding-top="0in" fo:padding-left="0.075in" fo:padding-bottom="0in" fo:padding-right="0.075in"/>
    </style:style>
    <style:style style:name="P610" style:parent-style-name="TableContents" style:list-style-name="LFO18" style:family="paragraph"/>
    <style:style style:name="P611" style:parent-style-name="TableContents" style:list-style-name="LFO18" style:family="paragraph"/>
    <style:style style:name="P612" style:parent-style-name="TableContents" style:list-style-name="LFO18" style:family="paragraph"/>
    <style:style style:name="P613" style:parent-style-name="TableContents" style:list-style-name="LFO18" style:family="paragraph"/>
    <style:style style:name="TableRow614" style:family="table-row">
      <style:table-row-properties style:use-optimal-row-height="false"/>
    </style:style>
    <style:style style:name="TableCell615" style:family="table-cell">
      <style:table-cell-properties fo:border="0.0069in solid #C9C9C9" fo:background-color="#EDEDED" style:writing-mode="lr-tb" fo:padding-top="0in" fo:padding-left="0.075in" fo:padding-bottom="0in" fo:padding-right="0.075in"/>
    </style:style>
    <style:style style:name="TableCell616" style:family="table-cell">
      <style:table-cell-properties fo:border="0.0069in solid #C9C9C9" style:writing-mode="lr-tb" fo:padding-top="0in" fo:padding-left="0.075in" fo:padding-bottom="0in" fo:padding-right="0.075in"/>
    </style:style>
    <style:style style:name="TableRow617" style:family="table-row">
      <style:table-row-properties style:use-optimal-row-height="false"/>
    </style:style>
    <style:style style:name="TableCell618" style:family="table-cell">
      <style:table-cell-properties fo:border="0.0069in solid #C9C9C9" fo:background-color="#EDEDED" style:writing-mode="lr-tb" fo:padding-top="0in" fo:padding-left="0.075in" fo:padding-bottom="0in" fo:padding-right="0.075in"/>
    </style:style>
    <style:style style:name="TableCell619" style:family="table-cell">
      <style:table-cell-properties fo:border="0.0069in solid #C9C9C9" style:writing-mode="lr-tb" fo:padding-top="0in" fo:padding-left="0.075in" fo:padding-bottom="0in" fo:padding-right="0.075in"/>
    </style:style>
    <style:style style:name="TableRow620" style:family="table-row">
      <style:table-row-properties style:use-optimal-row-height="false"/>
    </style:style>
    <style:style style:name="TableCell621" style:family="table-cell">
      <style:table-cell-properties fo:border="0.0069in solid #C9C9C9" fo:background-color="#EDEDED" style:writing-mode="lr-tb" fo:padding-top="0in" fo:padding-left="0.075in" fo:padding-bottom="0in" fo:padding-right="0.075in"/>
    </style:style>
    <style:style style:name="TableCell622" style:family="table-cell">
      <style:table-cell-properties fo:border="0.0069in solid #C9C9C9" style:writing-mode="lr-tb" fo:padding-top="0in" fo:padding-left="0.075in" fo:padding-bottom="0in" fo:padding-right="0.075in"/>
    </style:style>
    <style:style style:name="TableRow623" style:family="table-row">
      <style:table-row-properties style:use-optimal-row-height="false"/>
    </style:style>
    <style:style style:name="TableCell624" style:family="table-cell">
      <style:table-cell-properties fo:border="0.0069in solid #C9C9C9" fo:background-color="#EDEDED" style:writing-mode="lr-tb" fo:padding-top="0in" fo:padding-left="0.075in" fo:padding-bottom="0in" fo:padding-right="0.075in"/>
    </style:style>
    <style:style style:name="TableCell625" style:family="table-cell">
      <style:table-cell-properties fo:border="0.0069in solid #C9C9C9" style:writing-mode="lr-tb" fo:padding-top="0in" fo:padding-left="0.075in" fo:padding-bottom="0in" fo:padding-right="0.075in"/>
    </style:style>
    <style:style style:name="TableRow626" style:family="table-row">
      <style:table-row-properties style:use-optimal-row-height="false"/>
    </style:style>
    <style:style style:name="TableCell627" style:family="table-cell">
      <style:table-cell-properties fo:border="0.0069in solid #C9C9C9" fo:background-color="#EDEDED" style:writing-mode="lr-tb" fo:padding-top="0in" fo:padding-left="0.075in" fo:padding-bottom="0in" fo:padding-right="0.075in"/>
    </style:style>
    <style:style style:name="TableCell628" style:family="table-cell">
      <style:table-cell-properties fo:border="0.0069in solid #C9C9C9" style:writing-mode="lr-tb" fo:padding-top="0in" fo:padding-left="0.075in" fo:padding-bottom="0in" fo:padding-right="0.075in"/>
    </style:style>
    <style:style style:name="TableColumn630" style:family="table-column">
      <style:table-column-properties style:column-width="3.3465in" style:use-optimal-column-width="false"/>
    </style:style>
    <style:style style:name="TableColumn631" style:family="table-column">
      <style:table-column-properties style:column-width="3.3465in" style:use-optimal-column-width="false"/>
    </style:style>
    <style:style style:name="Table629" style:family="table">
      <style:table-properties style:width="6.693in" fo:margin-left="0in" table:align="left"/>
    </style:style>
    <style:style style:name="TableRow632" style:family="table-row">
      <style:table-row-properties style:use-optimal-row-height="false"/>
    </style:style>
    <style:style style:name="TableCell63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34" style:parent-style-name="TableContents" style:family="paragraph">
      <style:text-properties fo:font-weight="bold" style:font-weight-asian="bold" style:font-weight-complex="bold" fo:color="#FFFFFF"/>
    </style:style>
    <style:style style:name="TableCell63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36" style:parent-style-name="TableContents" style:family="paragraph">
      <style:text-properties fo:font-weight="bold" style:font-weight-asian="bold" style:font-weight-complex="bold" fo:color="#FFFFFF"/>
    </style:style>
    <style:style style:name="TableRow637" style:family="table-row">
      <style:table-row-properties style:use-optimal-row-height="false"/>
    </style:style>
    <style:style style:name="TableCell638" style:family="table-cell">
      <style:table-cell-properties fo:border="0.0069in solid #C9C9C9" fo:background-color="#EDEDED" style:writing-mode="lr-tb" fo:padding-top="0in" fo:padding-left="0.075in" fo:padding-bottom="0in" fo:padding-right="0.075in"/>
    </style:style>
    <style:style style:name="TableCell639" style:family="table-cell">
      <style:table-cell-properties fo:border="0.0069in solid #C9C9C9" style:writing-mode="lr-tb" fo:padding-top="0in" fo:padding-left="0.075in" fo:padding-bottom="0in" fo:padding-right="0.075in"/>
    </style:style>
    <style:style style:name="TableRow640" style:family="table-row">
      <style:table-row-properties style:use-optimal-row-height="false"/>
    </style:style>
    <style:style style:name="TableCell641" style:family="table-cell">
      <style:table-cell-properties fo:border="0.0069in solid #C9C9C9" fo:background-color="#EDEDED" style:writing-mode="lr-tb" fo:padding-top="0in" fo:padding-left="0.075in" fo:padding-bottom="0in" fo:padding-right="0.075in"/>
    </style:style>
    <style:style style:name="TableCell642" style:family="table-cell">
      <style:table-cell-properties fo:border="0.0069in solid #C9C9C9" style:writing-mode="lr-tb" fo:padding-top="0in" fo:padding-left="0.075in" fo:padding-bottom="0in" fo:padding-right="0.075in"/>
    </style:style>
    <style:style style:name="TableRow643" style:family="table-row">
      <style:table-row-properties style:use-optimal-row-height="false"/>
    </style:style>
    <style:style style:name="TableCell644" style:family="table-cell">
      <style:table-cell-properties fo:border="0.0069in solid #C9C9C9" fo:background-color="#EDEDED" style:writing-mode="lr-tb" fo:padding-top="0in" fo:padding-left="0.075in" fo:padding-bottom="0in" fo:padding-right="0.075in"/>
    </style:style>
    <style:style style:name="TableCell645" style:family="table-cell">
      <style:table-cell-properties fo:border="0.0069in solid #C9C9C9" style:writing-mode="lr-tb" fo:padding-top="0in" fo:padding-left="0.075in" fo:padding-bottom="0in" fo:padding-right="0.075in"/>
    </style:style>
    <style:style style:name="TableRow646" style:family="table-row">
      <style:table-row-properties style:use-optimal-row-height="false"/>
    </style:style>
    <style:style style:name="TableCell647" style:family="table-cell">
      <style:table-cell-properties fo:border="0.0069in solid #C9C9C9" fo:background-color="#EDEDED" style:writing-mode="lr-tb" fo:padding-top="0in" fo:padding-left="0.075in" fo:padding-bottom="0in" fo:padding-right="0.075in"/>
    </style:style>
    <style:style style:name="TableCell648" style:family="table-cell">
      <style:table-cell-properties fo:border="0.0069in solid #C9C9C9" style:writing-mode="lr-tb" fo:padding-top="0in" fo:padding-left="0.075in" fo:padding-bottom="0in" fo:padding-right="0.075in"/>
    </style:style>
    <style:style style:name="P649" style:parent-style-name="TableContents" style:list-style-name="LFO19" style:family="paragraph"/>
    <style:style style:name="P650" style:parent-style-name="TableContents" style:list-style-name="LFO19" style:family="paragraph"/>
    <style:style style:name="P651" style:parent-style-name="TableContents" style:list-style-name="LFO19" style:family="paragraph"/>
    <style:style style:name="P652" style:parent-style-name="TableContents" style:list-style-name="LFO19" style:family="paragraph"/>
    <style:style style:name="TableRow653" style:family="table-row">
      <style:table-row-properties style:use-optimal-row-height="false"/>
    </style:style>
    <style:style style:name="TableCell654" style:family="table-cell">
      <style:table-cell-properties fo:border="0.0069in solid #C9C9C9" fo:background-color="#EDEDED" style:writing-mode="lr-tb" fo:padding-top="0in" fo:padding-left="0.075in" fo:padding-bottom="0in" fo:padding-right="0.075in"/>
    </style:style>
    <style:style style:name="TableCell655" style:family="table-cell">
      <style:table-cell-properties fo:border="0.0069in solid #C9C9C9" style:writing-mode="lr-tb" fo:padding-top="0in" fo:padding-left="0.075in" fo:padding-bottom="0in" fo:padding-right="0.075in"/>
    </style:style>
    <style:style style:name="TableRow656" style:family="table-row">
      <style:table-row-properties style:use-optimal-row-height="false"/>
    </style:style>
    <style:style style:name="TableCell657" style:family="table-cell">
      <style:table-cell-properties fo:border="0.0069in solid #C9C9C9" fo:background-color="#EDEDED" style:writing-mode="lr-tb" fo:padding-top="0in" fo:padding-left="0.075in" fo:padding-bottom="0in" fo:padding-right="0.075in"/>
    </style:style>
    <style:style style:name="TableCell658" style:family="table-cell">
      <style:table-cell-properties fo:border="0.0069in solid #C9C9C9" style:writing-mode="lr-tb" fo:padding-top="0in" fo:padding-left="0.075in" fo:padding-bottom="0in" fo:padding-right="0.075in"/>
    </style:style>
    <style:style style:name="TableRow659" style:family="table-row">
      <style:table-row-properties style:use-optimal-row-height="false"/>
    </style:style>
    <style:style style:name="TableCell660" style:family="table-cell">
      <style:table-cell-properties fo:border="0.0069in solid #C9C9C9" fo:background-color="#EDEDED" style:writing-mode="lr-tb" fo:padding-top="0in" fo:padding-left="0.075in" fo:padding-bottom="0in" fo:padding-right="0.075in"/>
    </style:style>
    <style:style style:name="TableCell661" style:family="table-cell">
      <style:table-cell-properties fo:border="0.0069in solid #C9C9C9" style:writing-mode="lr-tb" fo:padding-top="0in" fo:padding-left="0.075in" fo:padding-bottom="0in" fo:padding-right="0.075in"/>
    </style:style>
    <style:style style:name="TableRow662" style:family="table-row">
      <style:table-row-properties style:use-optimal-row-height="false"/>
    </style:style>
    <style:style style:name="TableCell663" style:family="table-cell">
      <style:table-cell-properties fo:border="0.0069in solid #C9C9C9" fo:background-color="#EDEDED" style:writing-mode="lr-tb" fo:padding-top="0in" fo:padding-left="0.075in" fo:padding-bottom="0in" fo:padding-right="0.075in"/>
    </style:style>
    <style:style style:name="TableCell664" style:family="table-cell">
      <style:table-cell-properties fo:border="0.0069in solid #C9C9C9" style:writing-mode="lr-tb" fo:padding-top="0in" fo:padding-left="0.075in" fo:padding-bottom="0in" fo:padding-right="0.075in"/>
    </style:style>
    <style:style style:name="TableRow665" style:family="table-row">
      <style:table-row-properties style:use-optimal-row-height="false"/>
    </style:style>
    <style:style style:name="TableCell666" style:family="table-cell">
      <style:table-cell-properties fo:border="0.0069in solid #C9C9C9" fo:background-color="#EDEDED" style:writing-mode="lr-tb" fo:padding-top="0in" fo:padding-left="0.075in" fo:padding-bottom="0in" fo:padding-right="0.075in"/>
    </style:style>
    <style:style style:name="TableCell667" style:family="table-cell">
      <style:table-cell-properties fo:border="0.0069in solid #C9C9C9" style:writing-mode="lr-tb" fo:padding-top="0in" fo:padding-left="0.075in" fo:padding-bottom="0in" fo:padding-right="0.075in"/>
    </style:style>
    <style:style style:name="TableColumn669" style:family="table-column">
      <style:table-column-properties style:column-width="3.3465in" style:use-optimal-column-width="false"/>
    </style:style>
    <style:style style:name="TableColumn670" style:family="table-column">
      <style:table-column-properties style:column-width="3.3465in" style:use-optimal-column-width="false"/>
    </style:style>
    <style:style style:name="Table668" style:family="table">
      <style:table-properties style:width="6.693in" fo:margin-left="0in" table:align="left"/>
    </style:style>
    <style:style style:name="TableRow671" style:family="table-row">
      <style:table-row-properties style:use-optimal-row-height="false"/>
    </style:style>
    <style:style style:name="TableCell672"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73" style:parent-style-name="TableContents" style:family="paragraph">
      <style:text-properties fo:font-weight="bold" style:font-weight-asian="bold" style:font-weight-complex="bold" fo:color="#FFFFFF"/>
    </style:style>
    <style:style style:name="TableCell674"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75" style:parent-style-name="TableContents" style:family="paragraph">
      <style:text-properties fo:font-weight="bold" style:font-weight-asian="bold" style:font-weight-complex="bold" fo:color="#FFFFFF"/>
    </style:style>
    <style:style style:name="TableRow676" style:family="table-row">
      <style:table-row-properties style:use-optimal-row-height="false"/>
    </style:style>
    <style:style style:name="TableCell677" style:family="table-cell">
      <style:table-cell-properties fo:border="0.0069in solid #C9C9C9" fo:background-color="#EDEDED" style:writing-mode="lr-tb" fo:padding-top="0in" fo:padding-left="0.075in" fo:padding-bottom="0in" fo:padding-right="0.075in"/>
    </style:style>
    <style:style style:name="TableCell678" style:family="table-cell">
      <style:table-cell-properties fo:border="0.0069in solid #C9C9C9" style:writing-mode="lr-tb" fo:padding-top="0in" fo:padding-left="0.075in" fo:padding-bottom="0in" fo:padding-right="0.075in"/>
    </style:style>
    <style:style style:name="TableRow679" style:family="table-row">
      <style:table-row-properties style:use-optimal-row-height="false"/>
    </style:style>
    <style:style style:name="TableCell680" style:family="table-cell">
      <style:table-cell-properties fo:border="0.0069in solid #C9C9C9" fo:background-color="#EDEDED" style:writing-mode="lr-tb" fo:padding-top="0in" fo:padding-left="0.075in" fo:padding-bottom="0in" fo:padding-right="0.075in"/>
    </style:style>
    <style:style style:name="TableCell681" style:family="table-cell">
      <style:table-cell-properties fo:border="0.0069in solid #C9C9C9" style:writing-mode="lr-tb" fo:padding-top="0in" fo:padding-left="0.075in" fo:padding-bottom="0in" fo:padding-right="0.075in"/>
    </style:style>
    <style:style style:name="TableRow682" style:family="table-row">
      <style:table-row-properties style:use-optimal-row-height="false"/>
    </style:style>
    <style:style style:name="TableCell683" style:family="table-cell">
      <style:table-cell-properties fo:border="0.0069in solid #C9C9C9" fo:background-color="#EDEDED" style:writing-mode="lr-tb" fo:padding-top="0in" fo:padding-left="0.075in" fo:padding-bottom="0in" fo:padding-right="0.075in"/>
    </style:style>
    <style:style style:name="TableCell684" style:family="table-cell">
      <style:table-cell-properties fo:border="0.0069in solid #C9C9C9" style:writing-mode="lr-tb" fo:padding-top="0in" fo:padding-left="0.075in" fo:padding-bottom="0in" fo:padding-right="0.075in"/>
    </style:style>
    <style:style style:name="TableRow685" style:family="table-row">
      <style:table-row-properties style:use-optimal-row-height="false"/>
    </style:style>
    <style:style style:name="TableCell686" style:family="table-cell">
      <style:table-cell-properties fo:border="0.0069in solid #C9C9C9" fo:background-color="#EDEDED" style:writing-mode="lr-tb" fo:padding-top="0in" fo:padding-left="0.075in" fo:padding-bottom="0in" fo:padding-right="0.075in"/>
    </style:style>
    <style:style style:name="TableCell687" style:family="table-cell">
      <style:table-cell-properties fo:border="0.0069in solid #C9C9C9" style:writing-mode="lr-tb" fo:padding-top="0in" fo:padding-left="0.075in" fo:padding-bottom="0in" fo:padding-right="0.075in"/>
    </style:style>
    <style:style style:name="P688" style:parent-style-name="TableContents" style:list-style-name="LFO20" style:family="paragraph"/>
    <style:style style:name="P689" style:parent-style-name="TableContents" style:list-style-name="LFO20" style:family="paragraph"/>
    <style:style style:name="P690" style:parent-style-name="TableContents" style:list-style-name="LFO20" style:family="paragraph"/>
    <style:style style:name="TableRow691" style:family="table-row">
      <style:table-row-properties style:use-optimal-row-height="false"/>
    </style:style>
    <style:style style:name="TableCell692" style:family="table-cell">
      <style:table-cell-properties fo:border="0.0069in solid #C9C9C9" fo:background-color="#EDEDED" style:writing-mode="lr-tb" fo:padding-top="0in" fo:padding-left="0.075in" fo:padding-bottom="0in" fo:padding-right="0.075in"/>
    </style:style>
    <style:style style:name="TableCell693" style:family="table-cell">
      <style:table-cell-properties fo:border="0.0069in solid #C9C9C9" style:writing-mode="lr-tb" fo:padding-top="0in" fo:padding-left="0.075in" fo:padding-bottom="0in" fo:padding-right="0.075in"/>
    </style:style>
    <style:style style:name="TableRow694" style:family="table-row">
      <style:table-row-properties style:use-optimal-row-height="false"/>
    </style:style>
    <style:style style:name="TableCell695" style:family="table-cell">
      <style:table-cell-properties fo:border="0.0069in solid #C9C9C9" fo:background-color="#EDEDED" style:writing-mode="lr-tb" fo:padding-top="0in" fo:padding-left="0.075in" fo:padding-bottom="0in" fo:padding-right="0.075in"/>
    </style:style>
    <style:style style:name="TableCell696" style:family="table-cell">
      <style:table-cell-properties fo:border="0.0069in solid #C9C9C9" style:writing-mode="lr-tb" fo:padding-top="0in" fo:padding-left="0.075in" fo:padding-bottom="0in" fo:padding-right="0.075in"/>
    </style:style>
    <style:style style:name="TableRow697" style:family="table-row">
      <style:table-row-properties style:use-optimal-row-height="false"/>
    </style:style>
    <style:style style:name="TableCell698" style:family="table-cell">
      <style:table-cell-properties fo:border="0.0069in solid #C9C9C9" fo:background-color="#EDEDED" style:writing-mode="lr-tb" fo:padding-top="0in" fo:padding-left="0.075in" fo:padding-bottom="0in" fo:padding-right="0.075in"/>
    </style:style>
    <style:style style:name="TableCell699" style:family="table-cell">
      <style:table-cell-properties fo:border="0.0069in solid #C9C9C9" style:writing-mode="lr-tb" fo:padding-top="0in" fo:padding-left="0.075in" fo:padding-bottom="0in" fo:padding-right="0.075in"/>
    </style:style>
    <style:style style:name="TableRow700" style:family="table-row">
      <style:table-row-properties style:use-optimal-row-height="false"/>
    </style:style>
    <style:style style:name="TableCell701" style:family="table-cell">
      <style:table-cell-properties fo:border="0.0069in solid #C9C9C9" fo:background-color="#EDEDED" style:writing-mode="lr-tb" fo:padding-top="0in" fo:padding-left="0.075in" fo:padding-bottom="0in" fo:padding-right="0.075in"/>
    </style:style>
    <style:style style:name="TableCell702" style:family="table-cell">
      <style:table-cell-properties fo:border="0.0069in solid #C9C9C9" style:writing-mode="lr-tb" fo:padding-top="0in" fo:padding-left="0.075in" fo:padding-bottom="0in" fo:padding-right="0.075in"/>
    </style:style>
    <style:style style:name="TableRow703" style:family="table-row">
      <style:table-row-properties style:use-optimal-row-height="false"/>
    </style:style>
    <style:style style:name="TableCell704" style:family="table-cell">
      <style:table-cell-properties fo:border="0.0069in solid #C9C9C9" fo:background-color="#EDEDED" style:writing-mode="lr-tb" fo:padding-top="0in" fo:padding-left="0.075in" fo:padding-bottom="0in" fo:padding-right="0.075in"/>
    </style:style>
    <style:style style:name="TableCell705" style:family="table-cell">
      <style:table-cell-properties fo:border="0.0069in solid #C9C9C9" style:writing-mode="lr-tb" fo:padding-top="0in" fo:padding-left="0.075in" fo:padding-bottom="0in" fo:padding-right="0.075in"/>
    </style:style>
    <style:style style:name="TableColumn707" style:family="table-column">
      <style:table-column-properties style:column-width="3.3465in" style:use-optimal-column-width="false"/>
    </style:style>
    <style:style style:name="TableColumn708" style:family="table-column">
      <style:table-column-properties style:column-width="3.3465in" style:use-optimal-column-width="false"/>
    </style:style>
    <style:style style:name="Table706" style:family="table">
      <style:table-properties style:width="6.693in" fo:margin-left="0in" table:align="left"/>
    </style:style>
    <style:style style:name="TableRow709" style:family="table-row">
      <style:table-row-properties style:use-optimal-row-height="false"/>
    </style:style>
    <style:style style:name="TableCell71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711" style:parent-style-name="TableContents" style:family="paragraph">
      <style:paragraph-properties fo:margin-bottom="0in" fo:line-height="100%"/>
      <style:text-properties fo:font-weight="bold" style:font-weight-asian="bold" style:font-weight-complex="bold" fo:color="#FFFFFF"/>
    </style:style>
    <style:style style:name="TableCell71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713" style:parent-style-name="TableContents" style:family="paragraph">
      <style:paragraph-properties fo:margin-bottom="0in" fo:line-height="100%"/>
      <style:text-properties fo:font-weight="bold" style:font-weight-asian="bold" style:font-weight-complex="bold" fo:color="#FFFFFF"/>
    </style:style>
    <style:style style:name="TableRow714" style:family="table-row">
      <style:table-row-properties style:use-optimal-row-height="false"/>
    </style:style>
    <style:style style:name="TableCell715" style:family="table-cell">
      <style:table-cell-properties fo:border="0.0069in solid #C9C9C9" fo:background-color="#EDEDED" style:writing-mode="lr-tb" fo:padding-top="0in" fo:padding-left="0.075in" fo:padding-bottom="0in" fo:padding-right="0.075in"/>
    </style:style>
    <style:style style:name="P716" style:parent-style-name="TableContents" style:family="paragraph">
      <style:paragraph-properties fo:margin-bottom="0in" fo:line-height="100%"/>
    </style:style>
    <style:style style:name="TableCell717" style:family="table-cell">
      <style:table-cell-properties fo:border="0.0069in solid #C9C9C9" style:writing-mode="lr-tb" fo:padding-top="0in" fo:padding-left="0.075in" fo:padding-bottom="0in" fo:padding-right="0.075in"/>
    </style:style>
    <style:style style:name="P718" style:parent-style-name="TableContents" style:family="paragraph">
      <style:paragraph-properties fo:margin-bottom="0in" fo:line-height="100%"/>
    </style:style>
    <style:style style:name="TableRow719" style:family="table-row">
      <style:table-row-properties style:use-optimal-row-height="false"/>
    </style:style>
    <style:style style:name="TableCell720" style:family="table-cell">
      <style:table-cell-properties fo:border="0.0069in solid #C9C9C9" fo:background-color="#EDEDED" style:writing-mode="lr-tb" fo:padding-top="0in" fo:padding-left="0.075in" fo:padding-bottom="0in" fo:padding-right="0.075in"/>
    </style:style>
    <style:style style:name="P721" style:parent-style-name="TableContents" style:family="paragraph">
      <style:paragraph-properties fo:margin-bottom="0in" fo:line-height="100%"/>
    </style:style>
    <style:style style:name="TableCell722" style:family="table-cell">
      <style:table-cell-properties fo:border="0.0069in solid #C9C9C9" style:writing-mode="lr-tb" fo:padding-top="0in" fo:padding-left="0.075in" fo:padding-bottom="0in" fo:padding-right="0.075in"/>
    </style:style>
    <style:style style:name="P723" style:parent-style-name="TableContents" style:family="paragraph">
      <style:paragraph-properties fo:margin-bottom="0in" fo:line-height="100%"/>
    </style:style>
    <style:style style:name="TableRow724" style:family="table-row">
      <style:table-row-properties style:use-optimal-row-height="false"/>
    </style:style>
    <style:style style:name="TableCell725" style:family="table-cell">
      <style:table-cell-properties fo:border="0.0069in solid #C9C9C9" fo:background-color="#EDEDED" style:writing-mode="lr-tb" fo:padding-top="0in" fo:padding-left="0.075in" fo:padding-bottom="0in" fo:padding-right="0.075in"/>
    </style:style>
    <style:style style:name="P726" style:parent-style-name="TableContents" style:family="paragraph">
      <style:paragraph-properties fo:margin-bottom="0in" fo:line-height="100%"/>
    </style:style>
    <style:style style:name="TableCell727" style:family="table-cell">
      <style:table-cell-properties fo:border="0.0069in solid #C9C9C9" style:writing-mode="lr-tb" fo:padding-top="0in" fo:padding-left="0.075in" fo:padding-bottom="0in" fo:padding-right="0.075in"/>
    </style:style>
    <style:style style:name="P728" style:parent-style-name="TableContents" style:family="paragraph">
      <style:paragraph-properties fo:margin-bottom="0in" fo:line-height="100%"/>
    </style:style>
    <style:style style:name="TableRow729" style:family="table-row">
      <style:table-row-properties style:use-optimal-row-height="false"/>
    </style:style>
    <style:style style:name="TableCell730" style:family="table-cell">
      <style:table-cell-properties fo:border="0.0069in solid #C9C9C9" fo:background-color="#EDEDED" style:writing-mode="lr-tb" fo:padding-top="0in" fo:padding-left="0.075in" fo:padding-bottom="0in" fo:padding-right="0.075in"/>
    </style:style>
    <style:style style:name="P731" style:parent-style-name="TableContents" style:family="paragraph">
      <style:paragraph-properties fo:margin-bottom="0in" fo:line-height="100%"/>
    </style:style>
    <style:style style:name="TableCell732" style:family="table-cell">
      <style:table-cell-properties fo:border="0.0069in solid #C9C9C9" style:writing-mode="lr-tb" fo:padding-top="0in" fo:padding-left="0.075in" fo:padding-bottom="0in" fo:padding-right="0.075in"/>
    </style:style>
    <style:style style:name="P733" style:parent-style-name="TableContents" style:list-style-name="LFO21" style:family="paragraph">
      <style:paragraph-properties fo:margin-bottom="0in" fo:line-height="100%"/>
    </style:style>
    <style:style style:name="P734" style:parent-style-name="TableContents" style:list-style-name="LFO21" style:family="paragraph">
      <style:paragraph-properties fo:margin-bottom="0in" fo:line-height="100%"/>
    </style:style>
    <style:style style:name="P735" style:parent-style-name="TableContents" style:list-style-name="LFO21" style:family="paragraph">
      <style:paragraph-properties fo:margin-bottom="0in" fo:line-height="100%"/>
    </style:style>
    <style:style style:name="P736" style:parent-style-name="TableContents" style:list-style-name="LFO21" style:family="paragraph">
      <style:paragraph-properties fo:margin-bottom="0in" fo:line-height="100%"/>
    </style:style>
    <style:style style:name="TableRow737" style:family="table-row">
      <style:table-row-properties style:use-optimal-row-height="false"/>
    </style:style>
    <style:style style:name="TableCell738" style:family="table-cell">
      <style:table-cell-properties fo:border="0.0069in solid #C9C9C9" fo:background-color="#EDEDED" style:writing-mode="lr-tb" fo:padding-top="0in" fo:padding-left="0.075in" fo:padding-bottom="0in" fo:padding-right="0.075in"/>
    </style:style>
    <style:style style:name="P739" style:parent-style-name="TableContents" style:family="paragraph">
      <style:paragraph-properties fo:margin-bottom="0in" fo:line-height="100%"/>
    </style:style>
    <style:style style:name="TableCell740" style:family="table-cell">
      <style:table-cell-properties fo:border="0.0069in solid #C9C9C9" style:writing-mode="lr-tb" fo:padding-top="0in" fo:padding-left="0.075in" fo:padding-bottom="0in" fo:padding-right="0.075in"/>
    </style:style>
    <style:style style:name="P741" style:parent-style-name="TableContents" style:family="paragraph">
      <style:paragraph-properties fo:margin-bottom="0in" fo:line-height="100%"/>
    </style:style>
    <style:style style:name="TableRow742" style:family="table-row">
      <style:table-row-properties style:use-optimal-row-height="false"/>
    </style:style>
    <style:style style:name="TableCell743" style:family="table-cell">
      <style:table-cell-properties fo:border="0.0069in solid #C9C9C9" fo:background-color="#EDEDED" style:writing-mode="lr-tb" fo:padding-top="0in" fo:padding-left="0.075in" fo:padding-bottom="0in" fo:padding-right="0.075in"/>
    </style:style>
    <style:style style:name="P744" style:parent-style-name="TableContents" style:family="paragraph">
      <style:paragraph-properties fo:margin-bottom="0in" fo:line-height="100%"/>
    </style:style>
    <style:style style:name="TableCell745" style:family="table-cell">
      <style:table-cell-properties fo:border="0.0069in solid #C9C9C9" style:writing-mode="lr-tb" fo:padding-top="0in" fo:padding-left="0.075in" fo:padding-bottom="0in" fo:padding-right="0.075in"/>
    </style:style>
    <style:style style:name="P746" style:parent-style-name="TableContents" style:family="paragraph">
      <style:paragraph-properties fo:margin-bottom="0in" fo:line-height="100%"/>
    </style:style>
    <style:style style:name="TableRow747" style:family="table-row">
      <style:table-row-properties style:use-optimal-row-height="false"/>
    </style:style>
    <style:style style:name="TableCell748" style:family="table-cell">
      <style:table-cell-properties fo:border="0.0069in solid #C9C9C9" fo:background-color="#EDEDED" style:writing-mode="lr-tb" fo:padding-top="0in" fo:padding-left="0.075in" fo:padding-bottom="0in" fo:padding-right="0.075in"/>
    </style:style>
    <style:style style:name="P749" style:parent-style-name="TableContents" style:family="paragraph">
      <style:paragraph-properties fo:margin-bottom="0in" fo:line-height="100%"/>
    </style:style>
    <style:style style:name="TableCell750" style:family="table-cell">
      <style:table-cell-properties fo:border="0.0069in solid #C9C9C9" style:writing-mode="lr-tb" fo:padding-top="0in" fo:padding-left="0.075in" fo:padding-bottom="0in" fo:padding-right="0.075in"/>
    </style:style>
    <style:style style:name="P751" style:parent-style-name="TableContents" style:family="paragraph">
      <style:paragraph-properties fo:margin-bottom="0in" fo:line-height="100%"/>
    </style:style>
    <style:style style:name="TableRow752" style:family="table-row">
      <style:table-row-properties style:use-optimal-row-height="false"/>
    </style:style>
    <style:style style:name="TableCell753" style:family="table-cell">
      <style:table-cell-properties fo:border="0.0069in solid #C9C9C9" fo:background-color="#EDEDED" style:writing-mode="lr-tb" fo:padding-top="0in" fo:padding-left="0.075in" fo:padding-bottom="0in" fo:padding-right="0.075in"/>
    </style:style>
    <style:style style:name="P754" style:parent-style-name="TableContents" style:family="paragraph">
      <style:paragraph-properties fo:margin-bottom="0in" fo:line-height="100%"/>
    </style:style>
    <style:style style:name="TableCell755" style:family="table-cell">
      <style:table-cell-properties fo:border="0.0069in solid #C9C9C9" style:writing-mode="lr-tb" fo:padding-top="0in" fo:padding-left="0.075in" fo:padding-bottom="0in" fo:padding-right="0.075in"/>
    </style:style>
    <style:style style:name="P756" style:parent-style-name="TableContents" style:family="paragraph">
      <style:paragraph-properties fo:margin-bottom="0in" fo:line-height="100%"/>
    </style:style>
    <style:style style:name="TableRow757" style:family="table-row">
      <style:table-row-properties style:use-optimal-row-height="false"/>
    </style:style>
    <style:style style:name="TableCell758" style:family="table-cell">
      <style:table-cell-properties fo:border="0.0069in solid #C9C9C9" fo:background-color="#EDEDED" style:writing-mode="lr-tb" fo:padding-top="0in" fo:padding-left="0.075in" fo:padding-bottom="0in" fo:padding-right="0.075in"/>
    </style:style>
    <style:style style:name="P759" style:parent-style-name="TableContents" style:family="paragraph">
      <style:paragraph-properties fo:margin-bottom="0in" fo:line-height="100%"/>
    </style:style>
    <style:style style:name="TableCell760" style:family="table-cell">
      <style:table-cell-properties fo:border="0.0069in solid #C9C9C9" style:writing-mode="lr-tb" fo:padding-top="0in" fo:padding-left="0.075in" fo:padding-bottom="0in" fo:padding-right="0.075in"/>
    </style:style>
    <style:style style:name="P761" style:parent-style-name="TableContents" style:family="paragraph">
      <style:paragraph-properties fo:margin-bottom="0in" fo:line-height="100%"/>
    </style:style>
    <style:style style:name="TableColumn763" style:family="table-column">
      <style:table-column-properties style:column-width="3.3465in" style:use-optimal-column-width="false"/>
    </style:style>
    <style:style style:name="TableColumn764" style:family="table-column">
      <style:table-column-properties style:column-width="3.3465in" style:use-optimal-column-width="false"/>
    </style:style>
    <style:style style:name="Table762" style:family="table">
      <style:table-properties style:width="6.693in" fo:margin-left="0in" table:align="left"/>
    </style:style>
    <style:style style:name="TableRow765" style:family="table-row">
      <style:table-row-properties style:use-optimal-row-height="false"/>
    </style:style>
    <style:style style:name="TableCell76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767" style:parent-style-name="TableContents" style:family="paragraph">
      <style:paragraph-properties fo:margin-bottom="0in" fo:line-height="100%"/>
      <style:text-properties fo:font-weight="bold" style:font-weight-asian="bold" style:font-weight-complex="bold" fo:color="#FFFFFF"/>
    </style:style>
    <style:style style:name="TableCell76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769" style:parent-style-name="TableContents" style:family="paragraph">
      <style:paragraph-properties fo:margin-bottom="0in" fo:line-height="100%"/>
      <style:text-properties fo:font-weight="bold" style:font-weight-asian="bold" style:font-weight-complex="bold" fo:color="#FFFFFF"/>
    </style:style>
    <style:style style:name="TableRow770" style:family="table-row">
      <style:table-row-properties style:use-optimal-row-height="false"/>
    </style:style>
    <style:style style:name="TableCell771" style:family="table-cell">
      <style:table-cell-properties fo:border="0.0069in solid #C9C9C9" fo:background-color="#EDEDED" style:writing-mode="lr-tb" fo:padding-top="0in" fo:padding-left="0.075in" fo:padding-bottom="0in" fo:padding-right="0.075in"/>
    </style:style>
    <style:style style:name="P772" style:parent-style-name="TableContents" style:family="paragraph">
      <style:paragraph-properties fo:margin-bottom="0in" fo:line-height="100%"/>
    </style:style>
    <style:style style:name="TableCell773" style:family="table-cell">
      <style:table-cell-properties fo:border="0.0069in solid #C9C9C9" style:writing-mode="lr-tb" fo:padding-top="0in" fo:padding-left="0.075in" fo:padding-bottom="0in" fo:padding-right="0.075in"/>
    </style:style>
    <style:style style:name="P774" style:parent-style-name="TableContents" style:family="paragraph">
      <style:paragraph-properties fo:margin-bottom="0in" fo:line-height="100%"/>
    </style:style>
    <style:style style:name="TableRow775" style:family="table-row">
      <style:table-row-properties style:use-optimal-row-height="false"/>
    </style:style>
    <style:style style:name="TableCell776" style:family="table-cell">
      <style:table-cell-properties fo:border="0.0069in solid #C9C9C9" fo:background-color="#EDEDED" style:writing-mode="lr-tb" fo:padding-top="0in" fo:padding-left="0.075in" fo:padding-bottom="0in" fo:padding-right="0.075in"/>
    </style:style>
    <style:style style:name="P777" style:parent-style-name="TableContents" style:family="paragraph">
      <style:paragraph-properties fo:margin-bottom="0in" fo:line-height="100%"/>
    </style:style>
    <style:style style:name="TableCell778" style:family="table-cell">
      <style:table-cell-properties fo:border="0.0069in solid #C9C9C9" style:writing-mode="lr-tb" fo:padding-top="0in" fo:padding-left="0.075in" fo:padding-bottom="0in" fo:padding-right="0.075in"/>
    </style:style>
    <style:style style:name="P779" style:parent-style-name="TableContents" style:family="paragraph">
      <style:paragraph-properties fo:margin-bottom="0in" fo:line-height="100%"/>
    </style:style>
    <style:style style:name="TableRow780" style:family="table-row">
      <style:table-row-properties style:use-optimal-row-height="false"/>
    </style:style>
    <style:style style:name="TableCell781" style:family="table-cell">
      <style:table-cell-properties fo:border="0.0069in solid #C9C9C9" fo:background-color="#EDEDED" style:writing-mode="lr-tb" fo:padding-top="0in" fo:padding-left="0.075in" fo:padding-bottom="0in" fo:padding-right="0.075in"/>
    </style:style>
    <style:style style:name="P782" style:parent-style-name="TableContents" style:family="paragraph">
      <style:paragraph-properties fo:margin-bottom="0in" fo:line-height="100%"/>
    </style:style>
    <style:style style:name="TableCell783" style:family="table-cell">
      <style:table-cell-properties fo:border="0.0069in solid #C9C9C9" style:writing-mode="lr-tb" fo:padding-top="0in" fo:padding-left="0.075in" fo:padding-bottom="0in" fo:padding-right="0.075in"/>
    </style:style>
    <style:style style:name="P784" style:parent-style-name="TableContents" style:family="paragraph">
      <style:paragraph-properties fo:margin-bottom="0in" fo:line-height="100%"/>
    </style:style>
    <style:style style:name="TableRow785" style:family="table-row">
      <style:table-row-properties style:use-optimal-row-height="false"/>
    </style:style>
    <style:style style:name="TableCell786" style:family="table-cell">
      <style:table-cell-properties fo:border="0.0069in solid #C9C9C9" fo:background-color="#EDEDED" style:writing-mode="lr-tb" fo:padding-top="0in" fo:padding-left="0.075in" fo:padding-bottom="0in" fo:padding-right="0.075in"/>
    </style:style>
    <style:style style:name="P787" style:parent-style-name="TableContents" style:family="paragraph">
      <style:paragraph-properties fo:margin-bottom="0in" fo:line-height="100%"/>
    </style:style>
    <style:style style:name="TableCell788" style:family="table-cell">
      <style:table-cell-properties fo:border="0.0069in solid #C9C9C9" style:writing-mode="lr-tb" fo:padding-top="0in" fo:padding-left="0.075in" fo:padding-bottom="0in" fo:padding-right="0.075in"/>
    </style:style>
    <style:style style:name="P789" style:parent-style-name="TableContents" style:list-style-name="LFO22" style:family="paragraph">
      <style:paragraph-properties fo:margin-bottom="0in" fo:line-height="100%"/>
    </style:style>
    <style:style style:name="P790" style:parent-style-name="TableContents" style:list-style-name="LFO22" style:family="paragraph">
      <style:paragraph-properties fo:margin-bottom="0in" fo:line-height="100%"/>
    </style:style>
    <style:style style:name="P791" style:parent-style-name="TableContents" style:list-style-name="LFO22" style:family="paragraph">
      <style:paragraph-properties fo:margin-bottom="0in" fo:line-height="100%"/>
    </style:style>
    <style:style style:name="P792" style:parent-style-name="TableContents" style:list-style-name="LFO22" style:family="paragraph">
      <style:paragraph-properties fo:margin-bottom="0in" fo:line-height="100%"/>
    </style:style>
    <style:style style:name="P793" style:parent-style-name="TableContents" style:list-style-name="LFO22" style:family="paragraph">
      <style:paragraph-properties fo:margin-bottom="0in" fo:line-height="100%"/>
    </style:style>
    <style:style style:name="P794" style:parent-style-name="TableContents" style:list-style-name="LFO22" style:family="paragraph">
      <style:paragraph-properties fo:margin-bottom="0in" fo:line-height="100%"/>
    </style:style>
    <style:style style:name="TableRow795" style:family="table-row">
      <style:table-row-properties style:use-optimal-row-height="false"/>
    </style:style>
    <style:style style:name="TableCell796" style:family="table-cell">
      <style:table-cell-properties fo:border="0.0069in solid #C9C9C9" fo:background-color="#EDEDED" style:writing-mode="lr-tb" fo:padding-top="0in" fo:padding-left="0.075in" fo:padding-bottom="0in" fo:padding-right="0.075in"/>
    </style:style>
    <style:style style:name="P797" style:parent-style-name="TableContents" style:family="paragraph">
      <style:paragraph-properties fo:margin-bottom="0in" fo:line-height="100%"/>
    </style:style>
    <style:style style:name="TableCell798" style:family="table-cell">
      <style:table-cell-properties fo:border="0.0069in solid #C9C9C9" style:writing-mode="lr-tb" fo:padding-top="0in" fo:padding-left="0.075in" fo:padding-bottom="0in" fo:padding-right="0.075in"/>
    </style:style>
    <style:style style:name="P799" style:parent-style-name="TableContents" style:family="paragraph">
      <style:paragraph-properties fo:margin-bottom="0in" fo:line-height="100%"/>
    </style:style>
    <style:style style:name="TableRow800" style:family="table-row">
      <style:table-row-properties style:use-optimal-row-height="false"/>
    </style:style>
    <style:style style:name="TableCell801" style:family="table-cell">
      <style:table-cell-properties fo:border="0.0069in solid #C9C9C9" fo:background-color="#EDEDED" style:writing-mode="lr-tb" fo:padding-top="0in" fo:padding-left="0.075in" fo:padding-bottom="0in" fo:padding-right="0.075in"/>
    </style:style>
    <style:style style:name="P802" style:parent-style-name="TableContents" style:family="paragraph">
      <style:paragraph-properties fo:margin-bottom="0in" fo:line-height="100%"/>
    </style:style>
    <style:style style:name="TableCell803" style:family="table-cell">
      <style:table-cell-properties fo:border="0.0069in solid #C9C9C9" style:writing-mode="lr-tb" fo:padding-top="0in" fo:padding-left="0.075in" fo:padding-bottom="0in" fo:padding-right="0.075in"/>
    </style:style>
    <style:style style:name="P804" style:parent-style-name="TableContents" style:family="paragraph">
      <style:paragraph-properties fo:margin-bottom="0in" fo:line-height="100%"/>
    </style:style>
    <style:style style:name="TableRow805" style:family="table-row">
      <style:table-row-properties style:use-optimal-row-height="false"/>
    </style:style>
    <style:style style:name="TableCell806" style:family="table-cell">
      <style:table-cell-properties fo:border="0.0069in solid #C9C9C9" fo:background-color="#EDEDED" style:writing-mode="lr-tb" fo:padding-top="0in" fo:padding-left="0.075in" fo:padding-bottom="0in" fo:padding-right="0.075in"/>
    </style:style>
    <style:style style:name="P807" style:parent-style-name="TableContents" style:family="paragraph">
      <style:paragraph-properties fo:margin-bottom="0in" fo:line-height="100%"/>
    </style:style>
    <style:style style:name="TableCell808" style:family="table-cell">
      <style:table-cell-properties fo:border="0.0069in solid #C9C9C9" style:writing-mode="lr-tb" fo:padding-top="0in" fo:padding-left="0.075in" fo:padding-bottom="0in" fo:padding-right="0.075in"/>
    </style:style>
    <style:style style:name="P809" style:parent-style-name="TableContents" style:family="paragraph">
      <style:paragraph-properties fo:margin-bottom="0in" fo:line-height="100%"/>
    </style:style>
    <style:style style:name="TableRow810" style:family="table-row">
      <style:table-row-properties style:use-optimal-row-height="false"/>
    </style:style>
    <style:style style:name="TableCell811" style:family="table-cell">
      <style:table-cell-properties fo:border="0.0069in solid #C9C9C9" fo:background-color="#EDEDED" style:writing-mode="lr-tb" fo:padding-top="0in" fo:padding-left="0.075in" fo:padding-bottom="0in" fo:padding-right="0.075in"/>
    </style:style>
    <style:style style:name="P812" style:parent-style-name="TableContents" style:family="paragraph">
      <style:paragraph-properties fo:margin-bottom="0in" fo:line-height="100%"/>
    </style:style>
    <style:style style:name="TableCell813" style:family="table-cell">
      <style:table-cell-properties fo:border="0.0069in solid #C9C9C9" style:writing-mode="lr-tb" fo:padding-top="0in" fo:padding-left="0.075in" fo:padding-bottom="0in" fo:padding-right="0.075in"/>
    </style:style>
    <style:style style:name="P814" style:parent-style-name="TableContents" style:family="paragraph">
      <style:paragraph-properties fo:margin-bottom="0in" fo:line-height="100%"/>
    </style:style>
    <style:style style:name="TableRow815" style:family="table-row">
      <style:table-row-properties style:use-optimal-row-height="false"/>
    </style:style>
    <style:style style:name="TableCell816" style:family="table-cell">
      <style:table-cell-properties fo:border="0.0069in solid #C9C9C9" fo:background-color="#EDEDED" style:writing-mode="lr-tb" fo:padding-top="0in" fo:padding-left="0.075in" fo:padding-bottom="0in" fo:padding-right="0.075in"/>
    </style:style>
    <style:style style:name="P817" style:parent-style-name="TableContents" style:family="paragraph">
      <style:paragraph-properties fo:margin-bottom="0in" fo:line-height="100%"/>
    </style:style>
    <style:style style:name="TableCell818" style:family="table-cell">
      <style:table-cell-properties fo:border="0.0069in solid #C9C9C9" style:writing-mode="lr-tb" fo:padding-top="0in" fo:padding-left="0.075in" fo:padding-bottom="0in" fo:padding-right="0.075in"/>
    </style:style>
    <style:style style:name="P819" style:parent-style-name="TableContents" style:family="paragraph">
      <style:paragraph-properties fo:margin-bottom="0in" fo:line-height="100%"/>
    </style:style>
    <style:style style:name="P820" style:parent-style-name="Normal" style:family="paragraph">
      <style:paragraph-properties fo:text-align="justify"/>
    </style:style>
    <style:style style:name="P821" style:parent-style-name="Normal" style:family="paragraph">
      <style:paragraph-properties fo:text-align="justify"/>
    </style:style>
    <style:style style:name="P822" style:parent-style-name="Normal" style:family="paragraph">
      <style:paragraph-properties fo:text-align="justify"/>
    </style:style>
    <style:style style:name="TableColumn824" style:family="table-column">
      <style:table-column-properties style:column-width="0.5868in" style:use-optimal-column-width="false"/>
    </style:style>
    <style:style style:name="TableColumn825" style:family="table-column">
      <style:table-column-properties style:column-width="1.4763in" style:use-optimal-column-width="false"/>
    </style:style>
    <style:style style:name="TableColumn826" style:family="table-column">
      <style:table-column-properties style:column-width="4.1979in" style:use-optimal-column-width="false"/>
    </style:style>
    <style:style style:name="Table823" style:family="table">
      <style:table-properties style:width="6.2611in" fo:margin-left="0in" table:align="left"/>
    </style:style>
    <style:style style:name="TableRow827" style:family="table-row">
      <style:table-row-properties style:use-optimal-row-height="false"/>
    </style:style>
    <style:style style:name="TableCell82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829" style:parent-style-name="Normal" style:family="paragraph">
      <style:text-properties fo:font-weight="bold" style:font-weight-asian="bold" style:font-weight-complex="bold" fo:color="#FFFFFF"/>
    </style:style>
    <style:style style:name="TableCell830"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831" style:parent-style-name="Normal" style:family="paragraph">
      <style:text-properties fo:font-weight="bold" style:font-weight-asian="bold" style:font-weight-complex="bold" fo:color="#FFFFFF"/>
    </style:style>
    <style:style style:name="TableCell83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833" style:parent-style-name="Normal" style:family="paragraph">
      <style:text-properties fo:font-weight="bold" style:font-weight-asian="bold" style:font-weight-complex="bold" fo:color="#FFFFFF"/>
    </style:style>
    <style:style style:name="TableRow834" style:family="table-row">
      <style:table-row-properties style:use-optimal-row-height="false"/>
    </style:style>
    <style:style style:name="TableCell835" style:family="table-cell">
      <style:table-cell-properties fo:border="0.0069in solid #C9C9C9" style:writing-mode="lr-tb" fo:padding-top="0in" fo:padding-left="0.075in" fo:padding-bottom="0in" fo:padding-right="0.075in"/>
    </style:style>
    <style:style style:name="P836" style:parent-style-name="Normal" style:family="paragraph">
      <style:text-properties fo:font-weight="bold" style:font-weight-asian="bold" style:font-weight-complex="bold"/>
    </style:style>
    <style:style style:name="TableCell837" style:family="table-cell">
      <style:table-cell-properties fo:border="0.0069in solid #C9C9C9" style:writing-mode="lr-tb" fo:padding-top="0in" fo:padding-left="0.075in" fo:padding-bottom="0in" fo:padding-right="0.075in"/>
    </style:style>
    <style:style style:name="TableCell838" style:family="table-cell">
      <style:table-cell-properties fo:border="0.0069in solid #C9C9C9" style:writing-mode="lr-tb" fo:padding-top="0in" fo:padding-left="0.075in" fo:padding-bottom="0in" fo:padding-right="0.075in"/>
    </style:style>
    <style:style style:name="TableRow839" style:family="table-row">
      <style:table-row-properties style:use-optimal-row-height="false"/>
    </style:style>
    <style:style style:name="TableCell840" style:family="table-cell">
      <style:table-cell-properties fo:border="0.0069in solid #C9C9C9" style:writing-mode="lr-tb" fo:padding-top="0in" fo:padding-left="0.075in" fo:padding-bottom="0in" fo:padding-right="0.075in"/>
    </style:style>
    <style:style style:name="P841" style:parent-style-name="Normal" style:family="paragraph">
      <style:text-properties fo:font-weight="bold" style:font-weight-asian="bold" style:font-weight-complex="bold"/>
    </style:style>
    <style:style style:name="TableCell842" style:family="table-cell">
      <style:table-cell-properties fo:border="0.0069in solid #C9C9C9" style:writing-mode="lr-tb" fo:padding-top="0in" fo:padding-left="0.075in" fo:padding-bottom="0in" fo:padding-right="0.075in"/>
    </style:style>
    <style:style style:name="TableCell843" style:family="table-cell">
      <style:table-cell-properties fo:border="0.0069in solid #C9C9C9" style:writing-mode="lr-tb" fo:padding-top="0in" fo:padding-left="0.075in" fo:padding-bottom="0in" fo:padding-right="0.075in"/>
    </style:style>
    <style:style style:name="TableRow844" style:family="table-row">
      <style:table-row-properties style:use-optimal-row-height="false"/>
    </style:style>
    <style:style style:name="TableCell845" style:family="table-cell">
      <style:table-cell-properties fo:border="0.0069in solid #C9C9C9" style:writing-mode="lr-tb" fo:padding-top="0in" fo:padding-left="0.075in" fo:padding-bottom="0in" fo:padding-right="0.075in"/>
    </style:style>
    <style:style style:name="P846" style:parent-style-name="Normal" style:family="paragraph">
      <style:text-properties fo:font-weight="bold" style:font-weight-asian="bold" style:font-weight-complex="bold"/>
    </style:style>
    <style:style style:name="TableCell847" style:family="table-cell">
      <style:table-cell-properties fo:border="0.0069in solid #C9C9C9" style:writing-mode="lr-tb" fo:padding-top="0in" fo:padding-left="0.075in" fo:padding-bottom="0in" fo:padding-right="0.075in"/>
    </style:style>
    <style:style style:name="TableCell848" style:family="table-cell">
      <style:table-cell-properties fo:border="0.0069in solid #C9C9C9" style:writing-mode="lr-tb" fo:padding-top="0in" fo:padding-left="0.075in" fo:padding-bottom="0in" fo:padding-right="0.075in"/>
    </style:style>
    <style:style style:name="TableRow849" style:family="table-row">
      <style:table-row-properties style:use-optimal-row-height="false"/>
    </style:style>
    <style:style style:name="TableCell850" style:family="table-cell">
      <style:table-cell-properties fo:border="0.0069in solid #C9C9C9" style:writing-mode="lr-tb" fo:padding-top="0in" fo:padding-left="0.075in" fo:padding-bottom="0in" fo:padding-right="0.075in"/>
    </style:style>
    <style:style style:name="P851" style:parent-style-name="Normal" style:family="paragraph">
      <style:text-properties fo:font-weight="bold" style:font-weight-asian="bold" style:font-weight-complex="bold"/>
    </style:style>
    <style:style style:name="TableCell852" style:family="table-cell">
      <style:table-cell-properties fo:border="0.0069in solid #C9C9C9" style:writing-mode="lr-tb" fo:padding-top="0in" fo:padding-left="0.075in" fo:padding-bottom="0in" fo:padding-right="0.075in"/>
    </style:style>
    <style:style style:name="TableCell853" style:family="table-cell">
      <style:table-cell-properties fo:border="0.0069in solid #C9C9C9" style:writing-mode="lr-tb" fo:padding-top="0in" fo:padding-left="0.075in" fo:padding-bottom="0in" fo:padding-right="0.075in"/>
    </style:style>
    <style:style style:name="TableRow854" style:family="table-row">
      <style:table-row-properties style:use-optimal-row-height="false"/>
    </style:style>
    <style:style style:name="TableCell855" style:family="table-cell">
      <style:table-cell-properties fo:border="0.0069in solid #C9C9C9" style:writing-mode="lr-tb" fo:padding-top="0in" fo:padding-left="0.075in" fo:padding-bottom="0in" fo:padding-right="0.075in"/>
    </style:style>
    <style:style style:name="P856" style:parent-style-name="Normal" style:family="paragraph">
      <style:text-properties fo:font-weight="bold" style:font-weight-asian="bold" style:font-weight-complex="bold"/>
    </style:style>
    <style:style style:name="TableCell857" style:family="table-cell">
      <style:table-cell-properties fo:border="0.0069in solid #C9C9C9" style:writing-mode="lr-tb" fo:padding-top="0in" fo:padding-left="0.075in" fo:padding-bottom="0in" fo:padding-right="0.075in"/>
    </style:style>
    <style:style style:name="TableCell858" style:family="table-cell">
      <style:table-cell-properties fo:border="0.0069in solid #C9C9C9" style:writing-mode="lr-tb" fo:padding-top="0in" fo:padding-left="0.075in" fo:padding-bottom="0in" fo:padding-right="0.075in"/>
    </style:style>
    <style:style style:name="TableRow859" style:family="table-row">
      <style:table-row-properties style:use-optimal-row-height="false"/>
    </style:style>
    <style:style style:name="TableCell860" style:family="table-cell">
      <style:table-cell-properties fo:border="0.0069in solid #C9C9C9" style:writing-mode="lr-tb" fo:padding-top="0in" fo:padding-left="0.075in" fo:padding-bottom="0in" fo:padding-right="0.075in"/>
    </style:style>
    <style:style style:name="P861" style:parent-style-name="Normal" style:family="paragraph">
      <style:text-properties fo:font-weight="bold" style:font-weight-asian="bold" style:font-weight-complex="bold"/>
    </style:style>
    <style:style style:name="TableCell862" style:family="table-cell">
      <style:table-cell-properties fo:border="0.0069in solid #C9C9C9" style:writing-mode="lr-tb" fo:padding-top="0in" fo:padding-left="0.075in" fo:padding-bottom="0in" fo:padding-right="0.075in"/>
    </style:style>
    <style:style style:name="TableCell863" style:family="table-cell">
      <style:table-cell-properties fo:border="0.0069in solid #C9C9C9" style:writing-mode="lr-tb" fo:padding-top="0in" fo:padding-left="0.075in" fo:padding-bottom="0in" fo:padding-right="0.075in"/>
    </style:style>
  </office:automatic-styles>
  <office:body>
    <office:text text:use-soft-page-breaks="true">
      <text:p text:style-name="P1">Test Report</text:p>
      <text:h text:style-name="Heading1" text:outline-level="1">Test Report Section 1</text:h>
      <text:p text:style-name="P2">In this phase of the project we are concerned with testing the final product; the system that we have produced for our client. We are using all types of tests (unit, user acceptance, system, and<text:s/>integration testing) to make sure that the system fits the requirements detailed in the requirements specification, and just functions as a whole.</text:p>
      <text:p text:style-name="P3">The main items that are going to be tested via unit testing are:</text:p>
      <text:list text:style-name="WWNum1">
        <text:list-item>
          <text:p text:style-name="P4">Database Select<text:s/><text:span text:style-name="T5">(Functional) –</text:span><text:s/>Does the database return the correct data on executing a SELECT query?</text:p>
        </text:list-item>
        <text:list-item>
          <text:p text:style-name="P6">Database Delete<text:s/><text:span text:style-name="T7">(Functional)</text:span><text:s/>– Does the database delete the required record(s) on execution of a DELETE statement?</text:p>
        </text:list-item>
        <text:list-item>
          <text:p text:style-name="P8">Administrator’s Page interface with Database<text:s/><text:span text:style-name="T9">(Functional)</text:span><text:s/>– Do the three above functions work from the administrator’s page? This will be tested as a unit; using a<text:s/><text:span text:style-name="T10">stub</text:span><text:s/>instead of the actual database.</text:p>
        </text:list-item>
        <text:list-item>
          <text:p text:style-name="P11">Email<text:s/><text:span text:style-name="T12">(Functional)</text:span><text:s/>– Does the target email address receive the correct data via email when calling the method with requisite data from the<text:s/>command line? (for both Volunteer and Help emails)</text:p>
        </text:list-item>
      </text:list>
      <text:p text:style-name="P13">The items that are going to be tested via system testing are:</text:p>
      <text:list text:style-name="WWNum2">
        <text:list-item>
          <text:p text:style-name="P14">Blog Page Creating/Updating/Deleting<text:s/><text:span text:style-name="T15">(Functional)</text:span><text:s/>– Can the client create a new blog post, update the created blog post, and then delete it all from the administrator’s page?</text:p>
        </text:list-item>
        <text:list-item>
          <text:p text:style-name="P16">Testimonials Creating/Updating/Deleting<text:s/><text:span text:style-name="T17">(Functional)</text:span><text:s/>- Can we create a new testimonial, update the created testimonial, and then delete it all using the administrator’s page?</text:p>
        </text:list-item>
        <text:list-item>
          <text:p text:style-name="P18">Carousel Adding/Removing Images<text:s/><text:span text:style-name="T19">(Functional)</text:span><text:s/>– Can we add and remove images from the carousel using the administrator’s page?</text:p>
        </text:list-item>
        <text:list-item>
          <text:p text:style-name="P20">Carousel Adding/Removing Videos<text:s/><text:span text:style-name="T21">(Functional)</text:span><text:s/>– Can we add and remove video from the carousel using the administrator’s page?</text:p>
        </text:list-item>
      </text:list>
      <text:p text:style-name="P22">The created system does not involve a large amount of<text:s/>integration but there are definitely some that needs to be achieved. Specifically, the programs/units<text:span text:style-name="T23"><text:s/></text:span>that need to be integrated are the database with the back-end server, the back-end server with the administrator’s page, and the administrator’s page with the main web pages. To test the integration of these large components tests will be performed on the functions that require two (or more) components to work together, ensuring that the expected results are returned. Furthermore, the communication between<text:s/>these components will be monitored to ensure correctness for a greater number of situations. This will provide a greater confidence level that the results gleaned are not lone occurrences. An example might be testing that the administrator’s page can send<text:s/>off a request to the database, via the back-end server, to SELECT some data; while the communication of each component is monitored to ensure the correctness of data that is to be returned.</text:p>
      <text:p text:style-name="P24"/>
      <text:p text:style-name="P25"/>
      <text:h text:style-name="Heading1" text:outline-level="1">Test Report Section 2</text:h>
      <table:table table:style-name="Table26">
        <table:table-columns>
          <table:table-column table:style-name="TableColumn27"/>
          <table:table-column table:style-name="TableColumn28"/>
        </table:table-columns>
        <table:table-row table:style-name="TableRow29">
          <table:table-cell table:style-name="TableCell30">
            <text:p text:style-name="P31">Test Case ID</text:p>
          </table:table-cell>
          <table:table-cell table:style-name="TableCell32">
            <text:p text:style-name="P33">unit_test-01</text:p>
          </table:table-cell>
        </table:table-row>
        <text:soft-page-break/>
        <table:table-row table:style-name="TableRow34">
          <table:table-cell table:style-name="TableCell35">
            <text:p text:style-name="TableContents">Description of test</text:p>
          </table:table-cell>
          <table:table-cell table:style-name="TableCell36">
            <text:p text:style-name="TableContents">Test that the back-end sends responses to SQL queries on the database in the correct format.</text:p>
          </table:table-cell>
        </table:table-row>
        <table:table-row table:style-name="TableRow37">
          <table:table-cell table:style-name="TableCell38">
            <text:p text:style-name="TableContents">Related requirement specification details</text:p>
          </table:table-cell>
          <table:table-cell table:style-name="TableCell39">
            <text:p text:style-name="TableContents">AD3</text:p>
          </table:table-cell>
        </table:table-row>
        <table:table-row table:style-name="TableRow40">
          <table:table-cell table:style-name="TableCell41">
            <text:p text:style-name="TableContents">Pre-requisites for test</text:p>
          </table:table-cell>
          <table:table-cell table:style-name="TableCell42">
            <text:p text:style-name="TableContents">The back-end server and the database are running, with the server<text:s/>awaiting requests.</text:p>
          </table:table-cell>
        </table:table-row>
        <table:table-row table:style-name="TableRow43">
          <table:table-cell table:style-name="TableCell44">
            <text:p text:style-name="TableContents">Test procedure</text:p>
          </table:table-cell>
          <table:table-cell table:style-name="TableCell45">
            <text:list text:style-name="LFO5" text:continue-numbering="true">
              <text:list-item>
                <text:p text:style-name="P46">Send a request to the server to SELECT some data from the database</text:p>
              </text:list-item>
              <text:list-item>
                <text:p text:style-name="P47">Receive the data on the command line.</text:p>
              </text:list-item>
              <text:list-item>
                <text:p text:style-name="P48">Check that the data is in JSON or similar format and each field in the database is a key with the value being the<text:s/>record’s value for this key.</text:p>
              </text:list-item>
            </text:list>
          </table:table-cell>
        </table:table-row>
        <table:table-row table:style-name="TableRow49">
          <table:table-cell table:style-name="TableCell50">
            <text:p text:style-name="TableContents">Test material used</text:p>
          </table:table-cell>
          <table:table-cell table:style-name="TableCell51">
            <text:p text:style-name="TableContents">None</text:p>
          </table:table-cell>
        </table:table-row>
        <table:table-row table:style-name="TableRow52">
          <table:table-cell table:style-name="TableCell53">
            <text:p text:style-name="TableContents">Expected result</text:p>
          </table:table-cell>
          <table:table-cell table:style-name="TableCell54">
            <text:p text:style-name="TableContents">The request is sent to the server which responds with the data that has been asked for within 3 seconds. This data should be in the format described above.</text:p>
          </table:table-cell>
        </table:table-row>
        <table:table-row table:style-name="TableRow55">
          <table:table-cell table:style-name="TableCell56">
            <text:p text:style-name="TableContents">Comments</text:p>
          </table:table-cell>
          <table:table-cell table:style-name="TableCell57">
            <text:p text:style-name="TableContents">None</text:p>
          </table:table-cell>
        </table:table-row>
        <table:table-row table:style-name="TableRow58">
          <table:table-cell table:style-name="TableCell59">
            <text:p text:style-name="TableContents">Created by</text:p>
          </table:table-cell>
          <table:table-cell table:style-name="TableCell60">
            <text:p text:style-name="TableContents">JM</text:p>
          </table:table-cell>
        </table:table-row>
        <table:table-row table:style-name="TableRow61">
          <table:table-cell table:style-name="TableCell62">
            <text:p text:style-name="TableContents">Test environment(s)</text:p>
          </table:table-cell>
          <table:table-cell table:style-name="TableCell63">
            <text:p text:style-name="TableContents">CMD, Terminal</text:p>
          </table:table-cell>
        </table:table-row>
      </table:table>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Standard"/>
      <table:table table:style-name="Table76">
        <table:table-columns>
          <table:table-column table:style-name="TableColumn77"/>
          <table:table-column table:style-name="TableColumn78"/>
        </table:table-columns>
        <table:table-row table:style-name="TableRow79">
          <table:table-cell table:style-name="TableCell80">
            <text:p text:style-name="P81">Test Case ID</text:p>
          </table:table-cell>
          <table:table-cell table:style-name="TableCell82">
            <text:p text:style-name="P83">unit_test-02</text:p>
          </table:table-cell>
        </table:table-row>
        <text:soft-page-break/>
        <table:table-row table:style-name="TableRow84">
          <table:table-cell table:style-name="TableCell85">
            <text:p text:style-name="TableContents">Description of test</text:p>
          </table:table-cell>
          <table:table-cell table:style-name="TableCell86">
            <text:p text:style-name="TableContents">Test that when a user tries to send an email from either of the forms on the website, this is received correctly by the account connected to<text:s/>the server.</text:p>
          </table:table-cell>
        </table:table-row>
        <table:table-row table:style-name="TableRow87">
          <table:table-cell table:style-name="TableCell88">
            <text:p text:style-name="TableContents">Related requirement specification details</text:p>
          </table:table-cell>
          <table:table-cell table:style-name="TableCell89">
            <text:p text:style-name="TableContents">U1</text:p>
          </table:table-cell>
        </table:table-row>
        <table:table-row table:style-name="TableRow90">
          <table:table-cell table:style-name="TableCell91">
            <text:p text:style-name="TableContents">Pre-requisites for test</text:p>
          </table:table-cell>
          <table:table-cell table:style-name="TableCell92">
            <text:p text:style-name="TableContents">The back-end server should be able to accept data from the form and email this to the email which the server is authorised to send to.</text:p>
          </table:table-cell>
        </table:table-row>
        <table:table-row table:style-name="TableRow93">
          <table:table-cell table:style-name="TableCell94">
            <text:p text:style-name="TableContents">Test procedure</text:p>
          </table:table-cell>
          <table:table-cell table:style-name="TableCell95">
            <text:list text:style-name="LFO6" text:continue-numbering="true">
              <text:list-item>
                <text:p text:style-name="P96">Navigate to the<text:s/>volunteer page.</text:p>
              </text:list-item>
              <text:list-item>
                <text:p text:style-name="P97">Fill in the details of the form on the appropriate tab.</text:p>
              </text:list-item>
              <text:list-item>
                <text:p text:style-name="P98">Press the submit button.</text:p>
              </text:list-item>
              <text:list-item>
                <text:p text:style-name="P99">Navigate to the email address which is set up to receive the emails.</text:p>
              </text:list-item>
              <text:list-item>
                <text:p text:style-name="P100">Check that the email has been received.</text:p>
              </text:list-item>
              <text:list-item>
                <text:p text:style-name="P101">Check that the email has the correct data.</text:p>
              </text:list-item>
            </text:list>
          </table:table-cell>
        </table:table-row>
        <table:table-row table:style-name="TableRow102">
          <table:table-cell table:style-name="TableCell103">
            <text:p text:style-name="TableContents">Test material used</text:p>
          </table:table-cell>
          <table:table-cell table:style-name="TableCell104">
            <text:p text:style-name="TableContents">None</text:p>
          </table:table-cell>
        </table:table-row>
        <table:table-row table:style-name="TableRow105">
          <table:table-cell table:style-name="TableCell106">
            <text:p text:style-name="TableContents">Expected result</text:p>
          </table:table-cell>
          <table:table-cell table:style-name="TableCell107">
            <text:p text:style-name="TableContents">The email should be sent to the correct email address and should contain the correct data.</text:p>
          </table:table-cell>
        </table:table-row>
        <table:table-row table:style-name="TableRow108">
          <table:table-cell table:style-name="TableCell109">
            <text:p text:style-name="TableContents">Comments</text:p>
          </table:table-cell>
          <table:table-cell table:style-name="TableCell110">
            <text:p text:style-name="TableContents">After Step 3, an alert needs to notify the user on the success/failure of their submission. This should be done within a<text:s/>small amount of time.</text:p>
          </table:table-cell>
        </table:table-row>
        <table:table-row table:style-name="TableRow111">
          <table:table-cell table:style-name="TableCell112">
            <text:p text:style-name="TableContents">Created by</text:p>
          </table:table-cell>
          <table:table-cell table:style-name="TableCell113">
            <text:p text:style-name="TableContents">JM</text:p>
          </table:table-cell>
        </table:table-row>
        <table:table-row table:style-name="TableRow114">
          <table:table-cell table:style-name="TableCell115">
            <text:p text:style-name="TableContents">Test environment(s)</text:p>
          </table:table-cell>
          <table:table-cell table:style-name="TableCell116">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P122">Test Case ID</text:p>
          </table:table-cell>
          <table:table-cell table:style-name="TableCell123">
            <text:p text:style-name="P124">unit_test-03</text:p>
          </table:table-cell>
        </table:table-row>
        <text:soft-page-break/>
        <table:table-row table:style-name="TableRow125">
          <table:table-cell table:style-name="TableCell126">
            <text:p text:style-name="TableContents">Description of test</text:p>
          </table:table-cell>
          <table:table-cell table:style-name="TableCell127">
            <text:p text:style-name="TableContents">Test the message prompt for high-risk actions such as deleting records from the database or<text:s/>changing the content of a page.</text:p>
          </table:table-cell>
        </table:table-row>
        <table:table-row table:style-name="TableRow128">
          <table:table-cell table:style-name="TableCell129">
            <text:p text:style-name="TableContents">Related requirement specification details</text:p>
          </table:table-cell>
          <table:table-cell table:style-name="TableCell130">
            <text:p text:style-name="TableContents">AW8</text:p>
          </table:table-cell>
        </table:table-row>
        <table:table-row table:style-name="TableRow131">
          <table:table-cell table:style-name="TableCell132">
            <text:p text:style-name="TableContents">Pre-requisites for test</text:p>
          </table:table-cell>
          <table:table-cell table:style-name="TableCell133">
            <text:p text:style-name="TableContents">The server is running and there are no errors while loading the pages or performing actions.</text:p>
          </table:table-cell>
        </table:table-row>
        <table:table-row table:style-name="TableRow134">
          <table:table-cell table:style-name="TableCell135">
            <text:p text:style-name="TableContents">Test procedure</text:p>
          </table:table-cell>
          <table:table-cell table:style-name="TableCell136">
            <text:list text:style-name="LFO7" text:continue-numbering="true">
              <text:list-item>
                <text:p text:style-name="P137">Navigate to the<text:s/><text:span text:style-name="T138">About Us<text:s/></text:span>tab in the<text:s/>Admin Page.</text:p>
              </text:list-item>
              <text:list-item>
                <text:p text:style-name="P139">Change the content of the editor and Click Submit</text:p>
              </text:list-item>
              <text:list-item>
                <text:p text:style-name="P140">If an alert appears click ok and check if the content is updated or not.</text:p>
              </text:list-item>
              <text:list-item>
                <text:p text:style-name="P141">Repeat process but if an alert appears click cancel and check if the content is updated or not.</text:p>
              </text:list-item>
              <text:list-item>
                <text:p text:style-name="P142">Repeat for other editors<text:s/>as well as the<text:s/><text:span text:style-name="T143">Delete<text:s/></text:span>function of the database tab.</text:p>
              </text:list-item>
            </text:list>
          </table:table-cell>
        </table:table-row>
        <table:table-row table:style-name="TableRow144">
          <table:table-cell table:style-name="TableCell145">
            <text:p text:style-name="TableContents">Test material used</text:p>
          </table:table-cell>
          <table:table-cell table:style-name="TableCell146">
            <text:p text:style-name="TableContents">Web Browser</text:p>
          </table:table-cell>
        </table:table-row>
        <table:table-row table:style-name="TableRow147">
          <table:table-cell table:style-name="TableCell148">
            <text:p text:style-name="TableContents">Expected result</text:p>
          </table:table-cell>
          <table:table-cell table:style-name="TableCell149">
            <text:p text:style-name="TableContents">A message prompt should appear. If Ok is selected, the action should continue as normal and if<text:s/><text:span text:style-name="T150">Cancel<text:s/></text:span>is selected then the action should not complete.</text:p>
          </table:table-cell>
        </table:table-row>
        <table:table-row table:style-name="TableRow151">
          <table:table-cell table:style-name="TableCell152">
            <text:p text:style-name="TableContents">Comments</text:p>
          </table:table-cell>
          <table:table-cell table:style-name="TableCell153">
            <text:p text:style-name="TableContents">Check the alerts’ information that they display about the actions. Moreover, check for correct use of grammar and spelling.</text:p>
          </table:table-cell>
        </table:table-row>
        <table:table-row table:style-name="TableRow154">
          <table:table-cell table:style-name="TableCell155">
            <text:p text:style-name="TableContents">Created by</text:p>
          </table:table-cell>
          <table:table-cell table:style-name="TableCell156">
            <text:p text:style-name="TableContents">CCM</text:p>
          </table:table-cell>
        </table:table-row>
        <table:table-row table:style-name="TableRow157">
          <table:table-cell table:style-name="TableCell158">
            <text:p text:style-name="TableContents">Test environment(s)</text:p>
          </table:table-cell>
          <table:table-cell table:style-name="TableCell159">
            <text:p text:style-name="TableContents">Google Chrome, Firefox, Safari</text:p>
          </table:table-cell>
        </table:table-row>
      </table:table>
      <text:p text:style-name="P160"/>
      <text:p text:style-name="P161"/>
      <text:p text:style-name="P162"/>
      <text:p text:style-name="P163"/>
      <text:p text:style-name="P164"/>
      <text:p text:style-name="P165"/>
      <text:p text:style-name="P166"/>
      <text:p text:style-name="P167"/>
      <text:p text:style-name="P168"/>
      <table:table table:style-name="Table169">
        <table:table-columns>
          <table:table-column table:style-name="TableColumn170"/>
          <table:table-column table:style-name="TableColumn171"/>
        </table:table-columns>
        <table:table-row table:style-name="TableRow172">
          <table:table-cell table:style-name="TableCell173">
            <text:p text:style-name="P174">Test Case ID</text:p>
          </table:table-cell>
          <table:table-cell table:style-name="TableCell175">
            <text:p text:style-name="P176">unit_test-04</text:p>
          </table:table-cell>
        </table:table-row>
        <text:soft-page-break/>
        <table:table-row table:style-name="TableRow177">
          <table:table-cell table:style-name="TableCell178">
            <text:p text:style-name="TableContents">Description of test</text:p>
          </table:table-cell>
          <table:table-cell table:style-name="TableCell179">
            <text:p text:style-name="TableContents">Test the addition of a new record in any table of the database.</text:p>
          </table:table-cell>
        </table:table-row>
        <table:table-row table:style-name="TableRow180">
          <table:table-cell table:style-name="TableCell181">
            <text:p text:style-name="TableContents">Related requirement specification details</text:p>
          </table:table-cell>
          <table:table-cell table:style-name="TableCell182">
            <text:p text:style-name="TableContents">AD1</text:p>
          </table:table-cell>
        </table:table-row>
        <table:table-row table:style-name="TableRow183">
          <table:table-cell table:style-name="TableCell184">
            <text:p text:style-name="TableContents">Pre-requisites for test</text:p>
          </table:table-cell>
          <table:table-cell table:style-name="TableCell185">
            <text:p text:style-name="TableContents">The server is running alongside the database which should already be setup. The connection between the two should be tested without any problems.</text:p>
          </table:table-cell>
        </table:table-row>
        <table:table-row table:style-name="TableRow186">
          <table:table-cell table:style-name="TableCell187">
            <text:p text:style-name="TableContents">Test procedure</text:p>
          </table:table-cell>
          <table:table-cell table:style-name="TableCell188">
            <text:list text:style-name="LFO8" text:continue-numbering="true">
              <text:list-item>
                <text:p text:style-name="P189">Navigate to the<text:s/><text:span text:style-name="T190">Database<text:s/></text:span>tab in the admin page.</text:p>
              </text:list-item>
              <text:list-item>
                <text:p text:style-name="P191">Select a table from the drop-down and select<text:s/><text:span text:style-name="T192">Insert</text:span><text:s/>from the other.</text:p>
              </text:list-item>
              <text:list-item>
                <text:p text:style-name="P193">Fill out the fields with correct data.</text:p>
              </text:list-item>
              <text:list-item>
                <text:p text:style-name="P194">Check if the database contains the newly added data.</text:p>
              </text:list-item>
            </text:list>
          </table:table-cell>
        </table:table-row>
        <table:table-row table:style-name="TableRow195">
          <table:table-cell table:style-name="TableCell196">
            <text:p text:style-name="TableContents">Test material used</text:p>
          </table:table-cell>
          <table:table-cell table:style-name="TableCell197">
            <text:p text:style-name="TableContents">Web Browser, Database</text:p>
          </table:table-cell>
        </table:table-row>
        <table:table-row table:style-name="TableRow198">
          <table:table-cell table:style-name="TableCell199">
            <text:p text:style-name="TableContents">Expected result</text:p>
          </table:table-cell>
          <table:table-cell table:style-name="TableCell200">
            <text:p text:style-name="TableContents">The test data inserted in the fields of the Admin Page, will appear in the database.</text:p>
          </table:table-cell>
        </table:table-row>
        <table:table-row table:style-name="TableRow201">
          <table:table-cell table:style-name="TableCell202">
            <text:p text:style-name="TableContents">Comments</text:p>
          </table:table-cell>
          <table:table-cell table:style-name="TableCell203">
            <text:p text:style-name="TableContents">Step 4 of the procedure can either be achieved by checking the table or running an SQL command for the table to be shown: “SELECT * FROM<text:s/><text:span text:style-name="T204">table.name”</text:span></text:p>
          </table:table-cell>
        </table:table-row>
        <table:table-row table:style-name="TableRow205">
          <table:table-cell table:style-name="TableCell206">
            <text:p text:style-name="TableContents">Created by</text:p>
          </table:table-cell>
          <table:table-cell table:style-name="TableCell207">
            <text:p text:style-name="TableContents">CCM</text:p>
          </table:table-cell>
        </table:table-row>
        <table:table-row table:style-name="TableRow208">
          <table:table-cell table:style-name="TableCell209">
            <text:p text:style-name="TableContents">Test environment(s)</text:p>
          </table:table-cell>
          <table:table-cell table:style-name="TableCell210">
            <text:p text:style-name="TableContents">Google Chrome, Firefox, Safari,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11">
        <table:table-columns>
          <table:table-column table:style-name="TableColumn212"/>
          <table:table-column table:style-name="TableColumn213"/>
        </table:table-columns>
        <table:table-row table:style-name="TableRow214">
          <table:table-cell table:style-name="TableCell215">
            <text:p text:style-name="P216">Test<text:s/>Case ID</text:p>
          </table:table-cell>
          <table:table-cell table:style-name="TableCell217">
            <text:p text:style-name="P218">unit_test-05</text:p>
          </table:table-cell>
        </table:table-row>
        <text:soft-page-break/>
        <table:table-row table:style-name="TableRow219">
          <table:table-cell table:style-name="TableCell220">
            <text:p text:style-name="TableContents">Description of test</text:p>
          </table:table-cell>
          <table:table-cell table:style-name="TableCell221">
            <text:p text:style-name="TableContents">Test the removal of a record from any table of the database.</text:p>
          </table:table-cell>
        </table:table-row>
        <table:table-row table:style-name="TableRow222">
          <table:table-cell table:style-name="TableCell223">
            <text:p text:style-name="TableContents">Related requirement specification details</text:p>
          </table:table-cell>
          <table:table-cell table:style-name="TableCell224">
            <text:p text:style-name="TableContents">AD2</text:p>
          </table:table-cell>
        </table:table-row>
        <table:table-row table:style-name="TableRow225">
          <table:table-cell table:style-name="TableCell226">
            <text:p text:style-name="TableContents">Pre-requisites for test</text:p>
          </table:table-cell>
          <table:table-cell table:style-name="TableCell227">
            <text:p text:style-name="TableContents">The server is running alongside the database which should already be setup.<text:s/>The connection between the two should be tested without any problems.</text:p>
          </table:table-cell>
        </table:table-row>
        <table:table-row table:style-name="TableRow228">
          <table:table-cell table:style-name="TableCell229">
            <text:p text:style-name="TableContents">Test procedure</text:p>
          </table:table-cell>
          <table:table-cell table:style-name="TableCell230">
            <text:list text:style-name="LFO9" text:continue-numbering="true">
              <text:list-item>
                <text:p text:style-name="P231">Navigate to the<text:s/><text:span text:style-name="T232">Database<text:s/></text:span>tab in the admin page.</text:p>
              </text:list-item>
              <text:list-item>
                <text:p text:style-name="P233"><text:s/>Select a table from the drop-down and select<text:s/><text:span text:style-name="T234">Delete</text:span><text:s/>from the other.</text:p>
              </text:list-item>
              <text:list-item>
                <text:p text:style-name="P235">Choose the correct column and fill out the fields pointing at a piece of data to be deleted. Choose the correct operators if the second field is also used.</text:p>
              </text:list-item>
              <text:list-item>
                <text:p text:style-name="P236">Check if the database still contains said data.</text:p>
              </text:list-item>
            </text:list>
          </table:table-cell>
        </table:table-row>
        <table:table-row table:style-name="TableRow237">
          <table:table-cell table:style-name="TableCell238">
            <text:p text:style-name="TableContents">Test material used</text:p>
          </table:table-cell>
          <table:table-cell table:style-name="TableCell239">
            <text:p text:style-name="TableContents">Web Browser, Database</text:p>
          </table:table-cell>
        </table:table-row>
        <table:table-row table:style-name="TableRow240">
          <table:table-cell table:style-name="TableCell241">
            <text:p text:style-name="TableContents">Expected result</text:p>
          </table:table-cell>
          <table:table-cell table:style-name="TableCell242">
            <text:p text:style-name="TableContents">The data that was selected to be deleted must not show up in the database</text:p>
          </table:table-cell>
        </table:table-row>
        <table:table-row table:style-name="TableRow243">
          <table:table-cell table:style-name="TableCell244">
            <text:p text:style-name="TableContents">Comments</text:p>
          </table:table-cell>
          <table:table-cell table:style-name="TableCell245">
            <text:p text:style-name="TableContents">Step 4 of the procedure can either be achieved by checking the table or running an SQL command for the table to be shown: “SELECT * FROM<text:s/><text:span text:style-name="T246">table.name”</text:span></text:p>
          </table:table-cell>
        </table:table-row>
        <table:table-row table:style-name="TableRow247">
          <table:table-cell table:style-name="TableCell248">
            <text:p text:style-name="TableContents">Created by</text:p>
          </table:table-cell>
          <table:table-cell table:style-name="TableCell249">
            <text:p text:style-name="TableContents">CCM</text:p>
          </table:table-cell>
        </table:table-row>
        <table:table-row table:style-name="TableRow250">
          <table:table-cell table:style-name="TableCell251">
            <text:p text:style-name="TableContents">Test environment(s)</text:p>
          </table:table-cell>
          <table:table-cell table:style-name="TableCell252">
            <text:p text:style-name="TableContents">Google Chrome, Firefox, Safari,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53">
        <table:table-columns>
          <table:table-column table:style-name="TableColumn254"/>
          <table:table-column table:style-name="TableColumn255"/>
        </table:table-columns>
        <table:table-row table:style-name="TableRow256">
          <table:table-cell table:style-name="TableCell257">
            <text:p text:style-name="P258">Test Case ID</text:p>
          </table:table-cell>
          <table:table-cell table:style-name="TableCell259">
            <text:p text:style-name="P260">unit_test-06</text:p>
          </table:table-cell>
        </table:table-row>
        <text:soft-page-break/>
        <table:table-row table:style-name="TableRow261">
          <table:table-cell table:style-name="TableCell262">
            <text:p text:style-name="TableContents">Description of test</text:p>
          </table:table-cell>
          <table:table-cell table:style-name="TableCell263">
            <text:p text:style-name="TableContents">Test the display of selected data from the database.</text:p>
          </table:table-cell>
        </table:table-row>
        <table:table-row table:style-name="TableRow264">
          <table:table-cell table:style-name="TableCell265">
            <text:p text:style-name="TableContents">Related requirement specification details</text:p>
          </table:table-cell>
          <table:table-cell table:style-name="TableCell266">
            <text:p text:style-name="TableContents">AD3</text:p>
          </table:table-cell>
        </table:table-row>
        <table:table-row table:style-name="TableRow267">
          <table:table-cell table:style-name="TableCell268">
            <text:p text:style-name="TableContents">Pre-requisites for test</text:p>
          </table:table-cell>
          <table:table-cell table:style-name="TableCell269">
            <text:p text:style-name="TableContents">The server is running alongside the database which should already be setup. The connection between the two should be tested without any problems.</text:p>
          </table:table-cell>
        </table:table-row>
        <table:table-row table:style-name="TableRow270">
          <table:table-cell table:style-name="TableCell271">
            <text:p text:style-name="TableContents">Test procedure</text:p>
          </table:table-cell>
          <table:table-cell table:style-name="TableCell272">
            <text:list text:style-name="LFO10" text:continue-numbering="true">
              <text:list-item>
                <text:p text:style-name="P273">Navigate to the<text:s/><text:span text:style-name="T274">Database<text:s/></text:span>tab in the admin page.</text:p>
              </text:list-item>
              <text:list-item>
                <text:p text:style-name="P275"><text:s/>Select a table<text:s/>from the drop-down and select<text:s/><text:span text:style-name="T276">Select</text:span><text:s/>from the other.</text:p>
              </text:list-item>
              <text:list-item>
                <text:p text:style-name="P277">Choose the correct column and fill out the fields pointing at a piece of data to be selected/displayed. Choose the correct operators if the second field is also used.</text:p>
              </text:list-item>
              <text:list-item>
                <text:p text:style-name="P278">Test on MySQL Workbench if a select<text:s/>script with the same variables, (columns,operators,equalities etc.) displays the same results as the webpage.</text:p>
              </text:list-item>
            </text:list>
          </table:table-cell>
        </table:table-row>
        <table:table-row table:style-name="TableRow279">
          <table:table-cell table:style-name="TableCell280">
            <text:p text:style-name="TableContents">Test material used</text:p>
          </table:table-cell>
          <table:table-cell table:style-name="TableCell281">
            <text:p text:style-name="TableContents">Web Browser, Database</text:p>
          </table:table-cell>
        </table:table-row>
        <table:table-row table:style-name="TableRow282">
          <table:table-cell table:style-name="TableCell283">
            <text:p text:style-name="TableContents">Expected result</text:p>
          </table:table-cell>
          <table:table-cell table:style-name="TableCell284">
            <text:p text:style-name="TableContents">The result displayed in the webpage must be the same with the result in MySQL Workbench.</text:p>
          </table:table-cell>
        </table:table-row>
        <table:table-row table:style-name="TableRow285">
          <table:table-cell table:style-name="TableCell286">
            <text:p text:style-name="TableContents">Comments</text:p>
          </table:table-cell>
          <table:table-cell table:style-name="TableCell287">
            <text:p text:style-name="TableContents">Step 4 of the procedure can either be achieved by checking the table or running an SQL command for the table to be shown: “SELECT * FROM<text:s/><text:span text:style-name="T288">table.name”</text:span></text:p>
          </table:table-cell>
        </table:table-row>
        <table:table-row table:style-name="TableRow289">
          <table:table-cell table:style-name="TableCell290">
            <text:p text:style-name="TableContents">Created by</text:p>
          </table:table-cell>
          <table:table-cell table:style-name="TableCell291">
            <text:p text:style-name="TableContents">CCM</text:p>
          </table:table-cell>
        </table:table-row>
        <table:table-row table:style-name="TableRow292">
          <table:table-cell table:style-name="TableCell293">
            <text:p text:style-name="TableContents">Test environment(s)</text:p>
          </table:table-cell>
          <table:table-cell table:style-name="TableCell294">
            <text:p text:style-name="TableContents">Google Chrome, Firefox, Safari, MySQL Workbench</text:p>
          </table:table-cell>
        </table:table-row>
      </table:table>
      <text:p text:style-name="P295"/>
      <text:p text:style-name="P296"/>
      <text:p text:style-name="P297"/>
      <text:p text:style-name="P298"/>
      <text:p text:style-name="P299"/>
      <text:p text:style-name="P300"/>
      <text:p text:style-name="P301"/>
      <table:table table:style-name="Table302">
        <table:table-columns>
          <table:table-column table:style-name="TableColumn303"/>
          <table:table-column table:style-name="TableColumn304"/>
        </table:table-columns>
        <table:table-row table:style-name="TableRow305">
          <table:table-cell table:style-name="TableCell306">
            <text:p text:style-name="P307">Test Case ID</text:p>
          </table:table-cell>
          <table:table-cell table:style-name="TableCell308">
            <text:p text:style-name="P309">sys_test-01</text:p>
          </table:table-cell>
        </table:table-row>
        <text:soft-page-break/>
        <table:table-row table:style-name="TableRow310">
          <table:table-cell table:style-name="TableCell311">
            <text:p text:style-name="TableContents">Description of test</text:p>
          </table:table-cell>
          <table:table-cell table:style-name="TableCell312">
            <text:p text:style-name="TableContents">Test that the administrator can create, modify, and delete new blog posts.</text:p>
          </table:table-cell>
        </table:table-row>
        <table:table-row table:style-name="TableRow313">
          <table:table-cell table:style-name="TableCell314">
            <text:p text:style-name="TableContents">Related requirement specification details</text:p>
          </table:table-cell>
          <table:table-cell table:style-name="TableCell315">
            <text:p text:style-name="TableContents">AW1</text:p>
          </table:table-cell>
        </table:table-row>
        <table:table-row table:style-name="TableRow316">
          <table:table-cell table:style-name="TableCell317">
            <text:p text:style-name="TableContents">Pre-requisites for test</text:p>
          </table:table-cell>
          <table:table-cell table:style-name="TableCell318">
            <text:p text:style-name="TableContents">The website has a connection to the back-end via the<text:s/>administrator’s page and the administrator page’s blog and testimonial section can be accessed.</text:p>
          </table:table-cell>
        </table:table-row>
        <table:table-row table:style-name="TableRow319">
          <table:table-cell table:style-name="TableCell320">
            <text:p text:style-name="TableContents">Test procedure</text:p>
          </table:table-cell>
          <table:table-cell table:style-name="TableCell321">
            <text:list text:style-name="LFO11" text:continue-numbering="true">
              <text:list-item>
                <text:p text:style-name="P322">Create a new blog post on the admin page</text:p>
              </text:list-item>
              <text:list-item>
                <text:p text:style-name="P323">Check the blog post appears on the main website</text:p>
              </text:list-item>
              <text:list-item>
                <text:p text:style-name="P324">Modify this blog post on the admin page</text:p>
              </text:list-item>
              <text:list-item>
                <text:p text:style-name="P325">Check that<text:s/>the modification alters the main website accordingly</text:p>
              </text:list-item>
              <text:list-item>
                <text:p text:style-name="P326">Delete the blog post on the admin page</text:p>
              </text:list-item>
              <text:list-item>
                <text:p text:style-name="P327">Check that the blog post is no longer on the main website</text:p>
              </text:list-item>
            </text:list>
          </table:table-cell>
        </table:table-row>
        <table:table-row table:style-name="TableRow328">
          <table:table-cell table:style-name="TableCell329">
            <text:p text:style-name="TableContents">Test material used</text:p>
          </table:table-cell>
          <table:table-cell table:style-name="TableCell330">
            <text:p text:style-name="TableContents">Web Browser</text:p>
          </table:table-cell>
        </table:table-row>
        <table:table-row table:style-name="TableRow331">
          <table:table-cell table:style-name="TableCell332">
            <text:p text:style-name="TableContents">Expected result</text:p>
          </table:table-cell>
          <table:table-cell table:style-name="TableCell333">
            <text:p text:style-name="TableContents">The blog post is created, modified, and then deleted with<text:s/>each action being displayed on the main website.</text:p>
          </table:table-cell>
        </table:table-row>
        <table:table-row table:style-name="TableRow334">
          <table:table-cell table:style-name="TableCell335">
            <text:p text:style-name="TableContents">Comments</text:p>
          </table:table-cell>
          <table:table-cell table:style-name="TableCell336">
            <text:p text:style-name="TableContents">When deleting the user must confirm the action in the pop-up alert.</text:p>
          </table:table-cell>
        </table:table-row>
        <table:table-row table:style-name="TableRow337">
          <table:table-cell table:style-name="TableCell338">
            <text:p text:style-name="TableContents">Created by</text:p>
          </table:table-cell>
          <table:table-cell table:style-name="TableCell339">
            <text:p text:style-name="TableContents">JM</text:p>
          </table:table-cell>
        </table:table-row>
        <table:table-row table:style-name="TableRow340">
          <table:table-cell table:style-name="TableCell341">
            <text:p text:style-name="TableContents">Test environment(s)</text:p>
          </table:table-cell>
          <table:table-cell table:style-name="TableCell342">
            <text:p text:style-name="TableContents">Google Chrome, Firefox, Safari</text:p>
          </table:table-cell>
        </table:table-row>
      </table:table>
      <text:p text:style-name="P343"/>
      <text:p text:style-name="P344"/>
      <text:p text:style-name="P345"/>
      <text:p text:style-name="P346"/>
      <text:p text:style-name="P347"/>
      <text:p text:style-name="P348"/>
      <text:p text:style-name="P349"/>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Test Case ID</text:p>
          </table:table-cell>
          <table:table-cell table:style-name="TableCell357">
            <text:p text:style-name="P358">sys_test-02</text:p>
          </table:table-cell>
        </table:table-row>
        <text:soft-page-break/>
        <table:table-row table:style-name="TableRow359">
          <table:table-cell table:style-name="TableCell360">
            <text:p text:style-name="TableContents">Description of test</text:p>
          </table:table-cell>
          <table:table-cell table:style-name="TableCell361">
            <text:p text:style-name="TableContents">Test that the administrator can create, modify, and delete new testimonials.</text:p>
          </table:table-cell>
        </table:table-row>
        <table:table-row table:style-name="TableRow362">
          <table:table-cell table:style-name="TableCell363">
            <text:p text:style-name="TableContents">Related requirement specification details</text:p>
          </table:table-cell>
          <table:table-cell table:style-name="TableCell364">
            <text:p text:style-name="TableContents">AW1</text:p>
          </table:table-cell>
        </table:table-row>
        <table:table-row table:style-name="TableRow365">
          <table:table-cell table:style-name="TableCell366">
            <text:p text:style-name="TableContents">Pre-requisites for test</text:p>
          </table:table-cell>
          <table:table-cell table:style-name="TableCell367">
            <text:p text:style-name="TableContents">The website has a connection to the back-end via the administrator’s page and the administrator page’s blog<text:s/>and testimonial section can be accessed.</text:p>
          </table:table-cell>
        </table:table-row>
        <table:table-row table:style-name="TableRow368">
          <table:table-cell table:style-name="TableCell369">
            <text:p text:style-name="TableContents">Test procedure</text:p>
          </table:table-cell>
          <table:table-cell table:style-name="TableCell370">
            <text:list text:style-name="LFO12" text:continue-numbering="true">
              <text:list-item>
                <text:p text:style-name="P371">Create a new testimonial post on the admin page</text:p>
              </text:list-item>
              <text:list-item>
                <text:p text:style-name="P372">Check the testimonial appears on the main website</text:p>
              </text:list-item>
              <text:list-item>
                <text:p text:style-name="P373">Modify this testimonial on the admin page</text:p>
              </text:list-item>
              <text:list-item>
                <text:p text:style-name="P374">Check that the modification alters the main website<text:s/>accordingly</text:p>
              </text:list-item>
              <text:list-item>
                <text:p text:style-name="P375">Delete the testimonial on the admin page</text:p>
              </text:list-item>
              <text:list-item>
                <text:p text:style-name="P376">Check that the testimonial is no longer on the main website</text:p>
              </text:list-item>
            </text:list>
          </table:table-cell>
        </table:table-row>
        <table:table-row table:style-name="TableRow377">
          <table:table-cell table:style-name="TableCell378">
            <text:p text:style-name="TableContents">Test material used</text:p>
          </table:table-cell>
          <table:table-cell table:style-name="TableCell379">
            <text:p text:style-name="TableContents">Web Browser</text:p>
          </table:table-cell>
        </table:table-row>
        <table:table-row table:style-name="TableRow380">
          <table:table-cell table:style-name="TableCell381">
            <text:p text:style-name="TableContents">Expected result</text:p>
          </table:table-cell>
          <table:table-cell table:style-name="TableCell382">
            <text:p text:style-name="TableContents">The testimonial is created, modified, and then deleted with each action being displayed on the<text:s/>main website.</text:p>
          </table:table-cell>
        </table:table-row>
        <table:table-row table:style-name="TableRow383">
          <table:table-cell table:style-name="TableCell384">
            <text:p text:style-name="TableContents">Comments</text:p>
          </table:table-cell>
          <table:table-cell table:style-name="TableCell385">
            <text:p text:style-name="TableContents">When deleting the user must confirm the action in a pop-up alert.</text:p>
          </table:table-cell>
        </table:table-row>
        <table:table-row table:style-name="TableRow386">
          <table:table-cell table:style-name="TableCell387">
            <text:p text:style-name="TableContents">Created by</text:p>
          </table:table-cell>
          <table:table-cell table:style-name="TableCell388">
            <text:p text:style-name="TableContents">JM</text:p>
          </table:table-cell>
        </table:table-row>
        <table:table-row table:style-name="TableRow389">
          <table:table-cell table:style-name="TableCell390">
            <text:p text:style-name="TableContents">Test environment(s)</text:p>
          </table:table-cell>
          <table:table-cell table:style-name="TableCell391">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92">
        <table:table-columns>
          <table:table-column table:style-name="TableColumn393"/>
          <table:table-column table:style-name="TableColumn394"/>
        </table:table-columns>
        <table:table-row table:style-name="TableRow395">
          <table:table-cell table:style-name="TableCell396">
            <text:p text:style-name="P397">Test Case ID</text:p>
          </table:table-cell>
          <table:table-cell table:style-name="TableCell398">
            <text:p text:style-name="P399">sys_test-02</text:p>
          </table:table-cell>
        </table:table-row>
        <text:soft-page-break/>
        <table:table-row table:style-name="TableRow400">
          <table:table-cell table:style-name="TableCell401">
            <text:p text:style-name="TableContents">Description of test</text:p>
          </table:table-cell>
          <table:table-cell table:style-name="TableCell402">
            <text:p text:style-name="TableContents">Test that the administrator can<text:s/>create, modify, and delete new events.</text:p>
          </table:table-cell>
        </table:table-row>
        <table:table-row table:style-name="TableRow403">
          <table:table-cell table:style-name="TableCell404">
            <text:p text:style-name="TableContents">Related requirement specification details</text:p>
          </table:table-cell>
          <table:table-cell table:style-name="TableCell405">
            <text:p text:style-name="TableContents">AW1, AW2</text:p>
          </table:table-cell>
        </table:table-row>
        <table:table-row table:style-name="TableRow406">
          <table:table-cell table:style-name="TableCell407">
            <text:p text:style-name="TableContents">Pre-requisites for test</text:p>
          </table:table-cell>
          <table:table-cell table:style-name="TableCell408">
            <text:p text:style-name="TableContents">The website has a connection to the back-end via the administrator’s page and the administrator page’s events section can be accessed.</text:p>
          </table:table-cell>
        </table:table-row>
        <table:table-row table:style-name="TableRow409">
          <table:table-cell table:style-name="TableCell410">
            <text:p text:style-name="TableContents">Test procedure</text:p>
          </table:table-cell>
          <table:table-cell table:style-name="TableCell411">
            <text:list text:style-name="LFO13" text:continue-numbering="true">
              <text:list-item>
                <text:p text:style-name="P412">Create a new event post on the admin page</text:p>
              </text:list-item>
              <text:list-item>
                <text:p text:style-name="P413">Check the event appears on the main website</text:p>
              </text:list-item>
              <text:list-item>
                <text:p text:style-name="P414">Modify this event on the admin page</text:p>
              </text:list-item>
              <text:list-item>
                <text:p text:style-name="P415">Check that the modification alters the main website accordingly</text:p>
              </text:list-item>
              <text:list-item>
                <text:p text:style-name="P416">Delete the event on the admin page</text:p>
              </text:list-item>
              <text:list-item>
                <text:p text:style-name="P417">Check that the event<text:s/>is no longer on the main website</text:p>
              </text:list-item>
              <text:list-item>
                <text:p text:style-name="P418">Check that the deleted event is in the events archive.</text:p>
              </text:list-item>
            </text:list>
          </table:table-cell>
        </table:table-row>
        <table:table-row table:style-name="TableRow419">
          <table:table-cell table:style-name="TableCell420">
            <text:p text:style-name="TableContents">Test material used</text:p>
          </table:table-cell>
          <table:table-cell table:style-name="TableCell421">
            <text:p text:style-name="TableContents">Web Browser</text:p>
          </table:table-cell>
        </table:table-row>
        <table:table-row table:style-name="TableRow422">
          <table:table-cell table:style-name="TableCell423">
            <text:p text:style-name="TableContents">Expected result</text:p>
          </table:table-cell>
          <table:table-cell table:style-name="TableCell424">
            <text:p text:style-name="TableContents">The event is created, modified, and then deleted with each action being displayed on the main website.</text:p>
          </table:table-cell>
        </table:table-row>
        <table:table-row table:style-name="TableRow425">
          <table:table-cell table:style-name="TableCell426">
            <text:p text:style-name="TableContents">Comments</text:p>
          </table:table-cell>
          <table:table-cell table:style-name="TableCell427">
            <text:p text:style-name="TableContents">When<text:s/>deleting the user must confirm the action in a pop-up alert.</text:p>
          </table:table-cell>
        </table:table-row>
        <table:table-row table:style-name="TableRow428">
          <table:table-cell table:style-name="TableCell429">
            <text:p text:style-name="TableContents">Created by</text:p>
          </table:table-cell>
          <table:table-cell table:style-name="TableCell430">
            <text:p text:style-name="TableContents">CMM</text:p>
          </table:table-cell>
        </table:table-row>
        <table:table-row table:style-name="TableRow431">
          <table:table-cell table:style-name="TableCell432">
            <text:p text:style-name="TableContents">Test environment(s)</text:p>
          </table:table-cell>
          <table:table-cell table:style-name="TableCell433">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34">
        <table:table-columns>
          <table:table-column table:style-name="TableColumn435"/>
          <table:table-column table:style-name="TableColumn436"/>
        </table:table-columns>
        <table:table-row table:style-name="TableRow437">
          <table:table-cell table:style-name="TableCell438">
            <text:p text:style-name="P439">Test Case ID</text:p>
          </table:table-cell>
          <table:table-cell table:style-name="TableCell440">
            <text:p text:style-name="P441">sys_test-03</text:p>
          </table:table-cell>
        </table:table-row>
        <text:soft-page-break/>
        <table:table-row table:style-name="TableRow442">
          <table:table-cell table:style-name="TableCell443">
            <text:p text:style-name="TableContents">Description of test</text:p>
          </table:table-cell>
          <table:table-cell table:style-name="TableCell444">
            <text:p text:style-name="TableContents">Test that the administrator can create, modify, and delete new<text:s/>testimonials.</text:p>
          </table:table-cell>
        </table:table-row>
        <table:table-row table:style-name="TableRow445">
          <table:table-cell table:style-name="TableCell446">
            <text:p text:style-name="TableContents">Related requirement specification details</text:p>
          </table:table-cell>
          <table:table-cell table:style-name="TableCell447">
            <text:p text:style-name="TableContents">AW1</text:p>
          </table:table-cell>
        </table:table-row>
        <table:table-row table:style-name="TableRow448">
          <table:table-cell table:style-name="TableCell449">
            <text:p text:style-name="TableContents">Pre-requisites for test</text:p>
          </table:table-cell>
          <table:table-cell table:style-name="TableCell450">
            <text:p text:style-name="TableContents">The website has a connection to the back-end via the administrator’s page and the administrator page’s blog and testimonial section can be accessed.</text:p>
          </table:table-cell>
        </table:table-row>
        <table:table-row table:style-name="TableRow451">
          <table:table-cell table:style-name="TableCell452">
            <text:p text:style-name="TableContents">Test<text:s/>procedure</text:p>
          </table:table-cell>
          <table:table-cell table:style-name="TableCell453">
            <text:list text:style-name="LFO12" text:continue-numbering="true">
              <text:list-item>
                <text:p text:style-name="P454">Create a new testimonial post on the admin page</text:p>
              </text:list-item>
              <text:list-item>
                <text:p text:style-name="P455">Check the testimonial appears on the main website</text:p>
              </text:list-item>
              <text:list-item>
                <text:p text:style-name="P456">Modify this testimonial on the admin page</text:p>
              </text:list-item>
              <text:list-item>
                <text:p text:style-name="P457">Check that the modification alters the main website accordingly</text:p>
              </text:list-item>
              <text:list-item>
                <text:p text:style-name="P458">Delete the testimonial on the admin page</text:p>
              </text:list-item>
              <text:list-item>
                <text:p text:style-name="P459">Check that the testimonial is no longer on the main website</text:p>
              </text:list-item>
            </text:list>
          </table:table-cell>
        </table:table-row>
        <table:table-row table:style-name="TableRow460">
          <table:table-cell table:style-name="TableCell461">
            <text:p text:style-name="TableContents">Test material used</text:p>
          </table:table-cell>
          <table:table-cell table:style-name="TableCell462">
            <text:p text:style-name="TableContents">Web Browser</text:p>
          </table:table-cell>
        </table:table-row>
        <table:table-row table:style-name="TableRow463">
          <table:table-cell table:style-name="TableCell464">
            <text:p text:style-name="TableContents">Expected result</text:p>
          </table:table-cell>
          <table:table-cell table:style-name="TableCell465">
            <text:p text:style-name="TableContents">The testimonial is created, modified, and then deleted with each action being displayed on the main website.</text:p>
          </table:table-cell>
        </table:table-row>
        <table:table-row table:style-name="TableRow466">
          <table:table-cell table:style-name="TableCell467">
            <text:p text:style-name="TableContents">Comments</text:p>
          </table:table-cell>
          <table:table-cell table:style-name="TableCell468">
            <text:p text:style-name="TableContents">When deleting the user must confirm the action in a pop-up alert.</text:p>
          </table:table-cell>
        </table:table-row>
        <table:table-row table:style-name="TableRow469">
          <table:table-cell table:style-name="TableCell470">
            <text:p text:style-name="TableContents">Created by</text:p>
          </table:table-cell>
          <table:table-cell table:style-name="TableCell471">
            <text:p text:style-name="TableContents">JM</text:p>
          </table:table-cell>
        </table:table-row>
        <table:table-row table:style-name="TableRow472">
          <table:table-cell table:style-name="TableCell473">
            <text:p text:style-name="TableContents">Test environment(s)</text:p>
          </table:table-cell>
          <table:table-cell table:style-name="TableCell474">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75">
        <table:table-columns>
          <table:table-column table:style-name="TableColumn476"/>
          <table:table-column table:style-name="TableColumn477"/>
        </table:table-columns>
        <table:table-row table:style-name="TableRow478">
          <table:table-cell table:style-name="TableCell479">
            <text:p text:style-name="P480">Test Case ID</text:p>
          </table:table-cell>
          <table:table-cell table:style-name="TableCell481">
            <text:p text:style-name="P482">sys_test-04</text:p>
          </table:table-cell>
        </table:table-row>
        <text:soft-page-break/>
        <table:table-row table:style-name="TableRow483">
          <table:table-cell table:style-name="TableCell484">
            <text:p text:style-name="TableContents">Description of test</text:p>
          </table:table-cell>
          <table:table-cell table:style-name="TableCell485">
            <text:p text:style-name="TableContents">Test that the administrator can upload and delete images and videos from the carousel.</text:p>
          </table:table-cell>
        </table:table-row>
        <table:table-row table:style-name="TableRow486">
          <table:table-cell table:style-name="TableCell487">
            <text:p text:style-name="TableContents">Related requirement specification details</text:p>
          </table:table-cell>
          <table:table-cell table:style-name="TableCell488">
            <text:p text:style-name="TableContents">AC1, AC2</text:p>
          </table:table-cell>
        </table:table-row>
        <table:table-row table:style-name="TableRow489">
          <table:table-cell table:style-name="TableCell490">
            <text:p text:style-name="TableContents">Pre-requisites for test</text:p>
          </table:table-cell>
          <table:table-cell table:style-name="TableCell491">
            <text:p text:style-name="TableContents">The website has a connection to the back-end via the administrator’s page and the administrator page’s home section can be accessed.</text:p>
          </table:table-cell>
        </table:table-row>
        <table:table-row table:style-name="TableRow492">
          <table:table-cell table:style-name="TableCell493">
            <text:p text:style-name="TableContents">Test procedure</text:p>
          </table:table-cell>
          <table:table-cell table:style-name="TableCell494">
            <text:list text:style-name="LFO15" text:continue-numbering="true">
              <text:list-item>
                <text:p text:style-name="P495">Upload new image to<text:s/>carousel.</text:p>
              </text:list-item>
              <text:list-item>
                <text:p text:style-name="P496">Check that the new image is uploaded and shown in the public home page (in the correct position).</text:p>
              </text:list-item>
              <text:list-item>
                <text:p text:style-name="P497">Delete the image/video.</text:p>
              </text:list-item>
              <text:list-item>
                <text:p text:style-name="P498">Check that the image/video no longer appears on the website.</text:p>
              </text:list-item>
            </text:list>
          </table:table-cell>
        </table:table-row>
        <table:table-row table:style-name="TableRow499">
          <table:table-cell table:style-name="TableCell500">
            <text:p text:style-name="TableContents">Test material used</text:p>
          </table:table-cell>
          <table:table-cell table:style-name="TableCell501">
            <text:p text:style-name="TableContents">Web Browser</text:p>
          </table:table-cell>
        </table:table-row>
        <table:table-row table:style-name="TableRow502">
          <table:table-cell table:style-name="TableCell503">
            <text:p text:style-name="TableContents">Expected result</text:p>
          </table:table-cell>
          <table:table-cell table:style-name="TableCell504">
            <text:p text:style-name="TableContents">The image is uploaded and deleted with each action being displayed on the main website.</text:p>
          </table:table-cell>
        </table:table-row>
        <table:table-row table:style-name="TableRow505">
          <table:table-cell table:style-name="TableCell506">
            <text:p text:style-name="TableContents">Comments</text:p>
          </table:table-cell>
          <table:table-cell table:style-name="TableCell507">
            <text:p text:style-name="TableContents">When deleting the user must confirm the action in a pop-up alert.</text:p>
          </table:table-cell>
        </table:table-row>
        <table:table-row table:style-name="TableRow508">
          <table:table-cell table:style-name="TableCell509">
            <text:p text:style-name="TableContents">Created by</text:p>
          </table:table-cell>
          <table:table-cell table:style-name="TableCell510">
            <text:p text:style-name="TableContents">CCM</text:p>
          </table:table-cell>
        </table:table-row>
        <table:table-row table:style-name="TableRow511">
          <table:table-cell table:style-name="TableCell512">
            <text:p text:style-name="TableContents">Test environment(s)</text:p>
          </table:table-cell>
          <table:table-cell table:style-name="TableCell513">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14">
        <table:table-columns>
          <table:table-column table:style-name="TableColumn515"/>
          <table:table-column table:style-name="TableColumn516"/>
        </table:table-columns>
        <table:table-row table:style-name="TableRow517">
          <table:table-cell table:style-name="TableCell518">
            <text:p text:style-name="P519">Test Case ID</text:p>
          </table:table-cell>
          <table:table-cell table:style-name="TableCell520">
            <text:p text:style-name="P521">uat_test-01</text:p>
          </table:table-cell>
        </table:table-row>
        <text:soft-page-break/>
        <table:table-row table:style-name="TableRow522">
          <table:table-cell table:style-name="TableCell523">
            <text:p text:style-name="TableContents">Description of test</text:p>
          </table:table-cell>
          <table:table-cell table:style-name="TableCell524">
            <text:p text:style-name="TableContents">Test that the user can navigate around the main website.</text:p>
          </table:table-cell>
        </table:table-row>
        <table:table-row table:style-name="TableRow525">
          <table:table-cell table:style-name="TableCell526">
            <text:p text:style-name="TableContents">Related requirement specification details</text:p>
          </table:table-cell>
          <table:table-cell table:style-name="TableCell527">
            <text:p text:style-name="TableContents">U1-4</text:p>
          </table:table-cell>
        </table:table-row>
        <table:table-row table:style-name="TableRow528">
          <table:table-cell table:style-name="TableCell529">
            <text:p text:style-name="TableContents">Pre-requisites for test</text:p>
          </table:table-cell>
          <table:table-cell table:style-name="TableCell530">
            <text:p text:style-name="TableContents">The website must be fully functional and have undergone all sys_test cases prior to<text:s/>this.</text:p>
          </table:table-cell>
        </table:table-row>
        <table:table-row table:style-name="TableRow531">
          <table:table-cell table:style-name="TableCell532">
            <text:p text:style-name="TableContents">Test procedure</text:p>
          </table:table-cell>
          <table:table-cell table:style-name="TableCell533">
            <text:list text:style-name="LFO16" text:continue-numbering="true">
              <text:list-item>
                <text:p text:style-name="P534">User navigates around the main website</text:p>
              </text:list-item>
              <text:list-item>
                <text:p text:style-name="P535">User can find all of the features necessary with little to no hassle.</text:p>
              </text:list-item>
            </text:list>
          </table:table-cell>
        </table:table-row>
        <table:table-row table:style-name="TableRow536">
          <table:table-cell table:style-name="TableCell537">
            <text:p text:style-name="TableContents">Test material used</text:p>
          </table:table-cell>
          <table:table-cell table:style-name="TableCell538">
            <text:p text:style-name="TableContents">Web Browser</text:p>
          </table:table-cell>
        </table:table-row>
        <table:table-row table:style-name="TableRow539">
          <table:table-cell table:style-name="TableCell540">
            <text:p text:style-name="TableContents">Expected result</text:p>
          </table:table-cell>
          <table:table-cell table:style-name="TableCell541">
            <text:p text:style-name="TableContents">The user should be able to carry out the above tasks within a few<text:s/>minutes.</text:p>
          </table:table-cell>
        </table:table-row>
        <table:table-row table:style-name="TableRow542">
          <table:table-cell table:style-name="TableCell543">
            <text:p text:style-name="TableContents">Comments</text:p>
          </table:table-cell>
          <table:table-cell table:style-name="TableCell544">
            <text:p text:style-name="TableContents">None</text:p>
          </table:table-cell>
        </table:table-row>
        <table:table-row table:style-name="TableRow545">
          <table:table-cell table:style-name="TableCell546">
            <text:p text:style-name="TableContents">Created by</text:p>
          </table:table-cell>
          <table:table-cell table:style-name="TableCell547">
            <text:p text:style-name="TableContents">JM</text:p>
          </table:table-cell>
        </table:table-row>
        <table:table-row table:style-name="TableRow548">
          <table:table-cell table:style-name="TableCell549">
            <text:p text:style-name="TableContents">Test environment(s)</text:p>
          </table:table-cell>
          <table:table-cell table:style-name="TableCell550">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51">
        <table:table-columns>
          <table:table-column table:style-name="TableColumn552"/>
          <table:table-column table:style-name="TableColumn553"/>
        </table:table-columns>
        <table:table-row table:style-name="TableRow554">
          <table:table-cell table:style-name="TableCell555">
            <text:p text:style-name="P556">Test Case ID</text:p>
          </table:table-cell>
          <table:table-cell table:style-name="TableCell557">
            <text:p text:style-name="P558">uat_test-02</text:p>
          </table:table-cell>
        </table:table-row>
        <text:soft-page-break/>
        <table:table-row table:style-name="TableRow559">
          <table:table-cell table:style-name="TableCell560">
            <text:p text:style-name="TableContents">Description of test</text:p>
          </table:table-cell>
          <table:table-cell table:style-name="TableCell561">
            <text:p text:style-name="TableContents">Test that the user can make use of the administrator’s webpage</text:p>
          </table:table-cell>
        </table:table-row>
        <table:table-row table:style-name="TableRow562">
          <table:table-cell table:style-name="TableCell563">
            <text:p text:style-name="TableContents">Related requirement<text:s/>specification details</text:p>
          </table:table-cell>
          <table:table-cell table:style-name="TableCell564">
            <text:p text:style-name="TableContents">AW1-8</text:p>
          </table:table-cell>
        </table:table-row>
        <table:table-row table:style-name="TableRow565">
          <table:table-cell table:style-name="TableCell566">
            <text:p text:style-name="TableContents">Pre-requisites for test</text:p>
          </table:table-cell>
          <table:table-cell table:style-name="TableCell567">
            <text:p text:style-name="TableContents">The website must be fully functional and have undergone all sys_test cases prior to this.</text:p>
          </table:table-cell>
        </table:table-row>
        <table:table-row table:style-name="TableRow568">
          <table:table-cell table:style-name="TableCell569">
            <text:p text:style-name="TableContents">Test procedure</text:p>
          </table:table-cell>
          <table:table-cell table:style-name="TableCell570">
            <text:list text:style-name="LFO17" text:continue-numbering="true">
              <text:list-item>
                <text:p text:style-name="P571">User types in the URL for the admin page and logs in</text:p>
              </text:list-item>
              <text:list-item>
                <text:p text:style-name="P572">User changes password for the<text:s/>administrator’s page</text:p>
              </text:list-item>
              <text:list-item>
                <text:p text:style-name="P573">User makes a change to the main website on the admin page</text:p>
              </text:list-item>
              <text:list-item>
                <text:p text:style-name="P574">User logs out of the admin page</text:p>
              </text:list-item>
            </text:list>
          </table:table-cell>
        </table:table-row>
        <table:table-row table:style-name="TableRow575">
          <table:table-cell table:style-name="TableCell576">
            <text:p text:style-name="TableContents">Test material used</text:p>
          </table:table-cell>
          <table:table-cell table:style-name="TableCell577">
            <text:p text:style-name="TableContents">Web Browser</text:p>
          </table:table-cell>
        </table:table-row>
        <table:table-row table:style-name="TableRow578">
          <table:table-cell table:style-name="TableCell579">
            <text:p text:style-name="TableContents">Expected result</text:p>
          </table:table-cell>
          <table:table-cell table:style-name="TableCell580">
            <text:p text:style-name="TableContents">The user should be able to carry out the above tasks within 8-10 minutes going at a moderate pace.</text:p>
          </table:table-cell>
        </table:table-row>
        <table:table-row table:style-name="TableRow581">
          <table:table-cell table:style-name="TableCell582">
            <text:p text:style-name="TableContents">Comments</text:p>
          </table:table-cell>
          <table:table-cell table:style-name="TableCell583">
            <text:p text:style-name="TableContents">The choice of what to change on the main website is left to the user to decide when they reach this section, because all of the routes through the system should be fully functional.</text:p>
          </table:table-cell>
        </table:table-row>
        <table:table-row table:style-name="TableRow584">
          <table:table-cell table:style-name="TableCell585">
            <text:p text:style-name="TableContents">Created by</text:p>
          </table:table-cell>
          <table:table-cell table:style-name="TableCell586">
            <text:p text:style-name="TableContents">JM</text:p>
          </table:table-cell>
        </table:table-row>
        <table:table-row table:style-name="TableRow587">
          <table:table-cell table:style-name="TableCell588">
            <text:p text:style-name="TableContents">Test environment(s)</text:p>
          </table:table-cell>
          <table:table-cell table:style-name="TableCell589">
            <text:p text:style-name="TableContents">Google Chrome,<text:s/>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90">
        <table:table-columns>
          <table:table-column table:style-name="TableColumn591"/>
          <table:table-column table:style-name="TableColumn592"/>
        </table:table-columns>
        <table:table-row table:style-name="TableRow593">
          <table:table-cell table:style-name="TableCell594">
            <text:soft-page-break/>
            <text:p text:style-name="P595">Test Case ID</text:p>
          </table:table-cell>
          <table:table-cell table:style-name="TableCell596">
            <text:p text:style-name="P597">uat_test-03</text:p>
          </table:table-cell>
        </table:table-row>
        <table:table-row table:style-name="TableRow598">
          <table:table-cell table:style-name="TableCell599">
            <text:p text:style-name="TableContents">Description of test</text:p>
          </table:table-cell>
          <table:table-cell table:style-name="TableCell600">
            <text:p text:style-name="TableContents">Test that the loading and reloading times of each webpage is within a reasonable amount of time. Furthermore, the navigation to each webpage through the navbar will be<text:s/>tested.</text:p>
          </table:table-cell>
        </table:table-row>
        <table:table-row table:style-name="TableRow601">
          <table:table-cell table:style-name="TableCell602">
            <text:p text:style-name="TableContents">Related requirement specification details</text:p>
          </table:table-cell>
          <table:table-cell table:style-name="TableCell603">
            <text:p text:style-name="TableContents">NFR-Performance, FR-U2</text:p>
          </table:table-cell>
        </table:table-row>
        <table:table-row table:style-name="TableRow604">
          <table:table-cell table:style-name="TableCell605">
            <text:p text:style-name="TableContents">Pre-requisites for test</text:p>
          </table:table-cell>
          <table:table-cell table:style-name="TableCell606">
            <text:p text:style-name="TableContents">The server is running and there are no errors while loading the pages or performing actions.</text:p>
          </table:table-cell>
        </table:table-row>
        <table:table-row table:style-name="TableRow607">
          <table:table-cell table:style-name="TableCell608">
            <text:p text:style-name="TableContents">Test procedure</text:p>
          </table:table-cell>
          <table:table-cell table:style-name="TableCell609">
            <text:list text:style-name="LFO18" text:continue-numbering="true">
              <text:list-item>
                <text:p text:style-name="P610">Access each page by both navigating to it via<text:s/>the navbar, and changing the URL.</text:p>
              </text:list-item>
              <text:list-item>
                <text:p text:style-name="P611">Refresh each page after accessing it.</text:p>
              </text:list-item>
              <text:list-item>
                <text:p text:style-name="P612">Perform actions on each page.</text:p>
              </text:list-item>
              <text:list-item>
                <text:p text:style-name="P613">Measure the time taken for each of these actions to complete.</text:p>
              </text:list-item>
            </text:list>
          </table:table-cell>
        </table:table-row>
        <table:table-row table:style-name="TableRow614">
          <table:table-cell table:style-name="TableCell615">
            <text:p text:style-name="TableContents">Test material used</text:p>
          </table:table-cell>
          <table:table-cell table:style-name="TableCell616">
            <text:p text:style-name="TableContents">Web Browser</text:p>
          </table:table-cell>
        </table:table-row>
        <table:table-row table:style-name="TableRow617">
          <table:table-cell table:style-name="TableCell618">
            <text:p text:style-name="TableContents">Expected result</text:p>
          </table:table-cell>
          <table:table-cell table:style-name="TableCell619">
            <text:p text:style-name="TableContents">The webpages complete these actions (load,<text:s/>reload and other actions) in under 2 seconds, preferably in under .5 seconds.</text:p>
          </table:table-cell>
        </table:table-row>
        <table:table-row table:style-name="TableRow620">
          <table:table-cell table:style-name="TableCell621">
            <text:p text:style-name="TableContents">Comments</text:p>
          </table:table-cell>
          <table:table-cell table:style-name="TableCell622">
            <text:p text:style-name="TableContents">Actions will test both the Javascript elements of the pages as well as the back-end javascript. To measure the time taken, browser Developer Tools will be used</text:p>
          </table:table-cell>
        </table:table-row>
        <table:table-row table:style-name="TableRow623">
          <table:table-cell table:style-name="TableCell624">
            <text:p text:style-name="TableContents">Created<text:s/>by</text:p>
          </table:table-cell>
          <table:table-cell table:style-name="TableCell625">
            <text:p text:style-name="TableContents">CCM</text:p>
          </table:table-cell>
        </table:table-row>
        <table:table-row table:style-name="TableRow626">
          <table:table-cell table:style-name="TableCell627">
            <text:p text:style-name="TableContents">Test environment(s)</text:p>
          </table:table-cell>
          <table:table-cell table:style-name="TableCell628">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629">
        <table:table-columns>
          <table:table-column table:style-name="TableColumn630"/>
          <table:table-column table:style-name="TableColumn631"/>
        </table:table-columns>
        <table:table-row table:style-name="TableRow632">
          <table:table-cell table:style-name="TableCell633">
            <text:soft-page-break/>
            <text:p text:style-name="P634">Test Case ID</text:p>
          </table:table-cell>
          <table:table-cell table:style-name="TableCell635">
            <text:p text:style-name="P636">uat_test-04</text:p>
          </table:table-cell>
        </table:table-row>
        <table:table-row table:style-name="TableRow637">
          <table:table-cell table:style-name="TableCell638">
            <text:p text:style-name="TableContents">Description of test</text:p>
          </table:table-cell>
          <table:table-cell table:style-name="TableCell639">
            <text:p text:style-name="TableContents">Test that a user can fill out the form for emailing our client in a short amount of time; suggesting that the form is intuitive to<text:s/>fill out.</text:p>
          </table:table-cell>
        </table:table-row>
        <table:table-row table:style-name="TableRow640">
          <table:table-cell table:style-name="TableCell641">
            <text:p text:style-name="TableContents">Related requirement specification details</text:p>
          </table:table-cell>
          <table:table-cell table:style-name="TableCell642">
            <text:p text:style-name="TableContents">U1</text:p>
          </table:table-cell>
        </table:table-row>
        <table:table-row table:style-name="TableRow643">
          <table:table-cell table:style-name="TableCell644">
            <text:p text:style-name="TableContents">Pre-requisites for test</text:p>
          </table:table-cell>
          <table:table-cell table:style-name="TableCell645">
            <text:p text:style-name="TableContents">The pages which include the forms for contacting our client should be functional, and the email system should also be functional.</text:p>
          </table:table-cell>
        </table:table-row>
        <table:table-row table:style-name="TableRow646">
          <table:table-cell table:style-name="TableCell647">
            <text:p text:style-name="TableContents">Test procedure</text:p>
          </table:table-cell>
          <table:table-cell table:style-name="TableCell648">
            <text:list text:style-name="LFO19" text:continue-numbering="true">
              <text:list-item>
                <text:p text:style-name="P649">Load up the web page<text:s/>containing the form for emailing.</text:p>
              </text:list-item>
              <text:list-item>
                <text:p text:style-name="P650">User should fill in the form with appropriate data.</text:p>
              </text:list-item>
              <text:list-item>
                <text:p text:style-name="P651">The user should be able to do this in an appropriate amount of time.</text:p>
              </text:list-item>
              <text:list-item>
                <text:p text:style-name="P652">The correct data should be received by the test email.</text:p>
              </text:list-item>
            </text:list>
          </table:table-cell>
        </table:table-row>
        <table:table-row table:style-name="TableRow653">
          <table:table-cell table:style-name="TableCell654">
            <text:p text:style-name="TableContents">Test material used</text:p>
          </table:table-cell>
          <table:table-cell table:style-name="TableCell655">
            <text:p text:style-name="TableContents">None</text:p>
          </table:table-cell>
        </table:table-row>
        <table:table-row table:style-name="TableRow656">
          <table:table-cell table:style-name="TableCell657">
            <text:p text:style-name="TableContents">Expected result</text:p>
          </table:table-cell>
          <table:table-cell table:style-name="TableCell658">
            <text:p text:style-name="TableContents">The<text:s/>email should be sent to the correct email address and should contain the correct data. The form should be filled out in a small amount of time.</text:p>
          </table:table-cell>
        </table:table-row>
        <table:table-row table:style-name="TableRow659">
          <table:table-cell table:style-name="TableCell660">
            <text:p text:style-name="TableContents">Comments</text:p>
          </table:table-cell>
          <table:table-cell table:style-name="TableCell661">
            <text:p text:style-name="TableContents">None</text:p>
          </table:table-cell>
        </table:table-row>
        <table:table-row table:style-name="TableRow662">
          <table:table-cell table:style-name="TableCell663">
            <text:p text:style-name="TableContents">Created by</text:p>
          </table:table-cell>
          <table:table-cell table:style-name="TableCell664">
            <text:p text:style-name="TableContents">JM</text:p>
          </table:table-cell>
        </table:table-row>
        <table:table-row table:style-name="TableRow665">
          <table:table-cell table:style-name="TableCell666">
            <text:p text:style-name="TableContents">Test environment(s)</text:p>
          </table:table-cell>
          <table:table-cell table:style-name="TableCell667">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668">
        <table:table-columns>
          <table:table-column table:style-name="TableColumn669"/>
          <table:table-column table:style-name="TableColumn670"/>
        </table:table-columns>
        <table:table-row table:style-name="TableRow671">
          <table:table-cell table:style-name="TableCell672">
            <text:soft-page-break/>
            <text:p text:style-name="P673">Test Case ID</text:p>
          </table:table-cell>
          <table:table-cell table:style-name="TableCell674">
            <text:p text:style-name="P675">uat_test-05</text:p>
          </table:table-cell>
        </table:table-row>
        <table:table-row table:style-name="TableRow676">
          <table:table-cell table:style-name="TableCell677">
            <text:p text:style-name="TableContents">Description of test</text:p>
          </table:table-cell>
          <table:table-cell table:style-name="TableCell678">
            <text:p text:style-name="TableContents">Test that the donation button works and the money would be sent to the correct account via VirginMoneyGiving.</text:p>
          </table:table-cell>
        </table:table-row>
        <table:table-row table:style-name="TableRow679">
          <table:table-cell table:style-name="TableCell680">
            <text:p text:style-name="TableContents">Related requirement specification details</text:p>
          </table:table-cell>
          <table:table-cell table:style-name="TableCell681">
            <text:p text:style-name="TableContents">U7</text:p>
          </table:table-cell>
        </table:table-row>
        <table:table-row table:style-name="TableRow682">
          <table:table-cell table:style-name="TableCell683">
            <text:p text:style-name="TableContents">Pre-requisites for test</text:p>
          </table:table-cell>
          <table:table-cell table:style-name="TableCell684">
            <text:p text:style-name="TableContents">The donation button should be<text:s/>included on the Volunteer page under more information.</text:p>
          </table:table-cell>
        </table:table-row>
        <table:table-row table:style-name="TableRow685">
          <table:table-cell table:style-name="TableCell686">
            <text:p text:style-name="TableContents">Test procedure</text:p>
          </table:table-cell>
          <table:table-cell table:style-name="TableCell687">
            <text:list text:style-name="LFO20" text:continue-numbering="true">
              <text:list-item>
                <text:p text:style-name="P688">Load up the volunteer page.</text:p>
              </text:list-item>
              <text:list-item>
                <text:p text:style-name="P689">Navigate to the more information section of the website.</text:p>
              </text:list-item>
              <text:list-item>
                <text:p text:style-name="P690">Click on the donation button on the website.</text:p>
              </text:list-item>
            </text:list>
          </table:table-cell>
        </table:table-row>
        <table:table-row table:style-name="TableRow691">
          <table:table-cell table:style-name="TableCell692">
            <text:p text:style-name="TableContents">Test material used</text:p>
          </table:table-cell>
          <table:table-cell table:style-name="TableCell693">
            <text:p text:style-name="TableContents">None</text:p>
          </table:table-cell>
        </table:table-row>
        <table:table-row table:style-name="TableRow694">
          <table:table-cell table:style-name="TableCell695">
            <text:p text:style-name="TableContents">Expected result</text:p>
          </table:table-cell>
          <table:table-cell table:style-name="TableCell696">
            <text:p text:style-name="TableContents">The<text:s/>VirginMoneyGiving account is correct when the button is clicked.</text:p>
          </table:table-cell>
        </table:table-row>
        <table:table-row table:style-name="TableRow697">
          <table:table-cell table:style-name="TableCell698">
            <text:p text:style-name="TableContents">Comments</text:p>
          </table:table-cell>
          <table:table-cell table:style-name="TableCell699">
            <text:p text:style-name="TableContents">None</text:p>
          </table:table-cell>
        </table:table-row>
        <table:table-row table:style-name="TableRow700">
          <table:table-cell table:style-name="TableCell701">
            <text:p text:style-name="TableContents">Created by</text:p>
          </table:table-cell>
          <table:table-cell table:style-name="TableCell702">
            <text:p text:style-name="TableContents">JM</text:p>
          </table:table-cell>
        </table:table-row>
        <table:table-row table:style-name="TableRow703">
          <table:table-cell table:style-name="TableCell704">
            <text:p text:style-name="TableContents">Test environment(s)</text:p>
          </table:table-cell>
          <table:table-cell table:style-name="TableCell705">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06">
        <table:table-columns>
          <table:table-column table:style-name="TableColumn707"/>
          <table:table-column table:style-name="TableColumn708"/>
        </table:table-columns>
        <table:table-row table:style-name="TableRow709">
          <table:table-cell table:style-name="TableCell710">
            <text:soft-page-break/>
            <text:p text:style-name="P711">Test Case ID</text:p>
          </table:table-cell>
          <table:table-cell table:style-name="TableCell712">
            <text:p text:style-name="P713">int_test-01</text:p>
          </table:table-cell>
        </table:table-row>
        <table:table-row table:style-name="TableRow714">
          <table:table-cell table:style-name="TableCell715">
            <text:p text:style-name="P716">Description of test</text:p>
          </table:table-cell>
          <table:table-cell table:style-name="TableCell717">
            <text:p text:style-name="P718">Test that the AJAX requests from the<text:s/>front-end for the blog and testimonials page get the data it requires from the back-end server and in the correct format.</text:p>
          </table:table-cell>
        </table:table-row>
        <table:table-row table:style-name="TableRow719">
          <table:table-cell table:style-name="TableCell720">
            <text:p text:style-name="P721">Related requirement specification details</text:p>
          </table:table-cell>
          <table:table-cell table:style-name="TableCell722">
            <text:p text:style-name="P723">AD3, AW2</text:p>
          </table:table-cell>
        </table:table-row>
        <table:table-row table:style-name="TableRow724">
          <table:table-cell table:style-name="TableCell725">
            <text:p text:style-name="P726">Pre-requisites for test</text:p>
          </table:table-cell>
          <table:table-cell table:style-name="TableCell727">
            <text:p text:style-name="P728">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style-name="TableRow729">
          <table:table-cell table:style-name="TableCell730">
            <text:p text:style-name="P731">Test procedure</text:p>
          </table:table-cell>
          <table:table-cell table:style-name="TableCell732">
            <text:list text:style-name="LFO21" text:continue-numbering="true">
              <text:list-item>
                <text:p text:style-name="P733">Place some data in the blog posts<text:s/>table</text:p>
              </text:list-item>
              <text:list-item>
                <text:p text:style-name="P734">Force the AJAX request by calling the Javascript function on the front-end</text:p>
              </text:list-item>
              <text:list-item>
                <text:p text:style-name="P735">Print out the response</text:p>
              </text:list-item>
              <text:list-item>
                <text:p text:style-name="P736">Check that the data returned is in the correct format.</text:p>
              </text:list-item>
            </text:list>
          </table:table-cell>
        </table:table-row>
        <table:table-row table:style-name="TableRow737">
          <table:table-cell table:style-name="TableCell738">
            <text:p text:style-name="P739">Test material used</text:p>
          </table:table-cell>
          <table:table-cell table:style-name="TableCell740">
            <text:p text:style-name="P741">None</text:p>
          </table:table-cell>
        </table:table-row>
        <table:table-row table:style-name="TableRow742">
          <table:table-cell table:style-name="TableCell743">
            <text:p text:style-name="P744">Expected result</text:p>
          </table:table-cell>
          <table:table-cell table:style-name="TableCell745">
            <text:p text:style-name="P746">The data that is returned from the back-end server is in the correct format and contains the data placed into the database.</text:p>
          </table:table-cell>
        </table:table-row>
        <table:table-row table:style-name="TableRow747">
          <table:table-cell table:style-name="TableCell748">
            <text:p text:style-name="P749">Comments</text:p>
          </table:table-cell>
          <table:table-cell table:style-name="TableCell750">
            <text:p text:style-name="P751">None</text:p>
          </table:table-cell>
        </table:table-row>
        <table:table-row table:style-name="TableRow752">
          <table:table-cell table:style-name="TableCell753">
            <text:p text:style-name="P754">Created by</text:p>
          </table:table-cell>
          <table:table-cell table:style-name="TableCell755">
            <text:p text:style-name="P756">JM</text:p>
          </table:table-cell>
        </table:table-row>
        <table:table-row table:style-name="TableRow757">
          <table:table-cell table:style-name="TableCell758">
            <text:p text:style-name="P759">Test environment(s)</text:p>
          </table:table-cell>
          <table:table-cell table:style-name="TableCell760">
            <text:p text:style-name="P761">CMD, Termi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62">
        <table:table-columns>
          <table:table-column table:style-name="TableColumn763"/>
          <table:table-column table:style-name="TableColumn764"/>
        </table:table-columns>
        <table:table-row table:style-name="TableRow765">
          <table:table-cell table:style-name="TableCell766">
            <text:p text:style-name="P767">Test Case ID</text:p>
          </table:table-cell>
          <table:table-cell table:style-name="TableCell768">
            <text:p text:style-name="P769">int_test-02</text:p>
          </table:table-cell>
        </table:table-row>
        <table:table-row table:style-name="TableRow770">
          <table:table-cell table:style-name="TableCell771">
            <text:p text:style-name="P772">Description of test</text:p>
          </table:table-cell>
          <table:table-cell table:style-name="TableCell773">
            <text:p text:style-name="P774">Test that the carousel can be edited from the admin page. New<text:s/>videos and photos should be able to be added and removed.</text:p>
          </table:table-cell>
        </table:table-row>
        <table:table-row table:style-name="TableRow775">
          <table:table-cell table:style-name="TableCell776">
            <text:p text:style-name="P777">Related requirement specification details</text:p>
          </table:table-cell>
          <table:table-cell table:style-name="TableCell778">
            <text:p text:style-name="P779">AC1-AC3</text:p>
          </table:table-cell>
        </table:table-row>
        <table:table-row table:style-name="TableRow780">
          <table:table-cell table:style-name="TableCell781">
            <text:p text:style-name="P782">Pre-requisites for test</text:p>
          </table:table-cell>
          <table:table-cell table:style-name="TableCell783">
            <text:p text:style-name="P784">The back-end server should be able to upload and delete the files appropriately and these should be served to the front-end when the home page is loaded.</text:p>
          </table:table-cell>
        </table:table-row>
        <table:table-row table:style-name="TableRow785">
          <table:table-cell table:style-name="TableCell786">
            <text:p text:style-name="P787">Test procedure</text:p>
          </table:table-cell>
          <table:table-cell table:style-name="TableCell788">
            <text:list text:style-name="LFO22" text:continue-numbering="true">
              <text:list-item>
                <text:p text:style-name="P789">Access the admin page and log in with correct credentials.</text:p>
              </text:list-item>
              <text:list-item>
                <text:p text:style-name="P790">Open new tab and navigate to the home page of the website to check the carousel photos currently on display.</text:p>
              </text:list-item>
              <text:list-item>
                <text:p text:style-name="P791">Go back to admin tab and add a new<text:s/>photo; removing one of the old ones.</text:p>
              </text:list-item>
              <text:list-item>
                <text:p text:style-name="P792">Go back to the home page tab and refresh. Check that the carousel has been changed appropriately.</text:p>
              </text:list-item>
              <text:list-item>
                <text:p text:style-name="P793">Repeat this process for a video.</text:p>
              </text:list-item>
              <text:list-item>
                <text:p text:style-name="P794">Check that the file structure on the server is correct; files have been removed/added correctly.</text:p>
              </text:list-item>
            </text:list>
          </table:table-cell>
        </table:table-row>
        <table:table-row table:style-name="TableRow795">
          <table:table-cell table:style-name="TableCell796">
            <text:p text:style-name="P797">Test material used</text:p>
          </table:table-cell>
          <table:table-cell table:style-name="TableCell798">
            <text:p text:style-name="P799">Test images for the carousel. Included is a video.</text:p>
          </table:table-cell>
        </table:table-row>
        <table:table-row table:style-name="TableRow800">
          <table:table-cell table:style-name="TableCell801">
            <text:p text:style-name="P802">Expected result</text:p>
          </table:table-cell>
          <table:table-cell table:style-name="TableCell803">
            <text:p text:style-name="P804">Regardless of the changes made to the pictures on the carousel, when the home page is loaded the images/videos should be displayed correctly and with minimal loading time. File structure should be correct.</text:p>
          </table:table-cell>
        </table:table-row>
        <table:table-row table:style-name="TableRow805">
          <table:table-cell table:style-name="TableCell806">
            <text:p text:style-name="P807">Comments</text:p>
          </table:table-cell>
          <table:table-cell table:style-name="TableCell808">
            <text:p text:style-name="P809">None</text:p>
          </table:table-cell>
        </table:table-row>
        <table:table-row table:style-name="TableRow810">
          <table:table-cell table:style-name="TableCell811">
            <text:p text:style-name="P812">Created by</text:p>
          </table:table-cell>
          <table:table-cell table:style-name="TableCell813">
            <text:p text:style-name="P814">JM</text:p>
          </table:table-cell>
        </table:table-row>
        <table:table-row table:style-name="TableRow815">
          <table:table-cell table:style-name="TableCell816">
            <text:p text:style-name="P817">Test environment(s)</text:p>
          </table:table-cell>
          <table:table-cell table:style-name="TableCell818">
            <text:p text:style-name="P819">Google Chrome, Firefox, Safari</text:p>
          </table:table-cell>
        </table:table-row>
      </table:table>
      <text:p text:style-name="Standard"/>
      <text:h text:style-name="Heading1" text:outline-level="1">Test Report Section 3</text:h>
      <text:p text:style-name="P820">Our tests will be performed in a variety of environments. As it is primarily a website, we have<text:s/>aimed to perform our tests over a few of web browsers, namely Google Chrome, Microsoft Edge, Mozilla Firefox, Opera and Safari. We have chosen these browsers, on both a Windows 10 and Ubuntu Linux Operating System as this will cover the most likely browsers that a User or Admin will use to access the site. Safari was specifically chosen to accommodate for our clients personal experience as we know that they mainly operate through a MacBook and Safari browser. These tests will help us ensure that the system<text:s/>built has the longevity that our client desires, as well as the ease of access and better user experience.</text:p>
      <text:p text:style-name="P821">Some of our systems testing will also be using Command Line Interfaces such as Windows Command Prompt and Linux’s Terminal Window. These will allow both simple access to the system in order to perform the tests but will also be testing the path a future web-developer might take in order to update/fix the system, should that need be.</text:p>
      <text:p text:style-name="P822">We have a series of classifications ready for any faults that the tests may produce, ordered in ascending severity. These will help us catalogue which faults are in desperate need of fixing and how they affect the user experience.</text:p>
      <text:p text:style-name="Normal"/>
      <table:table table:style-name="Table823">
        <table:table-columns>
          <table:table-column table:style-name="TableColumn824"/>
          <table:table-column table:style-name="TableColumn825"/>
          <table:table-column table:style-name="TableColumn826"/>
        </table:table-columns>
        <table:table-row table:style-name="TableRow827">
          <table:table-cell table:style-name="TableCell828">
            <text:p text:style-name="P829">No.</text:p>
          </table:table-cell>
          <table:table-cell table:style-name="TableCell830">
            <text:p text:style-name="P831">Level of Severity</text:p>
          </table:table-cell>
          <table:table-cell table:style-name="TableCell832">
            <text:p text:style-name="P833">Classification</text:p>
          </table:table-cell>
        </table:table-row>
        <table:table-row table:style-name="TableRow834">
          <table:table-cell table:style-name="TableCell835">
            <text:p text:style-name="P836">1</text:p>
          </table:table-cell>
          <table:table-cell table:style-name="TableCell837">
            <text:p text:style-name="Normal">Mild</text:p>
          </table:table-cell>
          <table:table-cell table:style-name="TableCell838">
            <text:p text:style-name="Normal">Data is correct and everything is<text:s/>processed, with a few minor unexpected alterations (e.g. spelling errors, buttons out of line) that change nothing functionally.</text:p>
          </table:table-cell>
        </table:table-row>
        <table:table-row table:style-name="TableRow839">
          <table:table-cell table:style-name="TableCell840">
            <text:p text:style-name="P841">2</text:p>
          </table:table-cell>
          <table:table-cell table:style-name="TableCell842">
            <text:p text:style-name="Normal">Annoying</text:p>
          </table:table-cell>
          <table:table-cell table:style-name="TableCell843">
            <text:p text:style-name="Normal">Date is presented in way that increases the difficulty of using the system but does not change anything<text:s/>functionally.</text:p>
          </table:table-cell>
        </table:table-row>
        <text:soft-page-break/>
        <table:table-row table:style-name="TableRow844">
          <table:table-cell table:style-name="TableCell845">
            <text:p text:style-name="P846">3</text:p>
          </table:table-cell>
          <table:table-cell table:style-name="TableCell847">
            <text:p text:style-name="Normal">Serious</text:p>
          </table:table-cell>
          <table:table-cell table:style-name="TableCell848">
            <text:p text:style-name="Normal">An important piece of data for either the system or the user is either lost or processed incorrectly.</text:p>
          </table:table-cell>
        </table:table-row>
        <table:table-row table:style-name="TableRow849">
          <table:table-cell table:style-name="TableCell850">
            <text:p text:style-name="P851">4</text:p>
          </table:table-cell>
          <table:table-cell table:style-name="TableCell852">
            <text:p text:style-name="Normal">Extreme</text:p>
          </table:table-cell>
          <table:table-cell table:style-name="TableCell853">
            <text:p text:style-name="Normal">An active series of disruptions in the running of the system or the viewing of the web-pages.</text:p>
          </table:table-cell>
        </table:table-row>
        <table:table-row table:style-name="TableRow854">
          <table:table-cell table:style-name="TableCell855">
            <text:p text:style-name="P856">5</text:p>
          </table:table-cell>
          <table:table-cell table:style-name="TableCell857">
            <text:p text:style-name="Normal">Intolerable</text:p>
          </table:table-cell>
          <table:table-cell table:style-name="TableCell858">
            <text:p text:style-name="Normal">Data that is outside the bounds of what should be processed being deleted or altered.</text:p>
          </table:table-cell>
        </table:table-row>
        <table:table-row table:style-name="TableRow859">
          <table:table-cell table:style-name="TableCell860">
            <text:p text:style-name="P861">6</text:p>
          </table:table-cell>
          <table:table-cell table:style-name="TableCell862">
            <text:p text:style-name="Normal">Catastrophic</text:p>
          </table:table-cell>
          <table:table-cell table:style-name="TableCell863">
            <text:p text:style-name="Normal">A full shutdown of the server or database. Also, if parts of the Admin Page and confidential information is accessed by unauthorised use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6262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62626"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0D0D0D"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404040"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color="#404040"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color="#262626" fo:font-size="10.5pt" style:font-size-asian="10.5pt" style:font-size-complex="10.5pt"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262626" fo:font-size="10.5pt" style:font-size-asian="10.5pt" style:font-size-complex="10.5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Normal" style:next-style-name="Normal">
      <style:paragraph-properties fo:margin-bottom="0in" fo:line-height="100%"/>
      <style:text-properties style:font-name="Calibri Light" fo:letter-spacing="-0.0069in" fo:font-size="28pt" style:font-size-asian="28pt" style:font-size-complex="28pt" fo:hyphenate="true"/>
    </style:style>
    <style:style style:name="Subtitle" style:display-name="Subtitle" style:family="paragraph" style:parent-style-name="Normal" style:next-style-name="Normal">
      <style:text-properties fo:color="#5A5A5A" fo:letter-spacing="0.0104in" fo:hyphenate="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388in" fo:margin-left="0.6in" fo:margin-right="0.6in">
        <style:tab-stops/>
      </style:paragraph-properties>
      <style:text-properties fo:font-style="italic" style:font-style-asian="italic" style:font-style-complex="italic" fo:color="#404040" fo:hyphenate="true"/>
    </style:style>
    <style:style style:name="IntenseQuote" style:display-name="Intense Quote"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true"/>
    </style:style>
    <style:style style:name="TOCHeading" style:display-name="TOC Heading" style:family="paragraph" style:parent-style-name="Heading1" style:next-style-name="Normal" style:default-outline-level="1">
      <style:text-properties fo:hyphenate="true"/>
    </style:style>
    <style:style style:name="NumberingSymbols" style:display-name="Numbering Symbols" style:family="text"/>
    <style:style style:name="ListLabel19" style:display-name="ListLabel 19" style:family="text">
      <style:text-properties style:font-name-complex="OpenSymbol" fo:font-size="12pt" style:font-size-asian="12pt"/>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fo:font-size="12pt" style:font-size-asian="12pt"/>
    </style:style>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Open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OpenSymbol"/>
    </style:style>
    <style:style style:name="ListLabel35" style:display-name="ListLabel 35" style:family="text">
      <style:text-properties style:font-name-complex="OpenSymbol"/>
    </style:style>
    <style:style style:name="ListLabel36" style:display-name="ListLabel 36" style:family="text">
      <style:text-properties style:font-name-complex="OpenSymbol"/>
    </style:style>
    <style:style style:name="Heading1Char" style:display-name="Heading 1 Char" style:family="text" style:parent-style-name="DefaultParagraphFont">
      <style:text-properties style:font-name="Calibri Light" style:font-name-asian="Times New Roman" style:font-name-complex="Times New Roman" fo:color="#26262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62626"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0D0D0D"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5Char" style:display-name="Heading 5 Char" style:family="text" style:parent-style-name="DefaultParagraphFont">
      <style:text-properties style:font-name="Calibri Light" style:font-name-asian="Times New Roman" style:font-name-complex="Times New Roman" fo:color="#404040"/>
    </style:style>
    <style:style style:name="Heading6Char" style:display-name="Heading 6 Char" style:family="text" style:parent-style-name="DefaultParagraphFont">
      <style:text-properties style:font-name="Calibri Light" style:font-name-asian="Times New Roman" style:font-name-complex="Times New Roman"/>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libri Light" style:font-name-asian="Times New Roman" style:font-name-complex="Times New Roman" fo:color="#262626"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62626" fo:font-size="10.5pt" style:font-size-asian="10.5pt" style:font-size-complex="10.5pt"/>
    </style:style>
    <style:style style:name="TitleChar" style:display-name="Title Char" style:family="text" style:parent-style-name="DefaultParagraphFont">
      <style:text-properties style:font-name="Calibri Light" style:font-name-asian="Times New Roman" style:font-name-complex="Times New Roman" fo:letter-spacing="-0.0069in" fo:font-size="28pt" style:font-size-asian="28pt" style:font-size-complex="28pt"/>
    </style:style>
    <style:style style:name="SubtitleChar" style:display-name="Subtitle Char" style:family="text" style:parent-style-name="DefaultParagraphFont">
      <style:text-properties fo:color="#5A5A5A" fo:letter-spacing="0.0104in"/>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QuoteChar" style:display-name="Quote Char" style:family="text" style:parent-style-name="DefaultParagraphFont">
      <style:text-properties fo:font-style="italic" style:font-style-asian="italic" style:font-style-complex="italic" fo:color="#404040"/>
    </style:style>
    <style:style style:name="IntenseQuoteChar" style:display-name="Intense Quote Char" style:family="text" style:parent-style-name="DefaultParagraphFont">
      <style:text-properties fo:font-style="italic" style:font-style-asian="italic" style:font-style-complex="italic" fo:color="#404040"/>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fo:color="#404040"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WW_CharLFO1LVL1" style:family="text">
      <style:text-properties style:font-name="Symbol" style:font-name-complex="OpenSymbol" fo:font-size="12pt" style:font-size-asian="12pt"/>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Open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Open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Symbol" style:font-name-complex="OpenSymbol" fo:font-size="12pt" style:font-size-asian="12pt"/>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REDMOND, MATT J. (Student)</dc:creator>
    <meta:creation-date>2019-03-21T14:47:00Z</meta:creation-date>
    <dc:date>2019-03-21T19:00:00Z</dc:date>
    <meta:template xlink:href="Normal" xlink:type="simple"/>
    <meta:editing-cycles>6</meta:editing-cycles>
    <meta:editing-duration>PT240S</meta:editing-duration>
    <meta:document-statistic meta:page-count="20" meta:paragraph-count="554" meta:word-count="3666" meta:character-count="21628" meta:row-count="925" meta:non-whitespace-character-count="18516"/>
  </office:meta>
</office:document-meta>
</file>